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2.0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72" table:default-cell-style-name="Default"/>
        <table:table-row table:style-name="ro1">
          <table:table-cell/>
          <table:table-cell office:value-type="string" calcext:value-type="string">
            <text:p>Czechia</text:p>
          </table:table-cell>
          <table:table-cell table:number-columns-repeated="7"/>
          <table:table-cell office:value-type="string" calcext:value-type="string">
            <text:p>Denmark</text:p>
          </table:table-cell>
          <table:table-cell table:number-columns-repeated="7"/>
          <table:table-cell office:value-type="string" calcext:value-type="string">
            <text:p>Estonia</text:p>
          </table:table-cell>
          <table:table-cell table:number-columns-repeated="7"/>
          <table:table-cell office:value-type="string" calcext:value-type="string">
            <text:p>France</text:p>
          </table:table-cell>
          <table:table-cell table:number-columns-repeated="7"/>
          <table:table-cell office:value-type="string" calcext:value-type="string">
            <text:p>Hungary</text:p>
          </table:table-cell>
          <table:table-cell table:number-columns-repeated="7"/>
          <table:table-cell office:value-type="string" calcext:value-type="string">
            <text:p>Italy</text:p>
          </table:table-cell>
          <table:table-cell table:number-columns-repeated="7"/>
          <table:table-cell office:value-type="string" calcext:value-type="string">
            <text:p>Netherlands</text:p>
          </table:table-cell>
          <table:table-cell table:number-columns-repeated="7"/>
          <table:table-cell office:value-type="string" calcext:value-type="string">
            <text:p>Spain</text:p>
          </table:table-cell>
          <table:table-cell table:number-columns-repeated="7"/>
          <table:table-cell office:value-type="string" calcext:value-type="string">
            <text:p>United Kingdo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11</text:p>
          </table:table-cell>
          <table:table-cell table:number-columns-repeated="3"/>
          <table:table-cell office:value-type="string" calcext:value-type="string">
            <text:p>S12</text:p>
          </table:table-cell>
          <table:table-cell table:number-columns-repeated="3"/>
          <table:table-cell office:value-type="string" calcext:value-type="string">
            <text:p>S11</text:p>
          </table:table-cell>
          <table:table-cell table:number-columns-repeated="3"/>
          <table:table-cell office:value-type="string" calcext:value-type="string">
            <text:p>S12</text:p>
          </table:table-cell>
          <table:table-cell table:number-columns-repeated="3"/>
          <table:table-cell office:value-type="string" calcext:value-type="string">
            <text:p>S11</text:p>
          </table:table-cell>
          <table:table-cell table:number-columns-repeated="3"/>
          <table:table-cell office:value-type="string" calcext:value-type="string">
            <text:p>S12</text:p>
          </table:table-cell>
          <table:table-cell table:number-columns-repeated="3"/>
          <table:table-cell office:value-type="string" calcext:value-type="string">
            <text:p>S11</text:p>
          </table:table-cell>
          <table:table-cell table:number-columns-repeated="3"/>
          <table:table-cell office:value-type="string" calcext:value-type="string">
            <text:p>S12</text:p>
          </table:table-cell>
          <table:table-cell table:number-columns-repeated="3"/>
          <table:table-cell office:value-type="string" calcext:value-type="string">
            <text:p>S11</text:p>
          </table:table-cell>
          <table:table-cell table:number-columns-repeated="3"/>
          <table:table-cell office:value-type="string" calcext:value-type="string">
            <text:p>S12</text:p>
          </table:table-cell>
          <table:table-cell table:number-columns-repeated="3"/>
          <table:table-cell office:value-type="string" calcext:value-type="string">
            <text:p>S11</text:p>
          </table:table-cell>
          <table:table-cell table:number-columns-repeated="3"/>
          <table:table-cell office:value-type="string" calcext:value-type="string">
            <text:p>S12</text:p>
          </table:table-cell>
          <table:table-cell table:number-columns-repeated="3"/>
          <table:table-cell office:value-type="string" calcext:value-type="string">
            <text:p>S11</text:p>
          </table:table-cell>
          <table:table-cell table:number-columns-repeated="3"/>
          <table:table-cell office:value-type="string" calcext:value-type="string">
            <text:p>S12</text:p>
          </table:table-cell>
          <table:table-cell table:number-columns-repeated="3"/>
          <table:table-cell office:value-type="string" calcext:value-type="string">
            <text:p>S11</text:p>
          </table:table-cell>
          <table:table-cell table:number-columns-repeated="3"/>
          <table:table-cell office:value-type="string" calcext:value-type="string">
            <text:p>S12</text:p>
          </table:table-cell>
          <table:table-cell table:number-columns-repeated="3"/>
          <table:table-cell office:value-type="string" calcext:value-type="string">
            <text:p>S11</text:p>
          </table:table-cell>
          <table:table-cell table:number-columns-repeated="3"/>
          <table:table-cell office:value-type="string" calcext:value-type="string">
            <text:p>S1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5_a</text:p>
          </table:table-cell>
          <table:table-cell office:value-type="string" calcext:value-type="string">
            <text:p>F3_l</text:p>
          </table:table-cell>
          <table:table-cell office:value-type="string" calcext:value-type="string">
            <text:p>F3_a</text:p>
          </table:table-cell>
          <table:table-cell office:value-type="string" calcext:value-type="string">
            <text:p>F5_l</text:p>
          </table:table-cell>
          <table:table-cell office:value-type="string" calcext:value-type="string">
            <text:p>F5_a</text:p>
          </table:table-cell>
          <table:table-cell office:value-type="string" calcext:value-type="string">
            <text:p>F3_l</text:p>
          </table:table-cell>
          <table:table-cell office:value-type="string" calcext:value-type="string">
            <text:p>F3_a</text:p>
          </table:table-cell>
          <table:table-cell office:value-type="string" calcext:value-type="string">
            <text:p>F5_l</text:p>
          </table:table-cell>
          <table:table-cell office:value-type="string" calcext:value-type="string">
            <text:p>F5_a</text:p>
          </table:table-cell>
          <table:table-cell office:value-type="string" calcext:value-type="string">
            <text:p>F3_l</text:p>
          </table:table-cell>
          <table:table-cell office:value-type="string" calcext:value-type="string">
            <text:p>F3_a</text:p>
          </table:table-cell>
          <table:table-cell office:value-type="string" calcext:value-type="string">
            <text:p>F5_l</text:p>
          </table:table-cell>
          <table:table-cell office:value-type="string" calcext:value-type="string">
            <text:p>F5_a</text:p>
          </table:table-cell>
          <table:table-cell office:value-type="string" calcext:value-type="string">
            <text:p>F3_l</text:p>
          </table:table-cell>
          <table:table-cell office:value-type="string" calcext:value-type="string">
            <text:p>F3_a</text:p>
          </table:table-cell>
          <table:table-cell office:value-type="string" calcext:value-type="string">
            <text:p>F5_l</text:p>
          </table:table-cell>
          <table:table-cell office:value-type="string" calcext:value-type="string">
            <text:p>F5_a</text:p>
          </table:table-cell>
          <table:table-cell office:value-type="string" calcext:value-type="string">
            <text:p>F3_l</text:p>
          </table:table-cell>
          <table:table-cell office:value-type="string" calcext:value-type="string">
            <text:p>F3_a</text:p>
          </table:table-cell>
          <table:table-cell office:value-type="string" calcext:value-type="string">
            <text:p>F5_l</text:p>
          </table:table-cell>
          <table:table-cell office:value-type="string" calcext:value-type="string">
            <text:p>F5_a</text:p>
          </table:table-cell>
          <table:table-cell office:value-type="string" calcext:value-type="string">
            <text:p>F3_l</text:p>
          </table:table-cell>
          <table:table-cell office:value-type="string" calcext:value-type="string">
            <text:p>F3_a</text:p>
          </table:table-cell>
          <table:table-cell office:value-type="string" calcext:value-type="string">
            <text:p>F5_l</text:p>
          </table:table-cell>
          <table:table-cell office:value-type="string" calcext:value-type="string">
            <text:p>F5_a</text:p>
          </table:table-cell>
          <table:table-cell office:value-type="string" calcext:value-type="string">
            <text:p>F3_l</text:p>
          </table:table-cell>
          <table:table-cell office:value-type="string" calcext:value-type="string">
            <text:p>F3_a</text:p>
          </table:table-cell>
          <table:table-cell office:value-type="string" calcext:value-type="string">
            <text:p>F5_l</text:p>
          </table:table-cell>
          <table:table-cell office:value-type="string" calcext:value-type="string">
            <text:p>F5_a</text:p>
          </table:table-cell>
          <table:table-cell office:value-type="string" calcext:value-type="string">
            <text:p>F3_l</text:p>
          </table:table-cell>
          <table:table-cell office:value-type="string" calcext:value-type="string">
            <text:p>F3_a</text:p>
          </table:table-cell>
          <table:table-cell office:value-type="string" calcext:value-type="string">
            <text:p>F5_l</text:p>
          </table:table-cell>
          <table:table-cell office:value-type="string" calcext:value-type="string">
            <text:p>F5_a</text:p>
          </table:table-cell>
          <table:table-cell office:value-type="string" calcext:value-type="string">
            <text:p>F3_l</text:p>
          </table:table-cell>
          <table:table-cell office:value-type="string" calcext:value-type="string">
            <text:p>F3_a</text:p>
          </table:table-cell>
          <table:table-cell office:value-type="string" calcext:value-type="string">
            <text:p>F5_l</text:p>
          </table:table-cell>
          <table:table-cell office:value-type="string" calcext:value-type="string">
            <text:p>F5_a</text:p>
          </table:table-cell>
          <table:table-cell office:value-type="string" calcext:value-type="string">
            <text:p>F3_l</text:p>
          </table:table-cell>
          <table:table-cell office:value-type="string" calcext:value-type="string">
            <text:p>F3_a</text:p>
          </table:table-cell>
          <table:table-cell office:value-type="string" calcext:value-type="string">
            <text:p>F5_l</text:p>
          </table:table-cell>
          <table:table-cell office:value-type="string" calcext:value-type="string">
            <text:p>F5_a</text:p>
          </table:table-cell>
          <table:table-cell office:value-type="string" calcext:value-type="string">
            <text:p>F3_l</text:p>
          </table:table-cell>
          <table:table-cell office:value-type="string" calcext:value-type="string">
            <text:p>F3_a</text:p>
          </table:table-cell>
          <table:table-cell office:value-type="string" calcext:value-type="string">
            <text:p>F5_l</text:p>
          </table:table-cell>
          <table:table-cell office:value-type="string" calcext:value-type="string">
            <text:p>F5_a</text:p>
          </table:table-cell>
          <table:table-cell office:value-type="string" calcext:value-type="string">
            <text:p>F3_l</text:p>
          </table:table-cell>
          <table:table-cell office:value-type="string" calcext:value-type="string">
            <text:p>F3_a</text:p>
          </table:table-cell>
          <table:table-cell office:value-type="string" calcext:value-type="string">
            <text:p>F5_l</text:p>
          </table:table-cell>
          <table:table-cell office:value-type="string" calcext:value-type="string">
            <text:p>F5_a</text:p>
          </table:table-cell>
          <table:table-cell office:value-type="string" calcext:value-type="string">
            <text:p>F3_l</text:p>
          </table:table-cell>
          <table:table-cell office:value-type="string" calcext:value-type="string">
            <text:p>F3_a</text:p>
          </table:table-cell>
          <table:table-cell office:value-type="string" calcext:value-type="string">
            <text:p>F5_l</text:p>
          </table:table-cell>
          <table:table-cell office:value-type="string" calcext:value-type="string">
            <text:p>F5_a</text:p>
          </table:table-cell>
          <table:table-cell office:value-type="string" calcext:value-type="string">
            <text:p>F3_l</text:p>
          </table:table-cell>
          <table:table-cell office:value-type="string" calcext:value-type="string">
            <text:p>F3_a</text:p>
          </table:table-cell>
          <table:table-cell office:value-type="string" calcext:value-type="string">
            <text:p>F5_l</text:p>
          </table:table-cell>
          <table:table-cell office:value-type="string" calcext:value-type="string">
            <text:p>F5_a</text:p>
          </table:table-cell>
          <table:table-cell office:value-type="string" calcext:value-type="string">
            <text:p>F3_l</text:p>
          </table:table-cell>
          <table:table-cell office:value-type="string" calcext:value-type="string">
            <text:p>F3_a</text:p>
          </table:table-cell>
          <table:table-cell office:value-type="string" calcext:value-type="string">
            <text:p>F5_l</text:p>
          </table:table-cell>
          <table:table-cell office:value-type="string" calcext:value-type="string">
            <text:p>F5_a</text:p>
          </table:table-cell>
          <table:table-cell office:value-type="string" calcext:value-type="string">
            <text:p>F3_l</text:p>
          </table:table-cell>
          <table:table-cell office:value-type="string" calcext:value-type="string">
            <text:p>F3_a</text:p>
          </table:table-cell>
          <table:table-cell office:value-type="string" calcext:value-type="string">
            <text:p>F5_l</text:p>
          </table:table-cell>
          <table:table-cell office:value-type="string" calcext:value-type="string">
            <text:p>F5_a</text:p>
          </table:table-cell>
          <table:table-cell office:value-type="string" calcext:value-type="string">
            <text:p>F3_l</text:p>
          </table:table-cell>
          <table:table-cell office:value-type="string" calcext:value-type="string">
            <text:p>F3_a</text:p>
          </table:table-cell>
          <table:table-cell office:value-type="string" calcext:value-type="string">
            <text:p>F5_l</text:p>
          </table:table-cell>
          <table:table-cell office:value-type="string" calcext:value-type="string">
            <text:p>F5_a</text:p>
          </table:table-cell>
          <table:table-cell office:value-type="string" calcext:value-type="string">
            <text:p>F3_l</text:p>
          </table:table-cell>
          <table:table-cell office:value-type="string" calcext:value-type="string">
            <text:p>F3_a</text:p>
          </table:table-cell>
          <table:table-cell office:value-type="string" calcext:value-type="string">
            <text:p>F5_l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70.186901555756" calcext:value-type="float">
            <text:p>170.186901555756</text:p>
          </table:table-cell>
          <table:table-cell office:value-type="float" office:value="143.364620692626" calcext:value-type="float">
            <text:p>143.364620692626</text:p>
          </table:table-cell>
          <table:table-cell office:value-type="float" office:value="225.694021595401" calcext:value-type="float">
            <text:p>225.694021595401</text:p>
          </table:table-cell>
          <table:table-cell office:value-type="float" office:value="79.8942311495595" calcext:value-type="float">
            <text:p>79.8942311495595</text:p>
          </table:table-cell>
          <table:table-cell office:value-type="float" office:value="44.4538915205379" calcext:value-type="float">
            <text:p>44.4538915205379</text:p>
          </table:table-cell>
          <table:table-cell office:value-type="float" office:value="84.4355251625897" calcext:value-type="float">
            <text:p>84.4355251625897</text:p>
          </table:table-cell>
          <table:table-cell office:value-type="float" office:value="140.105418525101" calcext:value-type="float">
            <text:p>140.105418525101</text:p>
          </table:table-cell>
          <table:table-cell office:value-type="float" office:value="74.2356920024357" calcext:value-type="float">
            <text:p>74.2356920024357</text:p>
          </table:table-cell>
          <table:table-cell office:value-type="float" office:value="25.9185750584939" calcext:value-type="float">
            <text:p>25.9185750584939</text:p>
          </table:table-cell>
          <table:table-cell office:value-type="float" office:value="83.9604797145058" calcext:value-type="float">
            <text:p>83.9604797145058</text:p>
          </table:table-cell>
          <table:table-cell office:value-type="float" office:value="645.008036142262" calcext:value-type="float">
            <text:p>645.008036142262</text:p>
          </table:table-cell>
          <table:table-cell office:value-type="float" office:value="19.6566611591084" calcext:value-type="float">
            <text:p>19.6566611591084</text:p>
          </table:table-cell>
          <table:table-cell office:value-type="float" office:value="39.3295425445386" calcext:value-type="float">
            <text:p>39.3295425445386</text:p>
          </table:table-cell>
          <table:table-cell office:value-type="float" office:value="93.5048529660893" calcext:value-type="float">
            <text:p>93.5048529660893</text:p>
          </table:table-cell>
          <table:table-cell office:value-type="float" office:value="89.9027832736164" calcext:value-type="float">
            <text:p>89.9027832736164</text:p>
          </table:table-cell>
          <table:table-cell office:value-type="float" office:value="35.3702302218029" calcext:value-type="float">
            <text:p>35.3702302218029</text:p>
          </table:table-cell>
          <table:table-cell office:value-type="float" office:value="19.250786707936" calcext:value-type="float">
            <text:p>19.250786707936</text:p>
          </table:table-cell>
          <table:table-cell office:value-type="float" office:value="75.4929897896893" calcext:value-type="float">
            <text:p>75.4929897896893</text:p>
          </table:table-cell>
          <table:table-cell office:value-type="float" office:value="103.84234597177" calcext:value-type="float">
            <text:p>103.84234597177</text:p>
          </table:table-cell>
          <table:table-cell office:value-type="float" office:value="11.5838420922129" calcext:value-type="float">
            <text:p>11.5838420922129</text:p>
          </table:table-cell>
          <table:table-cell office:value-type="float" office:value="17.0788933739941" calcext:value-type="float">
            <text:p>17.0788933739941</text:p>
          </table:table-cell>
          <table:table-cell office:value-type="float" office:value="49.9194890671593" calcext:value-type="float">
            <text:p>49.9194890671593</text:p>
          </table:table-cell>
          <table:table-cell office:value-type="float" office:value="74.3089560181959" calcext:value-type="float">
            <text:p>74.3089560181959</text:p>
          </table:table-cell>
          <table:table-cell office:value-type="float" office:value="29.0182622426054" calcext:value-type="float">
            <text:p>29.0182622426054</text:p>
          </table:table-cell>
          <table:table-cell office:value-type="float" office:value="39.2844257238571" calcext:value-type="float">
            <text:p>39.2844257238571</text:p>
          </table:table-cell>
          <table:table-cell office:value-type="float" office:value="98.5766784195246" calcext:value-type="float">
            <text:p>98.5766784195246</text:p>
          </table:table-cell>
          <table:table-cell office:value-type="float" office:value="155.613217789933" calcext:value-type="float">
            <text:p>155.613217789933</text:p>
          </table:table-cell>
          <table:table-cell office:value-type="float" office:value="31.1059260999037" calcext:value-type="float">
            <text:p>31.1059260999037</text:p>
          </table:table-cell>
          <table:table-cell office:value-type="float" office:value="40.7936751122767" calcext:value-type="float">
            <text:p>40.7936751122767</text:p>
          </table:table-cell>
          <table:table-cell office:value-type="float" office:value="90.2240030528414" calcext:value-type="float">
            <text:p>90.2240030528414</text:p>
          </table:table-cell>
          <table:table-cell office:value-type="float" office:value="86.9281258269207" calcext:value-type="float">
            <text:p>86.9281258269207</text:p>
          </table:table-cell>
          <table:table-cell office:value-type="float" office:value="57.6101861025346" calcext:value-type="float">
            <text:p>57.6101861025346</text:p>
          </table:table-cell>
          <table:table-cell office:value-type="float" office:value="56.1401550563153" calcext:value-type="float">
            <text:p>56.1401550563153</text:p>
          </table:table-cell>
          <table:table-cell office:value-type="float" office:value="78.6259927218463" calcext:value-type="float">
            <text:p>78.6259927218463</text:p>
          </table:table-cell>
          <table:table-cell office:value-type="float" office:value="82.1862181153302" calcext:value-type="float">
            <text:p>82.1862181153302</text:p>
          </table:table-cell>
          <table:table-cell office:value-type="float" office:value="28.4016856368139" calcext:value-type="float">
            <text:p>28.4016856368139</text:p>
          </table:table-cell>
          <table:table-cell office:value-type="float" office:value="40.1369261481762" calcext:value-type="float">
            <text:p>40.1369261481762</text:p>
          </table:table-cell>
          <table:table-cell office:value-type="float" office:value="67.5097108347524" calcext:value-type="float">
            <text:p>67.5097108347524</text:p>
          </table:table-cell>
          <table:table-cell office:value-type="float" office:value="70.8969746935173" calcext:value-type="float">
            <text:p>70.8969746935173</text:p>
          </table:table-cell>
          <table:table-cell office:value-type="float" office:value="72.350345236205" calcext:value-type="float">
            <text:p>72.350345236205</text:p>
          </table:table-cell>
          <table:table-cell office:value-type="float" office:value="76.5976384710148" calcext:value-type="float">
            <text:p>76.5976384710148</text:p>
          </table:table-cell>
          <table:table-cell office:value-type="float" office:value="74.3024506778501" calcext:value-type="float">
            <text:p>74.3024506778501</text:p>
          </table:table-cell>
          <table:table-cell office:value-type="float" office:value="44.2033939120333" calcext:value-type="float">
            <text:p>44.2033939120333</text:p>
          </table:table-cell>
          <table:table-cell office:value-type="float" office:value="51.1377228610823" calcext:value-type="float">
            <text:p>51.1377228610823</text:p>
          </table:table-cell>
          <table:table-cell office:value-type="float" office:value="47.3452930204608" calcext:value-type="float">
            <text:p>47.3452930204608</text:p>
          </table:table-cell>
          <table:table-cell office:value-type="float" office:value="53.1722203778605" calcext:value-type="float">
            <text:p>53.1722203778605</text:p>
          </table:table-cell>
          <table:table-cell office:value-type="float" office:value="62.1039702850078" calcext:value-type="float">
            <text:p>62.1039702850078</text:p>
          </table:table-cell>
          <table:table-cell office:value-type="float" office:value="92.5673326775902" calcext:value-type="float">
            <text:p>92.5673326775902</text:p>
          </table:table-cell>
          <table:table-cell office:value-type="float" office:value="93.0745475556806" calcext:value-type="float">
            <text:p>93.0745475556806</text:p>
          </table:table-cell>
          <table:table-cell office:value-type="float" office:value="97.133901675288" calcext:value-type="float">
            <text:p>97.133901675288</text:p>
          </table:table-cell>
          <table:table-cell office:value-type="float" office:value="123.988830122346" calcext:value-type="float">
            <text:p>123.988830122346</text:p>
          </table:table-cell>
          <table:table-cell office:value-type="float" office:value="51.1377228610823" calcext:value-type="float">
            <text:p>51.1377228610823</text:p>
          </table:table-cell>
          <table:table-cell office:value-type="float" office:value="65.6464432853248" calcext:value-type="float">
            <text:p>65.6464432853248</text:p>
          </table:table-cell>
          <table:table-cell office:value-type="float" office:value="101.292870614988" calcext:value-type="float">
            <text:p>101.292870614988</text:p>
          </table:table-cell>
          <table:table-cell office:value-type="float" office:value="70.9044108011058" calcext:value-type="float">
            <text:p>70.9044108011058</text:p>
          </table:table-cell>
          <table:table-cell office:value-type="float" office:value="68.7436239528729" calcext:value-type="float">
            <text:p>68.7436239528729</text:p>
          </table:table-cell>
          <table:table-cell office:value-type="float" office:value="39.1798753983117" calcext:value-type="float">
            <text:p>39.1798753983117</text:p>
          </table:table-cell>
          <table:table-cell office:value-type="float" office:value="101.360639893337" calcext:value-type="float">
            <text:p>101.360639893337</text:p>
          </table:table-cell>
          <table:table-cell office:value-type="float" office:value="54.2012196194457" calcext:value-type="float">
            <text:p>54.2012196194457</text:p>
          </table:table-cell>
          <table:table-cell office:value-type="float" office:value="31.1031054606733" calcext:value-type="float">
            <text:p>31.1031054606733</text:p>
          </table:table-cell>
          <table:table-cell office:value-type="float" office:value="39.7651772136362" calcext:value-type="float">
            <text:p>39.7651772136362</text:p>
          </table:table-cell>
          <table:table-cell office:value-type="float" office:value="89.4975001784984" calcext:value-type="float">
            <text:p>89.4975001784984</text:p>
          </table:table-cell>
          <table:table-cell office:value-type="float" office:value="89.0157590834015" calcext:value-type="float">
            <text:p>89.0157590834015</text:p>
          </table:table-cell>
          <table:table-cell office:value-type="float" office:value="52.5473523724076" calcext:value-type="float">
            <text:p>52.5473523724076</text:p>
          </table:table-cell>
          <table:table-cell office:value-type="float" office:value="235.542602802908" calcext:value-type="float">
            <text:p>235.542602802908</text:p>
          </table:table-cell>
          <table:table-cell office:value-type="float" office:value="150.516921532838" calcext:value-type="float">
            <text:p>150.516921532838</text:p>
          </table:table-cell>
          <table:table-cell office:value-type="float" office:value="99.1652851789983" calcext:value-type="float">
            <text:p>99.1652851789983</text:p>
          </table:table-cell>
          <table:table-cell office:value-type="float" office:value="77.2208512028768" calcext:value-type="float">
            <text:p>77.2208512028768</text:p>
          </table:table-cell>
          <table:table-cell office:value-type="float" office:value="65.78795783075" calcext:value-type="float">
            <text:p>65.78795783075</text:p>
          </table:table-cell>
          <table:table-cell office:value-type="float" office:value="98.440907246733" calcext:value-type="float">
            <text:p>98.440907246733</text:p>
          </table:table-cell>
          <table:table-cell office:value-type="float" office:value="77.2279509523493" calcext:value-type="float">
            <text:p>77.2279509523493</text:p>
          </table:table-cell>
          <table:table-cell office:value-type="float" office:value="57.3977208564039" calcext:value-type="float">
            <text:p>57.3977208564039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23.467547850316" calcext:value-type="float">
            <text:p>123.467547850316</text:p>
          </table:table-cell>
          <table:table-cell office:value-type="float" office:value="126.282274676657" calcext:value-type="float">
            <text:p>126.282274676657</text:p>
          </table:table-cell>
          <table:table-cell office:value-type="float" office:value="205.018027715517" calcext:value-type="float">
            <text:p>205.018027715517</text:p>
          </table:table-cell>
          <table:table-cell office:value-type="float" office:value="79.8213932681108" calcext:value-type="float">
            <text:p>79.8213932681108</text:p>
          </table:table-cell>
          <table:table-cell office:value-type="float" office:value="46.5565412033275" calcext:value-type="float">
            <text:p>46.5565412033275</text:p>
          </table:table-cell>
          <table:table-cell office:value-type="float" office:value="82.9871422780569" calcext:value-type="float">
            <text:p>82.9871422780569</text:p>
          </table:table-cell>
          <table:table-cell office:value-type="float" office:value="124.775082849013" calcext:value-type="float">
            <text:p>124.775082849013</text:p>
          </table:table-cell>
          <table:table-cell office:value-type="float" office:value="71.4282642232446" calcext:value-type="float">
            <text:p>71.4282642232446</text:p>
          </table:table-cell>
          <table:table-cell office:value-type="float" office:value="42.4148978661122" calcext:value-type="float">
            <text:p>42.4148978661122</text:p>
          </table:table-cell>
          <table:table-cell office:value-type="float" office:value="93.1849342598496" calcext:value-type="float">
            <text:p>93.1849342598496</text:p>
          </table:table-cell>
          <table:table-cell office:value-type="float" office:value="564.362504861457" calcext:value-type="float">
            <text:p>564.362504861457</text:p>
          </table:table-cell>
          <table:table-cell office:value-type="float" office:value="24.3004337128153" calcext:value-type="float">
            <text:p>24.3004337128153</text:p>
          </table:table-cell>
          <table:table-cell office:value-type="float" office:value="45.8349316295787" calcext:value-type="float">
            <text:p>45.8349316295787</text:p>
          </table:table-cell>
          <table:table-cell office:value-type="float" office:value="96.0985645426923" calcext:value-type="float">
            <text:p>96.0985645426923</text:p>
          </table:table-cell>
          <table:table-cell office:value-type="float" office:value="90.5221228311219" calcext:value-type="float">
            <text:p>90.5221228311219</text:p>
          </table:table-cell>
          <table:table-cell office:value-type="float" office:value="43.1740674502809" calcext:value-type="float">
            <text:p>43.1740674502809</text:p>
          </table:table-cell>
          <table:table-cell office:value-type="float" office:value="32.1407818454841" calcext:value-type="float">
            <text:p>32.1407818454841</text:p>
          </table:table-cell>
          <table:table-cell office:value-type="float" office:value="103.817491385201" calcext:value-type="float">
            <text:p>103.817491385201</text:p>
          </table:table-cell>
          <table:table-cell office:value-type="float" office:value="61.1859176079019" calcext:value-type="float">
            <text:p>61.1859176079019</text:p>
          </table:table-cell>
          <table:table-cell office:value-type="float" office:value="13.180707920408" calcext:value-type="float">
            <text:p>13.180707920408</text:p>
          </table:table-cell>
          <table:table-cell office:value-type="float" office:value="28.8248516628279" calcext:value-type="float">
            <text:p>28.8248516628279</text:p>
          </table:table-cell>
          <table:table-cell office:value-type="float" office:value="48.0791392397986" calcext:value-type="float">
            <text:p>48.0791392397986</text:p>
          </table:table-cell>
          <table:table-cell office:value-type="float" office:value="80.2587671391435" calcext:value-type="float">
            <text:p>80.2587671391435</text:p>
          </table:table-cell>
          <table:table-cell office:value-type="float" office:value="67.6902151957977" calcext:value-type="float">
            <text:p>67.6902151957977</text:p>
          </table:table-cell>
          <table:table-cell office:value-type="float" office:value="49.5945277454884" calcext:value-type="float">
            <text:p>49.5945277454884</text:p>
          </table:table-cell>
          <table:table-cell office:value-type="float" office:value="100.314420331194" calcext:value-type="float">
            <text:p>100.314420331194</text:p>
          </table:table-cell>
          <table:table-cell office:value-type="float" office:value="124.581091852279" calcext:value-type="float">
            <text:p>124.581091852279</text:p>
          </table:table-cell>
          <table:table-cell office:value-type="float" office:value="41.1931606674875" calcext:value-type="float">
            <text:p>41.1931606674875</text:p>
          </table:table-cell>
          <table:table-cell office:value-type="float" office:value="51.1016002114302" calcext:value-type="float">
            <text:p>51.1016002114302</text:p>
          </table:table-cell>
          <table:table-cell office:value-type="float" office:value="91.3813493908577" calcext:value-type="float">
            <text:p>91.3813493908577</text:p>
          </table:table-cell>
          <table:table-cell office:value-type="float" office:value="90.1241554042587" calcext:value-type="float">
            <text:p>90.1241554042587</text:p>
          </table:table-cell>
          <table:table-cell office:value-type="float" office:value="61.2766023058533" calcext:value-type="float">
            <text:p>61.2766023058533</text:p>
          </table:table-cell>
          <table:table-cell office:value-type="float" office:value="59.5793734323116" calcext:value-type="float">
            <text:p>59.5793734323116</text:p>
          </table:table-cell>
          <table:table-cell office:value-type="float" office:value="78.6259927218463" calcext:value-type="float">
            <text:p>78.6259927218463</text:p>
          </table:table-cell>
          <table:table-cell office:value-type="float" office:value="82.3146050596576" calcext:value-type="float">
            <text:p>82.3146050596576</text:p>
          </table:table-cell>
          <table:table-cell office:value-type="float" office:value="31.1005839366916" calcext:value-type="float">
            <text:p>31.1005839366916</text:p>
          </table:table-cell>
          <table:table-cell office:value-type="float" office:value="47.3001238456359" calcext:value-type="float">
            <text:p>47.3001238456359</text:p>
          </table:table-cell>
          <table:table-cell office:value-type="float" office:value="72.3629581383384" calcext:value-type="float">
            <text:p>72.3629581383384</text:p>
          </table:table-cell>
          <table:table-cell office:value-type="float" office:value="75.7142656701589" calcext:value-type="float">
            <text:p>75.7142656701589</text:p>
          </table:table-cell>
          <table:table-cell office:value-type="float" office:value="65.5240808804672" calcext:value-type="float">
            <text:p>65.5240808804672</text:p>
          </table:table-cell>
          <table:table-cell office:value-type="float" office:value="83.1128171738075" calcext:value-type="float">
            <text:p>83.1128171738075</text:p>
          </table:table-cell>
          <table:table-cell office:value-type="float" office:value="93.9665544801622" calcext:value-type="float">
            <text:p>93.9665544801622</text:p>
          </table:table-cell>
          <table:table-cell office:value-type="float" office:value="49.5826154936747" calcext:value-type="float">
            <text:p>49.5826154936747</text:p>
          </table:table-cell>
          <table:table-cell office:value-type="float" office:value="55.3806520818374" calcext:value-type="float">
            <text:p>55.3806520818374</text:p>
          </table:table-cell>
          <table:table-cell office:value-type="float" office:value="47.9804400784585" calcext:value-type="float">
            <text:p>47.9804400784585</text:p>
          </table:table-cell>
          <table:table-cell office:value-type="float" office:value="71.8863229084167" calcext:value-type="float">
            <text:p>71.8863229084167</text:p>
          </table:table-cell>
          <table:table-cell office:value-type="float" office:value="65.8955701959948" calcext:value-type="float">
            <text:p>65.8955701959948</text:p>
          </table:table-cell>
          <table:table-cell office:value-type="float" office:value="93.3790105772977" calcext:value-type="float">
            <text:p>93.3790105772977</text:p>
          </table:table-cell>
          <table:table-cell office:value-type="float" office:value="95.7541419773271" calcext:value-type="float">
            <text:p>95.7541419773271</text:p>
          </table:table-cell>
          <table:table-cell office:value-type="float" office:value="97.6402149570148" calcext:value-type="float">
            <text:p>97.6402149570148</text:p>
          </table:table-cell>
          <table:table-cell office:value-type="float" office:value="124.739891824319" calcext:value-type="float">
            <text:p>124.739891824319</text:p>
          </table:table-cell>
          <table:table-cell office:value-type="float" office:value="56.4689551621086" calcext:value-type="float">
            <text:p>56.4689551621086</text:p>
          </table:table-cell>
          <table:table-cell office:value-type="float" office:value="73.2553801347065" calcext:value-type="float">
            <text:p>73.2553801347065</text:p>
          </table:table-cell>
          <table:table-cell office:value-type="float" office:value="102.66612808348" calcext:value-type="float">
            <text:p>102.66612808348</text:p>
          </table:table-cell>
          <table:table-cell office:value-type="float" office:value="72.2982592686095" calcext:value-type="float">
            <text:p>72.2982592686095</text:p>
          </table:table-cell>
          <table:table-cell office:value-type="float" office:value="76.2797678577069" calcext:value-type="float">
            <text:p>76.2797678577069</text:p>
          </table:table-cell>
          <table:table-cell office:value-type="float" office:value="45.4640789376201" calcext:value-type="float">
            <text:p>45.4640789376201</text:p>
          </table:table-cell>
          <table:table-cell office:value-type="float" office:value="106.990226679657" calcext:value-type="float">
            <text:p>106.990226679657</text:p>
          </table:table-cell>
          <table:table-cell office:value-type="float" office:value="52.2493891526945" calcext:value-type="float">
            <text:p>52.2493891526945</text:p>
          </table:table-cell>
          <table:table-cell office:value-type="float" office:value="36.5296864664507" calcext:value-type="float">
            <text:p>36.5296864664507</text:p>
          </table:table-cell>
          <table:table-cell office:value-type="float" office:value="53.3090918657084" calcext:value-type="float">
            <text:p>53.3090918657084</text:p>
          </table:table-cell>
          <table:table-cell office:value-type="float" office:value="94.6989476408994" calcext:value-type="float">
            <text:p>94.6989476408994</text:p>
          </table:table-cell>
          <table:table-cell office:value-type="float" office:value="96.9641251811962" calcext:value-type="float">
            <text:p>96.9641251811962</text:p>
          </table:table-cell>
          <table:table-cell office:value-type="float" office:value="59.2426277102293" calcext:value-type="float">
            <text:p>59.2426277102293</text:p>
          </table:table-cell>
          <table:table-cell office:value-type="float" office:value="235.542602802908" calcext:value-type="float">
            <text:p>235.542602802908</text:p>
          </table:table-cell>
          <table:table-cell office:value-type="float" office:value="150.516921532838" calcext:value-type="float">
            <text:p>150.516921532838</text:p>
          </table:table-cell>
          <table:table-cell office:value-type="float" office:value="99.1652851789983" calcext:value-type="float">
            <text:p>99.1652851789983</text:p>
          </table:table-cell>
          <table:table-cell office:value-type="float" office:value="77.2208512028768" calcext:value-type="float">
            <text:p>77.2208512028768</text:p>
          </table:table-cell>
          <table:table-cell office:value-type="float" office:value="65.78795783075" calcext:value-type="float">
            <text:p>65.78795783075</text:p>
          </table:table-cell>
          <table:table-cell office:value-type="float" office:value="98.440907246733" calcext:value-type="float">
            <text:p>98.440907246733</text:p>
          </table:table-cell>
          <table:table-cell office:value-type="float" office:value="77.2279509523493" calcext:value-type="float">
            <text:p>77.2279509523493</text:p>
          </table:table-cell>
          <table:table-cell office:value-type="float" office:value="57.3977208564039" calcext:value-type="float">
            <text:p>57.3977208564039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14.830949362528" calcext:value-type="float">
            <text:p>114.830949362528</text:p>
          </table:table-cell>
          <table:table-cell office:value-type="float" office:value="109.072233014755" calcext:value-type="float">
            <text:p>109.072233014755</text:p>
          </table:table-cell>
          <table:table-cell office:value-type="float" office:value="202.56740194002" calcext:value-type="float">
            <text:p>202.56740194002</text:p>
          </table:table-cell>
          <table:table-cell office:value-type="float" office:value="83.4264237380593" calcext:value-type="float">
            <text:p>83.4264237380593</text:p>
          </table:table-cell>
          <table:table-cell office:value-type="float" office:value="52.7188776752505" calcext:value-type="float">
            <text:p>52.7188776752505</text:p>
          </table:table-cell>
          <table:table-cell office:value-type="float" office:value="81.7729605794785" calcext:value-type="float">
            <text:p>81.7729605794785</text:p>
          </table:table-cell>
          <table:table-cell office:value-type="float" office:value="106.840439999035" calcext:value-type="float">
            <text:p>106.840439999035</text:p>
          </table:table-cell>
          <table:table-cell office:value-type="float" office:value="72.7345781200246" calcext:value-type="float">
            <text:p>72.7345781200246</text:p>
          </table:table-cell>
          <table:table-cell office:value-type="float" office:value="62.9770461843148" calcext:value-type="float">
            <text:p>62.9770461843148</text:p>
          </table:table-cell>
          <table:table-cell office:value-type="float" office:value="95.8225982507205" calcext:value-type="float">
            <text:p>95.8225982507205</text:p>
          </table:table-cell>
          <table:table-cell office:value-type="float" office:value="281.513918428183" calcext:value-type="float">
            <text:p>281.513918428183</text:p>
          </table:table-cell>
          <table:table-cell office:value-type="float" office:value="28.9264636283617" calcext:value-type="float">
            <text:p>28.9264636283617</text:p>
          </table:table-cell>
          <table:table-cell office:value-type="float" office:value="54.8373820413678" calcext:value-type="float">
            <text:p>54.8373820413678</text:p>
          </table:table-cell>
          <table:table-cell office:value-type="float" office:value="93.5359663888228" calcext:value-type="float">
            <text:p>93.5359663888228</text:p>
          </table:table-cell>
          <table:table-cell office:value-type="float" office:value="92.1327073653383" calcext:value-type="float">
            <text:p>92.1327073653383</text:p>
          </table:table-cell>
          <table:table-cell office:value-type="float" office:value="59.4800766942207" calcext:value-type="float">
            <text:p>59.4800766942207</text:p>
          </table:table-cell>
          <table:table-cell office:value-type="float" office:value="42.4683003363753" calcext:value-type="float">
            <text:p>42.4683003363753</text:p>
          </table:table-cell>
          <table:table-cell office:value-type="float" office:value="105.488451708405" calcext:value-type="float">
            <text:p>105.488451708405</text:p>
          </table:table-cell>
          <table:table-cell office:value-type="float" office:value="21.5819418471509" calcext:value-type="float">
            <text:p>21.5819418471509</text:p>
          </table:table-cell>
          <table:table-cell office:value-type="float" office:value="14.9377604050117" calcext:value-type="float">
            <text:p>14.9377604050117</text:p>
          </table:table-cell>
          <table:table-cell office:value-type="float" office:value="28.6558360080885" calcext:value-type="float">
            <text:p>28.6558360080885</text:p>
          </table:table-cell>
          <table:table-cell office:value-type="float" office:value="53.1784418864438" calcext:value-type="float">
            <text:p>53.1784418864438</text:p>
          </table:table-cell>
          <table:table-cell office:value-type="float" office:value="89.5116575862628" calcext:value-type="float">
            <text:p>89.5116575862628</text:p>
          </table:table-cell>
          <table:table-cell office:value-type="float" office:value="101.738916967159" calcext:value-type="float">
            <text:p>101.738916967159</text:p>
          </table:table-cell>
          <table:table-cell office:value-type="float" office:value="59.4893055457344" calcext:value-type="float">
            <text:p>59.4893055457344</text:p>
          </table:table-cell>
          <table:table-cell office:value-type="float" office:value="101.925647393729" calcext:value-type="float">
            <text:p>101.925647393729</text:p>
          </table:table-cell>
          <table:table-cell office:value-type="float" office:value="112.224471057747" calcext:value-type="float">
            <text:p>112.224471057747</text:p>
          </table:table-cell>
          <table:table-cell office:value-type="float" office:value="48.1314615377866" calcext:value-type="float">
            <text:p>48.1314615377866</text:p>
          </table:table-cell>
          <table:table-cell office:value-type="float" office:value="63.4446953800784" calcext:value-type="float">
            <text:p>63.4446953800784</text:p>
          </table:table-cell>
          <table:table-cell office:value-type="float" office:value="90.7013342402574" calcext:value-type="float">
            <text:p>90.7013342402574</text:p>
          </table:table-cell>
          <table:table-cell office:value-type="float" office:value="88.9576603953302" calcext:value-type="float">
            <text:p>88.9576603953302</text:p>
          </table:table-cell>
          <table:table-cell office:value-type="float" office:value="69.2185811820137" calcext:value-type="float">
            <text:p>69.2185811820137</text:p>
          </table:table-cell>
          <table:table-cell office:value-type="float" office:value="68.5428767584298" calcext:value-type="float">
            <text:p>68.5428767584298</text:p>
          </table:table-cell>
          <table:table-cell office:value-type="float" office:value="78.6259927218463" calcext:value-type="float">
            <text:p>78.6259927218463</text:p>
          </table:table-cell>
          <table:table-cell office:value-type="float" office:value="82.5202440009704" calcext:value-type="float">
            <text:p>82.5202440009704</text:p>
          </table:table-cell>
          <table:table-cell office:value-type="float" office:value="40.4798242448151" calcext:value-type="float">
            <text:p>40.4798242448151</text:p>
          </table:table-cell>
          <table:table-cell office:value-type="float" office:value="66.292688490157" calcext:value-type="float">
            <text:p>66.292688490157</text:p>
          </table:table-cell>
          <table:table-cell office:value-type="float" office:value="79.44649949956" calcext:value-type="float">
            <text:p>79.44649949956</text:p>
          </table:table-cell>
          <table:table-cell office:value-type="float" office:value="80.8687507531595" calcext:value-type="float">
            <text:p>80.8687507531595</text:p>
          </table:table-cell>
          <table:table-cell office:value-type="float" office:value="81.6788877718345" calcext:value-type="float">
            <text:p>81.6788877718345</text:p>
          </table:table-cell>
          <table:table-cell office:value-type="float" office:value="100.214203642585" calcext:value-type="float">
            <text:p>100.214203642585</text:p>
          </table:table-cell>
          <table:table-cell office:value-type="float" office:value="94.5267269278059" calcext:value-type="float">
            <text:p>94.5267269278059</text:p>
          </table:table-cell>
          <table:table-cell office:value-type="float" office:value="61.42330608945" calcext:value-type="float">
            <text:p>61.42330608945</text:p>
          </table:table-cell>
          <table:table-cell office:value-type="float" office:value="66.3712432613887" calcext:value-type="float">
            <text:p>66.3712432613887</text:p>
          </table:table-cell>
          <table:table-cell office:value-type="float" office:value="66.1714277144469" calcext:value-type="float">
            <text:p>66.1714277144469</text:p>
          </table:table-cell>
          <table:table-cell office:value-type="float" office:value="72.7730290991669" calcext:value-type="float">
            <text:p>72.7730290991669</text:p>
          </table:table-cell>
          <table:table-cell office:value-type="float" office:value="68.5542711246832" calcext:value-type="float">
            <text:p>68.5542711246832</text:p>
          </table:table-cell>
          <table:table-cell office:value-type="float" office:value="128.111146558564" calcext:value-type="float">
            <text:p>128.111146558564</text:p>
          </table:table-cell>
          <table:table-cell office:value-type="float" office:value="97.5136177524968" calcext:value-type="float">
            <text:p>97.5136177524968</text:p>
          </table:table-cell>
          <table:table-cell office:value-type="float" office:value="97.7256080103719" calcext:value-type="float">
            <text:p>97.7256080103719</text:p>
          </table:table-cell>
          <table:table-cell office:value-type="float" office:value="124.390750152385" calcext:value-type="float">
            <text:p>124.390750152385</text:p>
          </table:table-cell>
          <table:table-cell office:value-type="float" office:value="64.3956564212101" calcext:value-type="float">
            <text:p>64.3956564212101</text:p>
          </table:table-cell>
          <table:table-cell office:value-type="float" office:value="79.5261787087392" calcext:value-type="float">
            <text:p>79.5261787087392</text:p>
          </table:table-cell>
          <table:table-cell office:value-type="float" office:value="103.009153678779" calcext:value-type="float">
            <text:p>103.009153678779</text:p>
          </table:table-cell>
          <table:table-cell office:value-type="float" office:value="73.7224146536377" calcext:value-type="float">
            <text:p>73.7224146536377</text:p>
          </table:table-cell>
          <table:table-cell office:value-type="float" office:value="83.1337413020087" calcext:value-type="float">
            <text:p>83.1337413020087</text:p>
          </table:table-cell>
          <table:table-cell office:value-type="float" office:value="52.9626802637742" calcext:value-type="float">
            <text:p>52.9626802637742</text:p>
          </table:table-cell>
          <table:table-cell office:value-type="float" office:value="109.481129961556" calcext:value-type="float">
            <text:p>109.481129961556</text:p>
          </table:table-cell>
          <table:table-cell office:value-type="float" office:value="64.4139440301352" calcext:value-type="float">
            <text:p>64.4139440301352</text:p>
          </table:table-cell>
          <table:table-cell office:value-type="float" office:value="43.6806339006545" calcext:value-type="float">
            <text:p>43.6806339006545</text:p>
          </table:table-cell>
          <table:table-cell office:value-type="float" office:value="69.0123957843997" calcext:value-type="float">
            <text:p>69.0123957843997</text:p>
          </table:table-cell>
          <table:table-cell office:value-type="float" office:value="97.678751835479" calcext:value-type="float">
            <text:p>97.678751835479</text:p>
          </table:table-cell>
          <table:table-cell office:value-type="float" office:value="101.071237233065" calcext:value-type="float">
            <text:p>101.071237233065</text:p>
          </table:table-cell>
          <table:table-cell office:value-type="float" office:value="74.3011142546659" calcext:value-type="float">
            <text:p>74.3011142546659</text:p>
          </table:table-cell>
          <table:table-cell office:value-type="float" office:value="235.542602802908" calcext:value-type="float">
            <text:p>235.542602802908</text:p>
          </table:table-cell>
          <table:table-cell office:value-type="float" office:value="150.516921532838" calcext:value-type="float">
            <text:p>150.516921532838</text:p>
          </table:table-cell>
          <table:table-cell office:value-type="float" office:value="99.1652851789983" calcext:value-type="float">
            <text:p>99.1652851789983</text:p>
          </table:table-cell>
          <table:table-cell office:value-type="float" office:value="77.2208512028768" calcext:value-type="float">
            <text:p>77.2208512028768</text:p>
          </table:table-cell>
          <table:table-cell office:value-type="float" office:value="65.78795783075" calcext:value-type="float">
            <text:p>65.78795783075</text:p>
          </table:table-cell>
          <table:table-cell office:value-type="float" office:value="98.440907246733" calcext:value-type="float">
            <text:p>98.440907246733</text:p>
          </table:table-cell>
          <table:table-cell office:value-type="float" office:value="77.2279509523493" calcext:value-type="float">
            <text:p>77.2279509523493</text:p>
          </table:table-cell>
          <table:table-cell office:value-type="float" office:value="57.3977208564039" calcext:value-type="float">
            <text:p>57.3977208564039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07.322422062012" calcext:value-type="float">
            <text:p>107.322422062012</text:p>
          </table:table-cell>
          <table:table-cell office:value-type="float" office:value="100.854758984219" calcext:value-type="float">
            <text:p>100.854758984219</text:p>
          </table:table-cell>
          <table:table-cell office:value-type="float" office:value="226.516013732254" calcext:value-type="float">
            <text:p>226.516013732254</text:p>
          </table:table-cell>
          <table:table-cell office:value-type="float" office:value="82.4450927702429" calcext:value-type="float">
            <text:p>82.4450927702429</text:p>
          </table:table-cell>
          <table:table-cell office:value-type="float" office:value="52.8269540834866" calcext:value-type="float">
            <text:p>52.8269540834866</text:p>
          </table:table-cell>
          <table:table-cell office:value-type="float" office:value="85.199398486564" calcext:value-type="float">
            <text:p>85.199398486564</text:p>
          </table:table-cell>
          <table:table-cell office:value-type="float" office:value="99.3289033194618" calcext:value-type="float">
            <text:p>99.3289033194618</text:p>
          </table:table-cell>
          <table:table-cell office:value-type="float" office:value="69.0475215604742" calcext:value-type="float">
            <text:p>69.0475215604742</text:p>
          </table:table-cell>
          <table:table-cell office:value-type="float" office:value="60.679749977244" calcext:value-type="float">
            <text:p>60.679749977244</text:p>
          </table:table-cell>
          <table:table-cell office:value-type="float" office:value="94.3193862325959" calcext:value-type="float">
            <text:p>94.3193862325959</text:p>
          </table:table-cell>
          <table:table-cell office:value-type="float" office:value="416.792812459483" calcext:value-type="float">
            <text:p>416.792812459483</text:p>
          </table:table-cell>
          <table:table-cell office:value-type="float" office:value="26.9308145099918" calcext:value-type="float">
            <text:p>26.9308145099918</text:p>
          </table:table-cell>
          <table:table-cell office:value-type="float" office:value="65.7378516875252" calcext:value-type="float">
            <text:p>65.7378516875252</text:p>
          </table:table-cell>
          <table:table-cell office:value-type="float" office:value="97.8654811635512" calcext:value-type="float">
            <text:p>97.8654811635512</text:p>
          </table:table-cell>
          <table:table-cell office:value-type="float" office:value="91.9070951194128" calcext:value-type="float">
            <text:p>91.9070951194128</text:p>
          </table:table-cell>
          <table:table-cell office:value-type="float" office:value="73.2750967895176" calcext:value-type="float">
            <text:p>73.2750967895176</text:p>
          </table:table-cell>
          <table:table-cell office:value-type="float" office:value="17.7579629425007" calcext:value-type="float">
            <text:p>17.7579629425007</text:p>
          </table:table-cell>
          <table:table-cell office:value-type="float" office:value="109.430872073415" calcext:value-type="float">
            <text:p>109.430872073415</text:p>
          </table:table-cell>
          <table:table-cell office:value-type="float" office:value="33.4619098364082" calcext:value-type="float">
            <text:p>33.4619098364082</text:p>
          </table:table-cell>
          <table:table-cell office:value-type="float" office:value="18.7955079807475" calcext:value-type="float">
            <text:p>18.7955079807475</text:p>
          </table:table-cell>
          <table:table-cell office:value-type="float" office:value="26.748069300618" calcext:value-type="float">
            <text:p>26.748069300618</text:p>
          </table:table-cell>
          <table:table-cell office:value-type="float" office:value="53.1784418864438" calcext:value-type="float">
            <text:p>53.1784418864438</text:p>
          </table:table-cell>
          <table:table-cell office:value-type="float" office:value="87.8149714537363" calcext:value-type="float">
            <text:p>87.8149714537363</text:p>
          </table:table-cell>
          <table:table-cell office:value-type="float" office:value="46.8104617962745" calcext:value-type="float">
            <text:p>46.8104617962745</text:p>
          </table:table-cell>
          <table:table-cell office:value-type="float" office:value="71.8354082175882" calcext:value-type="float">
            <text:p>71.8354082175882</text:p>
          </table:table-cell>
          <table:table-cell office:value-type="float" office:value="103.62380244566" calcext:value-type="float">
            <text:p>103.62380244566</text:p>
          </table:table-cell>
          <table:table-cell office:value-type="float" office:value="108.841951836314" calcext:value-type="float">
            <text:p>108.841951836314</text:p>
          </table:table-cell>
          <table:table-cell office:value-type="float" office:value="60.098604210261" calcext:value-type="float">
            <text:p>60.098604210261</text:p>
          </table:table-cell>
          <table:table-cell office:value-type="float" office:value="74.4445220579015" calcext:value-type="float">
            <text:p>74.4445220579015</text:p>
          </table:table-cell>
          <table:table-cell office:value-type="float" office:value="89.1833621613353" calcext:value-type="float">
            <text:p>89.1833621613353</text:p>
          </table:table-cell>
          <table:table-cell office:value-type="float" office:value="90.2564695430914" calcext:value-type="float">
            <text:p>90.2564695430914</text:p>
          </table:table-cell>
          <table:table-cell office:value-type="float" office:value="72.8368567358212" calcext:value-type="float">
            <text:p>72.8368567358212</text:p>
          </table:table-cell>
          <table:table-cell office:value-type="float" office:value="64.4046312246736" calcext:value-type="float">
            <text:p>64.4046312246736</text:p>
          </table:table-cell>
          <table:table-cell office:value-type="float" office:value="78.6259927218463" calcext:value-type="float">
            <text:p>78.6259927218463</text:p>
          </table:table-cell>
          <table:table-cell office:value-type="float" office:value="83.0610595352603" calcext:value-type="float">
            <text:p>83.0610595352603</text:p>
          </table:table-cell>
          <table:table-cell office:value-type="float" office:value="40.3104812644247" calcext:value-type="float">
            <text:p>40.3104812644247</text:p>
          </table:table-cell>
          <table:table-cell office:value-type="float" office:value="66.1000078605416" calcext:value-type="float">
            <text:p>66.1000078605416</text:p>
          </table:table-cell>
          <table:table-cell office:value-type="float" office:value="92.1162108525424" calcext:value-type="float">
            <text:p>92.1162108525424</text:p>
          </table:table-cell>
          <table:table-cell office:value-type="float" office:value="86.9602435317524" calcext:value-type="float">
            <text:p>86.9602435317524</text:p>
          </table:table-cell>
          <table:table-cell office:value-type="float" office:value="90.4483088552909" calcext:value-type="float">
            <text:p>90.4483088552909</text:p>
          </table:table-cell>
          <table:table-cell office:value-type="float" office:value="111.025083230226" calcext:value-type="float">
            <text:p>111.025083230226</text:p>
          </table:table-cell>
          <table:table-cell office:value-type="float" office:value="103.994522430441" calcext:value-type="float">
            <text:p>103.994522430441</text:p>
          </table:table-cell>
          <table:table-cell office:value-type="float" office:value="69.4681712938855" calcext:value-type="float">
            <text:p>69.4681712938855</text:p>
          </table:table-cell>
          <table:table-cell office:value-type="float" office:value="80.0237423245347" calcext:value-type="float">
            <text:p>80.0237423245347</text:p>
          </table:table-cell>
          <table:table-cell office:value-type="float" office:value="87.979392408277" calcext:value-type="float">
            <text:p>87.979392408277</text:p>
          </table:table-cell>
          <table:table-cell office:value-type="float" office:value="85.9441854383648" calcext:value-type="float">
            <text:p>85.9441854383648</text:p>
          </table:table-cell>
          <table:table-cell office:value-type="float" office:value="71.8990413488803" calcext:value-type="float">
            <text:p>71.8990413488803</text:p>
          </table:table-cell>
          <table:table-cell office:value-type="float" office:value="165.883785324046" calcext:value-type="float">
            <text:p>165.883785324046</text:p>
          </table:table-cell>
          <table:table-cell office:value-type="float" office:value="93.1772840197828" calcext:value-type="float">
            <text:p>93.1772840197828</text:p>
          </table:table-cell>
          <table:table-cell office:value-type="float" office:value="105.190160854762" calcext:value-type="float">
            <text:p>105.190160854762</text:p>
          </table:table-cell>
          <table:table-cell office:value-type="float" office:value="129.688950023984" calcext:value-type="float">
            <text:p>129.688950023984</text:p>
          </table:table-cell>
          <table:table-cell office:value-type="float" office:value="67.1714298059407" calcext:value-type="float">
            <text:p>67.1714298059407</text:p>
          </table:table-cell>
          <table:table-cell office:value-type="float" office:value="82.8035483865992" calcext:value-type="float">
            <text:p>82.8035483865992</text:p>
          </table:table-cell>
          <table:table-cell office:value-type="float" office:value="109.51960763356" calcext:value-type="float">
            <text:p>109.51960763356</text:p>
          </table:table-cell>
          <table:table-cell office:value-type="float" office:value="78.7799776616341" calcext:value-type="float">
            <text:p>78.7799776616341</text:p>
          </table:table-cell>
          <table:table-cell office:value-type="float" office:value="87.5725228778513" calcext:value-type="float">
            <text:p>87.5725228778513</text:p>
          </table:table-cell>
          <table:table-cell office:value-type="float" office:value="67.4635769995571" calcext:value-type="float">
            <text:p>67.4635769995571</text:p>
          </table:table-cell>
          <table:table-cell office:value-type="float" office:value="108.785646592953" calcext:value-type="float">
            <text:p>108.785646592953</text:p>
          </table:table-cell>
          <table:table-cell office:value-type="float" office:value="74.8927457091148" calcext:value-type="float">
            <text:p>74.8927457091148</text:p>
          </table:table-cell>
          <table:table-cell office:value-type="float" office:value="60.3195289619034" calcext:value-type="float">
            <text:p>60.3195289619034</text:p>
          </table:table-cell>
          <table:table-cell office:value-type="float" office:value="86.5453444920577" calcext:value-type="float">
            <text:p>86.5453444920577</text:p>
          </table:table-cell>
          <table:table-cell office:value-type="float" office:value="98.2848280002193" calcext:value-type="float">
            <text:p>98.2848280002193</text:p>
          </table:table-cell>
          <table:table-cell office:value-type="float" office:value="104.594679065932" calcext:value-type="float">
            <text:p>104.594679065932</text:p>
          </table:table-cell>
          <table:table-cell office:value-type="float" office:value="81.5407496060246" calcext:value-type="float">
            <text:p>81.5407496060246</text:p>
          </table:table-cell>
          <table:table-cell office:value-type="float" office:value="208.249167968882" calcext:value-type="float">
            <text:p>208.249167968882</text:p>
          </table:table-cell>
          <table:table-cell office:value-type="float" office:value="157.509661561161" calcext:value-type="float">
            <text:p>157.509661561161</text:p>
          </table:table-cell>
          <table:table-cell office:value-type="float" office:value="108.193671512887" calcext:value-type="float">
            <text:p>108.193671512887</text:p>
          </table:table-cell>
          <table:table-cell office:value-type="float" office:value="83.2818595098373" calcext:value-type="float">
            <text:p>83.2818595098373</text:p>
          </table:table-cell>
          <table:table-cell office:value-type="float" office:value="63.3926489115592" calcext:value-type="float">
            <text:p>63.3926489115592</text:p>
          </table:table-cell>
          <table:table-cell office:value-type="float" office:value="106.270898322765" calcext:value-type="float">
            <text:p>106.270898322765</text:p>
          </table:table-cell>
          <table:table-cell office:value-type="float" office:value="86.4430513286734" calcext:value-type="float">
            <text:p>86.4430513286734</text:p>
          </table:table-cell>
          <table:table-cell office:value-type="float" office:value="62.7920137318976" calcext:value-type="float">
            <text:p>62.7920137318976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00.898894308266" calcext:value-type="float">
            <text:p>100.898894308266</text:p>
          </table:table-cell>
          <table:table-cell office:value-type="float" office:value="102.330635231549" calcext:value-type="float">
            <text:p>102.330635231549</text:p>
          </table:table-cell>
          <table:table-cell office:value-type="float" office:value="234.012462840205" calcext:value-type="float">
            <text:p>234.012462840205</text:p>
          </table:table-cell>
          <table:table-cell office:value-type="float" office:value="81.6706225041937" calcext:value-type="float">
            <text:p>81.6706225041937</text:p>
          </table:table-cell>
          <table:table-cell office:value-type="float" office:value="50.633245380944" calcext:value-type="float">
            <text:p>50.633245380944</text:p>
          </table:table-cell>
          <table:table-cell office:value-type="float" office:value="93.3982200404954" calcext:value-type="float">
            <text:p>93.3982200404954</text:p>
          </table:table-cell>
          <table:table-cell office:value-type="float" office:value="101.509250859084" calcext:value-type="float">
            <text:p>101.509250859084</text:p>
          </table:table-cell>
          <table:table-cell office:value-type="float" office:value="63.1478581551186" calcext:value-type="float">
            <text:p>63.1478581551186</text:p>
          </table:table-cell>
          <table:table-cell office:value-type="float" office:value="81.29538631155" calcext:value-type="float">
            <text:p>81.29538631155</text:p>
          </table:table-cell>
          <table:table-cell office:value-type="float" office:value="89.9972657219595" calcext:value-type="float">
            <text:p>89.9972657219595</text:p>
          </table:table-cell>
          <table:table-cell office:value-type="float" office:value="418.967987242525" calcext:value-type="float">
            <text:p>418.967987242525</text:p>
          </table:table-cell>
          <table:table-cell office:value-type="float" office:value="34.0415114329916" calcext:value-type="float">
            <text:p>34.0415114329916</text:p>
          </table:table-cell>
          <table:table-cell office:value-type="float" office:value="81.2496486186276" calcext:value-type="float">
            <text:p>81.2496486186276</text:p>
          </table:table-cell>
          <table:table-cell office:value-type="float" office:value="94.9773716905611" calcext:value-type="float">
            <text:p>94.9773716905611</text:p>
          </table:table-cell>
          <table:table-cell office:value-type="float" office:value="89.2074327837479" calcext:value-type="float">
            <text:p>89.2074327837479</text:p>
          </table:table-cell>
          <table:table-cell office:value-type="float" office:value="85.4393302056654" calcext:value-type="float">
            <text:p>85.4393302056654</text:p>
          </table:table-cell>
          <table:table-cell office:value-type="float" office:value="26.0419701661223" calcext:value-type="float">
            <text:p>26.0419701661223</text:p>
          </table:table-cell>
          <table:table-cell office:value-type="float" office:value="111.962974747146" calcext:value-type="float">
            <text:p>111.962974747146</text:p>
          </table:table-cell>
          <table:table-cell office:value-type="float" office:value="32.7551995599025" calcext:value-type="float">
            <text:p>32.7551995599025</text:p>
          </table:table-cell>
          <table:table-cell office:value-type="float" office:value="23.8640069607047" calcext:value-type="float">
            <text:p>23.8640069607047</text:p>
          </table:table-cell>
          <table:table-cell office:value-type="float" office:value="31.37371571094" calcext:value-type="float">
            <text:p>31.37371571094</text:p>
          </table:table-cell>
          <table:table-cell office:value-type="float" office:value="53.1784418864438" calcext:value-type="float">
            <text:p>53.1784418864438</text:p>
          </table:table-cell>
          <table:table-cell office:value-type="float" office:value="87.6660742802788" calcext:value-type="float">
            <text:p>87.6660742802788</text:p>
          </table:table-cell>
          <table:table-cell office:value-type="float" office:value="65.0409992925618" calcext:value-type="float">
            <text:p>65.0409992925618</text:p>
          </table:table-cell>
          <table:table-cell office:value-type="float" office:value="103.912586887493" calcext:value-type="float">
            <text:p>103.912586887493</text:p>
          </table:table-cell>
          <table:table-cell office:value-type="float" office:value="98.511401022326" calcext:value-type="float">
            <text:p>98.511401022326</text:p>
          </table:table-cell>
          <table:table-cell office:value-type="float" office:value="102.709719546435" calcext:value-type="float">
            <text:p>102.709719546435</text:p>
          </table:table-cell>
          <table:table-cell office:value-type="float" office:value="92.9707093869572" calcext:value-type="float">
            <text:p>92.9707093869572</text:p>
          </table:table-cell>
          <table:table-cell office:value-type="float" office:value="105.260030905234" calcext:value-type="float">
            <text:p>105.260030905234</text:p>
          </table:table-cell>
          <table:table-cell office:value-type="float" office:value="90.5632644755401" calcext:value-type="float">
            <text:p>90.5632644755401</text:p>
          </table:table-cell>
          <table:table-cell office:value-type="float" office:value="87.2176933010395" calcext:value-type="float">
            <text:p>87.2176933010395</text:p>
          </table:table-cell>
          <table:table-cell office:value-type="float" office:value="87.2921523218605" calcext:value-type="float">
            <text:p>87.2921523218605</text:p>
          </table:table-cell>
          <table:table-cell office:value-type="float" office:value="65.5490635261272" calcext:value-type="float">
            <text:p>65.5490635261272</text:p>
          </table:table-cell>
          <table:table-cell office:value-type="float" office:value="78.6259927218463" calcext:value-type="float">
            <text:p>78.6259927218463</text:p>
          </table:table-cell>
          <table:table-cell office:value-type="float" office:value="85.1567394668242" calcext:value-type="float">
            <text:p>85.1567394668242</text:p>
          </table:table-cell>
          <table:table-cell office:value-type="float" office:value="44.8801791976917" calcext:value-type="float">
            <text:p>44.8801791976917</text:p>
          </table:table-cell>
          <table:table-cell office:value-type="float" office:value="72.5927073251392" calcext:value-type="float">
            <text:p>72.5927073251392</text:p>
          </table:table-cell>
          <table:table-cell office:value-type="float" office:value="101.37577644795" calcext:value-type="float">
            <text:p>101.37577644795</text:p>
          </table:table-cell>
          <table:table-cell office:value-type="float" office:value="89.8018351113322" calcext:value-type="float">
            <text:p>89.8018351113322</text:p>
          </table:table-cell>
          <table:table-cell office:value-type="float" office:value="99.5100428149818" calcext:value-type="float">
            <text:p>99.5100428149818</text:p>
          </table:table-cell>
          <table:table-cell office:value-type="float" office:value="136.446435143266" calcext:value-type="float">
            <text:p>136.446435143266</text:p>
          </table:table-cell>
          <table:table-cell office:value-type="float" office:value="87.9520425609708" calcext:value-type="float">
            <text:p>87.9520425609708</text:p>
          </table:table-cell>
          <table:table-cell office:value-type="float" office:value="72.4328860036952" calcext:value-type="float">
            <text:p>72.4328860036952</text:p>
          </table:table-cell>
          <table:table-cell office:value-type="float" office:value="104.713625479422" calcext:value-type="float">
            <text:p>104.713625479422</text:p>
          </table:table-cell>
          <table:table-cell office:value-type="float" office:value="109.575704273175" calcext:value-type="float">
            <text:p>109.575704273175</text:p>
          </table:table-cell>
          <table:table-cell office:value-type="float" office:value="80.4489106678027" calcext:value-type="float">
            <text:p>80.4489106678027</text:p>
          </table:table-cell>
          <table:table-cell office:value-type="float" office:value="74.552205602838" calcext:value-type="float">
            <text:p>74.552205602838</text:p>
          </table:table-cell>
          <table:table-cell office:value-type="float" office:value="187.252758334579" calcext:value-type="float">
            <text:p>187.252758334579</text:p>
          </table:table-cell>
          <table:table-cell office:value-type="float" office:value="98.024952840731" calcext:value-type="float">
            <text:p>98.024952840731</text:p>
          </table:table-cell>
          <table:table-cell office:value-type="float" office:value="104.841505640366" calcext:value-type="float">
            <text:p>104.841505640366</text:p>
          </table:table-cell>
          <table:table-cell office:value-type="float" office:value="122.488906344882" calcext:value-type="float">
            <text:p>122.488906344882</text:p>
          </table:table-cell>
          <table:table-cell office:value-type="float" office:value="80.1689519931694" calcext:value-type="float">
            <text:p>80.1689519931694</text:p>
          </table:table-cell>
          <table:table-cell office:value-type="float" office:value="91.1180010594739" calcext:value-type="float">
            <text:p>91.1180010594739</text:p>
          </table:table-cell>
          <table:table-cell office:value-type="float" office:value="104.406064197516" calcext:value-type="float">
            <text:p>104.406064197516</text:p>
          </table:table-cell>
          <table:table-cell office:value-type="float" office:value="75.5647365365391" calcext:value-type="float">
            <text:p>75.5647365365391</text:p>
          </table:table-cell>
          <table:table-cell office:value-type="float" office:value="94.8241871619917" calcext:value-type="float">
            <text:p>94.8241871619917</text:p>
          </table:table-cell>
          <table:table-cell office:value-type="float" office:value="76.9979066834109" calcext:value-type="float">
            <text:p>76.9979066834109</text:p>
          </table:table-cell>
          <table:table-cell office:value-type="float" office:value="109.3406754021" calcext:value-type="float">
            <text:p>109.3406754021</text:p>
          </table:table-cell>
          <table:table-cell office:value-type="float" office:value="64.0436673460836" calcext:value-type="float">
            <text:p>64.0436673460836</text:p>
          </table:table-cell>
          <table:table-cell office:value-type="float" office:value="69.410377829592" calcext:value-type="float">
            <text:p>69.410377829592</text:p>
          </table:table-cell>
          <table:table-cell office:value-type="float" office:value="109.957541089586" calcext:value-type="float">
            <text:p>109.957541089586</text:p>
          </table:table-cell>
          <table:table-cell office:value-type="float" office:value="96.9176193270649" calcext:value-type="float">
            <text:p>96.9176193270649</text:p>
          </table:table-cell>
          <table:table-cell office:value-type="float" office:value="99.5183274452209" calcext:value-type="float">
            <text:p>99.5183274452209</text:p>
          </table:table-cell>
          <table:table-cell office:value-type="float" office:value="89.1971944917252" calcext:value-type="float">
            <text:p>89.1971944917252</text:p>
          </table:table-cell>
          <table:table-cell office:value-type="float" office:value="223.737979298526" calcext:value-type="float">
            <text:p>223.737979298526</text:p>
          </table:table-cell>
          <table:table-cell office:value-type="float" office:value="150.837447269579" calcext:value-type="float">
            <text:p>150.837447269579</text:p>
          </table:table-cell>
          <table:table-cell office:value-type="float" office:value="114.298851006935" calcext:value-type="float">
            <text:p>114.298851006935</text:p>
          </table:table-cell>
          <table:table-cell office:value-type="float" office:value="101.541242723595" calcext:value-type="float">
            <text:p>101.541242723595</text:p>
          </table:table-cell>
          <table:table-cell office:value-type="float" office:value="79.861887572973" calcext:value-type="float">
            <text:p>79.861887572973</text:p>
          </table:table-cell>
          <table:table-cell office:value-type="float" office:value="103.454731765899" calcext:value-type="float">
            <text:p>103.454731765899</text:p>
          </table:table-cell>
          <table:table-cell office:value-type="float" office:value="83.3569210249106" calcext:value-type="float">
            <text:p>83.3569210249106</text:p>
          </table:table-cell>
          <table:table-cell office:value-type="float" office:value="78.0771913707739" calcext:value-type="float">
            <text:p>78.077191370773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6.9442032645641" calcext:value-type="float">
            <text:p>86.9442032645641</text:p>
          </table:table-cell>
          <table:table-cell office:value-type="float" office:value="101.417838176082" calcext:value-type="float">
            <text:p>101.417838176082</text:p>
          </table:table-cell>
          <table:table-cell office:value-type="float" office:value="242.564465730057" calcext:value-type="float">
            <text:p>242.564465730057</text:p>
          </table:table-cell>
          <table:table-cell office:value-type="float" office:value="77.5622513689734" calcext:value-type="float">
            <text:p>77.5622513689734</text:p>
          </table:table-cell>
          <table:table-cell office:value-type="float" office:value="48.9531417036848" calcext:value-type="float">
            <text:p>48.9531417036848</text:p>
          </table:table-cell>
          <table:table-cell office:value-type="float" office:value="99.5898632002701" calcext:value-type="float">
            <text:p>99.5898632002701</text:p>
          </table:table-cell>
          <table:table-cell office:value-type="float" office:value="102.405699579644" calcext:value-type="float">
            <text:p>102.405699579644</text:p>
          </table:table-cell>
          <table:table-cell office:value-type="float" office:value="61.1628889773301" calcext:value-type="float">
            <text:p>61.1628889773301</text:p>
          </table:table-cell>
          <table:table-cell office:value-type="float" office:value="59.6956337512613" calcext:value-type="float">
            <text:p>59.6956337512613</text:p>
          </table:table-cell>
          <table:table-cell office:value-type="float" office:value="91.0319234813377" calcext:value-type="float">
            <text:p>91.0319234813377</text:p>
          </table:table-cell>
          <table:table-cell office:value-type="float" office:value="262.494573207372" calcext:value-type="float">
            <text:p>262.494573207372</text:p>
          </table:table-cell>
          <table:table-cell office:value-type="float" office:value="35.8374019587387" calcext:value-type="float">
            <text:p>35.8374019587387</text:p>
          </table:table-cell>
          <table:table-cell office:value-type="float" office:value="89.8607099066597" calcext:value-type="float">
            <text:p>89.8607099066597</text:p>
          </table:table-cell>
          <table:table-cell office:value-type="float" office:value="91.2880042142769" calcext:value-type="float">
            <text:p>91.2880042142769</text:p>
          </table:table-cell>
          <table:table-cell office:value-type="float" office:value="89.15077399003" calcext:value-type="float">
            <text:p>89.15077399003</text:p>
          </table:table-cell>
          <table:table-cell office:value-type="float" office:value="88.0345579923327" calcext:value-type="float">
            <text:p>88.0345579923327</text:p>
          </table:table-cell>
          <table:table-cell office:value-type="float" office:value="23.4203292514277" calcext:value-type="float">
            <text:p>23.4203292514277</text:p>
          </table:table-cell>
          <table:table-cell office:value-type="float" office:value="100.914569313667" calcext:value-type="float">
            <text:p>100.914569313667</text:p>
          </table:table-cell>
          <table:table-cell office:value-type="float" office:value="29.4190218269495" calcext:value-type="float">
            <text:p>29.4190218269495</text:p>
          </table:table-cell>
          <table:table-cell office:value-type="float" office:value="24.1599787830799" calcext:value-type="float">
            <text:p>24.1599787830799</text:p>
          </table:table-cell>
          <table:table-cell office:value-type="float" office:value="34.9439024404348" calcext:value-type="float">
            <text:p>34.9439024404348</text:p>
          </table:table-cell>
          <table:table-cell office:value-type="float" office:value="53.1784418864438" calcext:value-type="float">
            <text:p>53.1784418864438</text:p>
          </table:table-cell>
          <table:table-cell office:value-type="float" office:value="88.6956077688166" calcext:value-type="float">
            <text:p>88.6956077688166</text:p>
          </table:table-cell>
          <table:table-cell office:value-type="float" office:value="71.2019782854943" calcext:value-type="float">
            <text:p>71.2019782854943</text:p>
          </table:table-cell>
          <table:table-cell office:value-type="float" office:value="107.401770542426" calcext:value-type="float">
            <text:p>107.401770542426</text:p>
          </table:table-cell>
          <table:table-cell office:value-type="float" office:value="95.609127105873" calcext:value-type="float">
            <text:p>95.609127105873</text:p>
          </table:table-cell>
          <table:table-cell office:value-type="float" office:value="104.6610022629" calcext:value-type="float">
            <text:p>104.6610022629</text:p>
          </table:table-cell>
          <table:table-cell office:value-type="float" office:value="91.6848230126419" calcext:value-type="float">
            <text:p>91.6848230126419</text:p>
          </table:table-cell>
          <table:table-cell office:value-type="float" office:value="103.885355727189" calcext:value-type="float">
            <text:p>103.885355727189</text:p>
          </table:table-cell>
          <table:table-cell office:value-type="float" office:value="92.2324795307889" calcext:value-type="float">
            <text:p>92.2324795307889</text:p>
          </table:table-cell>
          <table:table-cell office:value-type="float" office:value="88.983645702665" calcext:value-type="float">
            <text:p>88.983645702665</text:p>
          </table:table-cell>
          <table:table-cell office:value-type="float" office:value="90.2158621616041" calcext:value-type="float">
            <text:p>90.2158621616041</text:p>
          </table:table-cell>
          <table:table-cell office:value-type="float" office:value="66.8648481004283" calcext:value-type="float">
            <text:p>66.8648481004283</text:p>
          </table:table-cell>
          <table:table-cell office:value-type="float" office:value="78.6259927218463" calcext:value-type="float">
            <text:p>78.6259927218463</text:p>
          </table:table-cell>
          <table:table-cell office:value-type="float" office:value="84.016710342103" calcext:value-type="float">
            <text:p>84.016710342103</text:p>
          </table:table-cell>
          <table:table-cell office:value-type="float" office:value="45.1406822021746" calcext:value-type="float">
            <text:p>45.1406822021746</text:p>
          </table:table-cell>
          <table:table-cell office:value-type="float" office:value="72.1539815737601" calcext:value-type="float">
            <text:p>72.1539815737601</text:p>
          </table:table-cell>
          <table:table-cell office:value-type="float" office:value="104.5798286011" calcext:value-type="float">
            <text:p>104.5798286011</text:p>
          </table:table-cell>
          <table:table-cell office:value-type="float" office:value="92.5839164257502" calcext:value-type="float">
            <text:p>92.5839164257502</text:p>
          </table:table-cell>
          <table:table-cell office:value-type="float" office:value="108.505892657128" calcext:value-type="float">
            <text:p>108.505892657128</text:p>
          </table:table-cell>
          <table:table-cell office:value-type="float" office:value="172.359136630412" calcext:value-type="float">
            <text:p>172.359136630412</text:p>
          </table:table-cell>
          <table:table-cell office:value-type="float" office:value="98.6994692621568" calcext:value-type="float">
            <text:p>98.6994692621568</text:p>
          </table:table-cell>
          <table:table-cell office:value-type="float" office:value="81.5310943913049" calcext:value-type="float">
            <text:p>81.5310943913049</text:p>
          </table:table-cell>
          <table:table-cell office:value-type="float" office:value="114.825273710659" calcext:value-type="float">
            <text:p>114.825273710659</text:p>
          </table:table-cell>
          <table:table-cell office:value-type="float" office:value="100.184487695856" calcext:value-type="float">
            <text:p>100.184487695856</text:p>
          </table:table-cell>
          <table:table-cell office:value-type="float" office:value="89.6298984412566" calcext:value-type="float">
            <text:p>89.6298984412566</text:p>
          </table:table-cell>
          <table:table-cell office:value-type="float" office:value="75.0507793134608" calcext:value-type="float">
            <text:p>75.0507793134608</text:p>
          </table:table-cell>
          <table:table-cell office:value-type="float" office:value="206.546391647895" calcext:value-type="float">
            <text:p>206.546391647895</text:p>
          </table:table-cell>
          <table:table-cell office:value-type="float" office:value="97.5428889968223" calcext:value-type="float">
            <text:p>97.5428889968223</text:p>
          </table:table-cell>
          <table:table-cell office:value-type="float" office:value="100.845400440737" calcext:value-type="float">
            <text:p>100.845400440737</text:p>
          </table:table-cell>
          <table:table-cell office:value-type="float" office:value="116.561461403627" calcext:value-type="float">
            <text:p>116.561461403627</text:p>
          </table:table-cell>
          <table:table-cell office:value-type="float" office:value="77.3332558310878" calcext:value-type="float">
            <text:p>77.3332558310878</text:p>
          </table:table-cell>
          <table:table-cell office:value-type="float" office:value="89.0947676847285" calcext:value-type="float">
            <text:p>89.0947676847285</text:p>
          </table:table-cell>
          <table:table-cell office:value-type="float" office:value="103.627765891494" calcext:value-type="float">
            <text:p>103.627765891494</text:p>
          </table:table-cell>
          <table:table-cell office:value-type="float" office:value="75.4999327431619" calcext:value-type="float">
            <text:p>75.4999327431619</text:p>
          </table:table-cell>
          <table:table-cell office:value-type="float" office:value="96.766327592185" calcext:value-type="float">
            <text:p>96.766327592185</text:p>
          </table:table-cell>
          <table:table-cell office:value-type="float" office:value="68.2962723367328" calcext:value-type="float">
            <text:p>68.2962723367328</text:p>
          </table:table-cell>
          <table:table-cell office:value-type="float" office:value="113.823928247478" calcext:value-type="float">
            <text:p>113.823928247478</text:p>
          </table:table-cell>
          <table:table-cell office:value-type="float" office:value="66.7000396525012" calcext:value-type="float">
            <text:p>66.7000396525012</text:p>
          </table:table-cell>
          <table:table-cell office:value-type="float" office:value="63.4228150202082" calcext:value-type="float">
            <text:p>63.4228150202082</text:p>
          </table:table-cell>
          <table:table-cell office:value-type="float" office:value="111.875546642653" calcext:value-type="float">
            <text:p>111.875546642653</text:p>
          </table:table-cell>
          <table:table-cell office:value-type="float" office:value="96.9260170065838" calcext:value-type="float">
            <text:p>96.9260170065838</text:p>
          </table:table-cell>
          <table:table-cell office:value-type="float" office:value="100.30931092972" calcext:value-type="float">
            <text:p>100.30931092972</text:p>
          </table:table-cell>
          <table:table-cell office:value-type="float" office:value="89.6450209843037" calcext:value-type="float">
            <text:p>89.6450209843037</text:p>
          </table:table-cell>
          <table:table-cell office:value-type="float" office:value="170.335721999676" calcext:value-type="float">
            <text:p>170.335721999676</text:p>
          </table:table-cell>
          <table:table-cell office:value-type="float" office:value="152.356072250325" calcext:value-type="float">
            <text:p>152.356072250325</text:p>
          </table:table-cell>
          <table:table-cell office:value-type="float" office:value="192.928255692261" calcext:value-type="float">
            <text:p>192.928255692261</text:p>
          </table:table-cell>
          <table:table-cell office:value-type="float" office:value="88.7648291480089" calcext:value-type="float">
            <text:p>88.7648291480089</text:p>
          </table:table-cell>
          <table:table-cell office:value-type="float" office:value="77.6337995419832" calcext:value-type="float">
            <text:p>77.6337995419832</text:p>
          </table:table-cell>
          <table:table-cell office:value-type="float" office:value="108.174411980591" calcext:value-type="float">
            <text:p>108.174411980591</text:p>
          </table:table-cell>
          <table:table-cell office:value-type="float" office:value="84.633970894605" calcext:value-type="float">
            <text:p>84.633970894605</text:p>
          </table:table-cell>
          <table:table-cell office:value-type="float" office:value="78.7076150907206" calcext:value-type="float">
            <text:p>78.7076150907206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79.7718903239206" calcext:value-type="float">
            <text:p>79.7718903239206</text:p>
          </table:table-cell>
          <table:table-cell office:value-type="float" office:value="100.518247898982" calcext:value-type="float">
            <text:p>100.518247898982</text:p>
          </table:table-cell>
          <table:table-cell office:value-type="float" office:value="284.240675272143" calcext:value-type="float">
            <text:p>284.240675272143</text:p>
          </table:table-cell>
          <table:table-cell office:value-type="float" office:value="78.8078294024665" calcext:value-type="float">
            <text:p>78.8078294024665</text:p>
          </table:table-cell>
          <table:table-cell office:value-type="float" office:value="51.380059482858" calcext:value-type="float">
            <text:p>51.380059482858</text:p>
          </table:table-cell>
          <table:table-cell office:value-type="float" office:value="102.583635694867" calcext:value-type="float">
            <text:p>102.583635694867</text:p>
          </table:table-cell>
          <table:table-cell office:value-type="float" office:value="104.900807277567" calcext:value-type="float">
            <text:p>104.900807277567</text:p>
          </table:table-cell>
          <table:table-cell office:value-type="float" office:value="60.7748365342749" calcext:value-type="float">
            <text:p>60.7748365342749</text:p>
          </table:table-cell>
          <table:table-cell office:value-type="float" office:value="57.0563745331142" calcext:value-type="float">
            <text:p>57.0563745331142</text:p>
          </table:table-cell>
          <table:table-cell office:value-type="float" office:value="92.3628278576864" calcext:value-type="float">
            <text:p>92.3628278576864</text:p>
          </table:table-cell>
          <table:table-cell office:value-type="float" office:value="281.200751149054" calcext:value-type="float">
            <text:p>281.200751149054</text:p>
          </table:table-cell>
          <table:table-cell office:value-type="float" office:value="32.2611818386916" calcext:value-type="float">
            <text:p>32.2611818386916</text:p>
          </table:table-cell>
          <table:table-cell office:value-type="float" office:value="73.6728456411114" calcext:value-type="float">
            <text:p>73.6728456411114</text:p>
          </table:table-cell>
          <table:table-cell office:value-type="float" office:value="92.1338482516448" calcext:value-type="float">
            <text:p>92.1338482516448</text:p>
          </table:table-cell>
          <table:table-cell office:value-type="float" office:value="89.876099866233" calcext:value-type="float">
            <text:p>89.876099866233</text:p>
          </table:table-cell>
          <table:table-cell office:value-type="float" office:value="73.9993183554538" calcext:value-type="float">
            <text:p>73.9993183554538</text:p>
          </table:table-cell>
          <table:table-cell office:value-type="float" office:value="21.6093152774772" calcext:value-type="float">
            <text:p>21.6093152774772</text:p>
          </table:table-cell>
          <table:table-cell office:value-type="float" office:value="100.082152181003" calcext:value-type="float">
            <text:p>100.082152181003</text:p>
          </table:table-cell>
          <table:table-cell office:value-type="float" office:value="33.120753050208" calcext:value-type="float">
            <text:p>33.120753050208</text:p>
          </table:table-cell>
          <table:table-cell office:value-type="float" office:value="24.8803666905441" calcext:value-type="float">
            <text:p>24.8803666905441</text:p>
          </table:table-cell>
          <table:table-cell office:value-type="float" office:value="38.0721404027707" calcext:value-type="float">
            <text:p>38.0721404027707</text:p>
          </table:table-cell>
          <table:table-cell office:value-type="float" office:value="53.1784418864438" calcext:value-type="float">
            <text:p>53.1784418864438</text:p>
          </table:table-cell>
          <table:table-cell office:value-type="float" office:value="89.1218876205394" calcext:value-type="float">
            <text:p>89.1218876205394</text:p>
          </table:table-cell>
          <table:table-cell office:value-type="float" office:value="71.3204663597159" calcext:value-type="float">
            <text:p>71.3204663597159</text:p>
          </table:table-cell>
          <table:table-cell office:value-type="float" office:value="82.0205850209419" calcext:value-type="float">
            <text:p>82.0205850209419</text:p>
          </table:table-cell>
          <table:table-cell office:value-type="float" office:value="94.5497132223542" calcext:value-type="float">
            <text:p>94.5497132223542</text:p>
          </table:table-cell>
          <table:table-cell office:value-type="float" office:value="95.3135072476823" calcext:value-type="float">
            <text:p>95.3135072476823</text:p>
          </table:table-cell>
          <table:table-cell office:value-type="float" office:value="71.1258868555663" calcext:value-type="float">
            <text:p>71.1258868555663</text:p>
          </table:table-cell>
          <table:table-cell office:value-type="float" office:value="86.4805047400919" calcext:value-type="float">
            <text:p>86.4805047400919</text:p>
          </table:table-cell>
          <table:table-cell office:value-type="float" office:value="94.3904683927551" calcext:value-type="float">
            <text:p>94.3904683927551</text:p>
          </table:table-cell>
          <table:table-cell office:value-type="float" office:value="91.6946399910295" calcext:value-type="float">
            <text:p>91.6946399910295</text:p>
          </table:table-cell>
          <table:table-cell office:value-type="float" office:value="83.6712904993443" calcext:value-type="float">
            <text:p>83.6712904993443</text:p>
          </table:table-cell>
          <table:table-cell office:value-type="float" office:value="69.5712642954778" calcext:value-type="float">
            <text:p>69.5712642954778</text:p>
          </table:table-cell>
          <table:table-cell office:value-type="float" office:value="78.6259927218463" calcext:value-type="float">
            <text:p>78.6259927218463</text:p>
          </table:table-cell>
          <table:table-cell office:value-type="float" office:value="82.831251795361" calcext:value-type="float">
            <text:p>82.831251795361</text:p>
          </table:table-cell>
          <table:table-cell office:value-type="float" office:value="47.6383529533365" calcext:value-type="float">
            <text:p>47.6383529533365</text:p>
          </table:table-cell>
          <table:table-cell office:value-type="float" office:value="66.004715957844" calcext:value-type="float">
            <text:p>66.004715957844</text:p>
          </table:table-cell>
          <table:table-cell office:value-type="float" office:value="97.1369178577037" calcext:value-type="float">
            <text:p>97.1369178577037</text:p>
          </table:table-cell>
          <table:table-cell office:value-type="float" office:value="90.2270787889143" calcext:value-type="float">
            <text:p>90.2270787889143</text:p>
          </table:table-cell>
          <table:table-cell office:value-type="float" office:value="101.795401468754" calcext:value-type="float">
            <text:p>101.795401468754</text:p>
          </table:table-cell>
          <table:table-cell office:value-type="float" office:value="131.460062091429" calcext:value-type="float">
            <text:p>131.460062091429</text:p>
          </table:table-cell>
          <table:table-cell office:value-type="float" office:value="96.0731979869222" calcext:value-type="float">
            <text:p>96.0731979869222</text:p>
          </table:table-cell>
          <table:table-cell office:value-type="float" office:value="87.6054308939684" calcext:value-type="float">
            <text:p>87.6054308939684</text:p>
          </table:table-cell>
          <table:table-cell office:value-type="float" office:value="103.691668773939" calcext:value-type="float">
            <text:p>103.691668773939</text:p>
          </table:table-cell>
          <table:table-cell office:value-type="float" office:value="87.7726442155795" calcext:value-type="float">
            <text:p>87.7726442155795</text:p>
          </table:table-cell>
          <table:table-cell office:value-type="float" office:value="84.1967114256985" calcext:value-type="float">
            <text:p>84.1967114256985</text:p>
          </table:table-cell>
          <table:table-cell office:value-type="float" office:value="76.7533131369967" calcext:value-type="float">
            <text:p>76.7533131369967</text:p>
          </table:table-cell>
          <table:table-cell office:value-type="float" office:value="164.962906215226" calcext:value-type="float">
            <text:p>164.962906215226</text:p>
          </table:table-cell>
          <table:table-cell office:value-type="float" office:value="93.1298531219274" calcext:value-type="float">
            <text:p>93.1298531219274</text:p>
          </table:table-cell>
          <table:table-cell office:value-type="float" office:value="100.670301203172" calcext:value-type="float">
            <text:p>100.670301203172</text:p>
          </table:table-cell>
          <table:table-cell office:value-type="float" office:value="113.894406187579" calcext:value-type="float">
            <text:p>113.894406187579</text:p>
          </table:table-cell>
          <table:table-cell office:value-type="float" office:value="71.3236076125274" calcext:value-type="float">
            <text:p>71.3236076125274</text:p>
          </table:table-cell>
          <table:table-cell office:value-type="float" office:value="79.8183688401401" calcext:value-type="float">
            <text:p>79.8183688401401</text:p>
          </table:table-cell>
          <table:table-cell office:value-type="float" office:value="99.9752297119877" calcext:value-type="float">
            <text:p>99.9752297119877</text:p>
          </table:table-cell>
          <table:table-cell office:value-type="float" office:value="76.1260266457719" calcext:value-type="float">
            <text:p>76.1260266457719</text:p>
          </table:table-cell>
          <table:table-cell office:value-type="float" office:value="85.183279038546" calcext:value-type="float">
            <text:p>85.183279038546</text:p>
          </table:table-cell>
          <table:table-cell office:value-type="float" office:value="69.3460025562671" calcext:value-type="float">
            <text:p>69.3460025562671</text:p>
          </table:table-cell>
          <table:table-cell office:value-type="float" office:value="117.591843460193" calcext:value-type="float">
            <text:p>117.591843460193</text:p>
          </table:table-cell>
          <table:table-cell office:value-type="float" office:value="58.2104602010665" calcext:value-type="float">
            <text:p>58.2104602010665</text:p>
          </table:table-cell>
          <table:table-cell office:value-type="float" office:value="65.3628624199398" calcext:value-type="float">
            <text:p>65.3628624199398</text:p>
          </table:table-cell>
          <table:table-cell office:value-type="float" office:value="103.70812061064" calcext:value-type="float">
            <text:p>103.70812061064</text:p>
          </table:table-cell>
          <table:table-cell office:value-type="float" office:value="98.3337630100687" calcext:value-type="float">
            <text:p>98.3337630100687</text:p>
          </table:table-cell>
          <table:table-cell office:value-type="float" office:value="102.733662419237" calcext:value-type="float">
            <text:p>102.733662419237</text:p>
          </table:table-cell>
          <table:table-cell office:value-type="float" office:value="86.0475574788383" calcext:value-type="float">
            <text:p>86.0475574788383</text:p>
          </table:table-cell>
          <table:table-cell office:value-type="float" office:value="144.428475253852" calcext:value-type="float">
            <text:p>144.428475253852</text:p>
          </table:table-cell>
          <table:table-cell office:value-type="float" office:value="149.544491384113" calcext:value-type="float">
            <text:p>149.544491384113</text:p>
          </table:table-cell>
          <table:table-cell office:value-type="float" office:value="187.946646156873" calcext:value-type="float">
            <text:p>187.946646156873</text:p>
          </table:table-cell>
          <table:table-cell office:value-type="float" office:value="75.40159238765" calcext:value-type="float">
            <text:p>75.40159238765</text:p>
          </table:table-cell>
          <table:table-cell office:value-type="float" office:value="68.490671681606" calcext:value-type="float">
            <text:p>68.490671681606</text:p>
          </table:table-cell>
          <table:table-cell office:value-type="float" office:value="108.105238601681" calcext:value-type="float">
            <text:p>108.105238601681</text:p>
          </table:table-cell>
          <table:table-cell office:value-type="float" office:value="82.6707464760553" calcext:value-type="float">
            <text:p>82.6707464760553</text:p>
          </table:table-cell>
          <table:table-cell office:value-type="float" office:value="72.2461689072406" calcext:value-type="float">
            <text:p>72.2461689072406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78.1452317378568" calcext:value-type="float">
            <text:p>78.1452317378568</text:p>
          </table:table-cell>
          <table:table-cell office:value-type="float" office:value="95.1946618573106" calcext:value-type="float">
            <text:p>95.1946618573106</text:p>
          </table:table-cell>
          <table:table-cell office:value-type="float" office:value="194.426934448953" calcext:value-type="float">
            <text:p>194.426934448953</text:p>
          </table:table-cell>
          <table:table-cell office:value-type="float" office:value="81.136523503792" calcext:value-type="float">
            <text:p>81.136523503792</text:p>
          </table:table-cell>
          <table:table-cell office:value-type="float" office:value="51.180709419697" calcext:value-type="float">
            <text:p>51.180709419697</text:p>
          </table:table-cell>
          <table:table-cell office:value-type="float" office:value="88.6514449881416" calcext:value-type="float">
            <text:p>88.6514449881416</text:p>
          </table:table-cell>
          <table:table-cell office:value-type="float" office:value="98.3551473316567" calcext:value-type="float">
            <text:p>98.3551473316567</text:p>
          </table:table-cell>
          <table:table-cell office:value-type="float" office:value="60.4287146115217" calcext:value-type="float">
            <text:p>60.4287146115217</text:p>
          </table:table-cell>
          <table:table-cell office:value-type="float" office:value="40.7354987765332" calcext:value-type="float">
            <text:p>40.7354987765332</text:p>
          </table:table-cell>
          <table:table-cell office:value-type="float" office:value="90.2697176876326" calcext:value-type="float">
            <text:p>90.2697176876326</text:p>
          </table:table-cell>
          <table:table-cell office:value-type="float" office:value="343.740177851081" calcext:value-type="float">
            <text:p>343.740177851081</text:p>
          </table:table-cell>
          <table:table-cell office:value-type="float" office:value="28.5921964166822" calcext:value-type="float">
            <text:p>28.5921964166822</text:p>
          </table:table-cell>
          <table:table-cell office:value-type="float" office:value="56.2003111813341" calcext:value-type="float">
            <text:p>56.2003111813341</text:p>
          </table:table-cell>
          <table:table-cell office:value-type="float" office:value="94.9301261627607" calcext:value-type="float">
            <text:p>94.9301261627607</text:p>
          </table:table-cell>
          <table:table-cell office:value-type="float" office:value="91.4645720615343" calcext:value-type="float">
            <text:p>91.4645720615343</text:p>
          </table:table-cell>
          <table:table-cell office:value-type="float" office:value="58.8844134407595" calcext:value-type="float">
            <text:p>58.8844134407595</text:p>
          </table:table-cell>
          <table:table-cell office:value-type="float" office:value="21.4996010447524" calcext:value-type="float">
            <text:p>21.4996010447524</text:p>
          </table:table-cell>
          <table:table-cell office:value-type="float" office:value="100.878984602827" calcext:value-type="float">
            <text:p>100.878984602827</text:p>
          </table:table-cell>
          <table:table-cell office:value-type="float" office:value="273.386554838158" calcext:value-type="float">
            <text:p>273.386554838158</text:p>
          </table:table-cell>
          <table:table-cell office:value-type="float" office:value="27.5337706802908" calcext:value-type="float">
            <text:p>27.5337706802908</text:p>
          </table:table-cell>
          <table:table-cell office:value-type="float" office:value="44.1629512382849" calcext:value-type="float">
            <text:p>44.1629512382849</text:p>
          </table:table-cell>
          <table:table-cell office:value-type="float" office:value="53.2192729996859" calcext:value-type="float">
            <text:p>53.2192729996859</text:p>
          </table:table-cell>
          <table:table-cell office:value-type="float" office:value="88.7816074867977" calcext:value-type="float">
            <text:p>88.7816074867977</text:p>
          </table:table-cell>
          <table:table-cell office:value-type="float" office:value="92.0170548213946" calcext:value-type="float">
            <text:p>92.0170548213946</text:p>
          </table:table-cell>
          <table:table-cell office:value-type="float" office:value="67.7889683966195" calcext:value-type="float">
            <text:p>67.7889683966195</text:p>
          </table:table-cell>
          <table:table-cell office:value-type="float" office:value="90.9516329842712" calcext:value-type="float">
            <text:p>90.9516329842712</text:p>
          </table:table-cell>
          <table:table-cell office:value-type="float" office:value="73.045626853219" calcext:value-type="float">
            <text:p>73.045626853219</text:p>
          </table:table-cell>
          <table:table-cell office:value-type="float" office:value="62.226073791354" calcext:value-type="float">
            <text:p>62.226073791354</text:p>
          </table:table-cell>
          <table:table-cell office:value-type="float" office:value="70.6764716133243" calcext:value-type="float">
            <text:p>70.6764716133243</text:p>
          </table:table-cell>
          <table:table-cell office:value-type="float" office:value="90.2087882027085" calcext:value-type="float">
            <text:p>90.2087882027085</text:p>
          </table:table-cell>
          <table:table-cell office:value-type="float" office:value="91.8176587777621" calcext:value-type="float">
            <text:p>91.8176587777621</text:p>
          </table:table-cell>
          <table:table-cell office:value-type="float" office:value="74.8639066363851" calcext:value-type="float">
            <text:p>74.8639066363851</text:p>
          </table:table-cell>
          <table:table-cell office:value-type="float" office:value="72.3631549961993" calcext:value-type="float">
            <text:p>72.3631549961993</text:p>
          </table:table-cell>
          <table:table-cell office:value-type="float" office:value="78.6259927218463" calcext:value-type="float">
            <text:p>78.6259927218463</text:p>
          </table:table-cell>
          <table:table-cell office:value-type="float" office:value="82.9059285777247" calcext:value-type="float">
            <text:p>82.9059285777247</text:p>
          </table:table-cell>
          <table:table-cell office:value-type="float" office:value="52.2615435789107" calcext:value-type="float">
            <text:p>52.2615435789107</text:p>
          </table:table-cell>
          <table:table-cell office:value-type="float" office:value="55.3706167526374" calcext:value-type="float">
            <text:p>55.3706167526374</text:p>
          </table:table-cell>
          <table:table-cell office:value-type="float" office:value="91.3475416452867" calcext:value-type="float">
            <text:p>91.3475416452867</text:p>
          </table:table-cell>
          <table:table-cell office:value-type="float" office:value="87.9834358666554" calcext:value-type="float">
            <text:p>87.9834358666554</text:p>
          </table:table-cell>
          <table:table-cell office:value-type="float" office:value="86.0709377206283" calcext:value-type="float">
            <text:p>86.0709377206283</text:p>
          </table:table-cell>
          <table:table-cell office:value-type="float" office:value="98.1581026872081" calcext:value-type="float">
            <text:p>98.1581026872081</text:p>
          </table:table-cell>
          <table:table-cell office:value-type="float" office:value="95.933232871225" calcext:value-type="float">
            <text:p>95.933232871225</text:p>
          </table:table-cell>
          <table:table-cell office:value-type="float" office:value="98.5148289238161" calcext:value-type="float">
            <text:p>98.5148289238161</text:p>
          </table:table-cell>
          <table:table-cell office:value-type="float" office:value="96.7392713268759" calcext:value-type="float">
            <text:p>96.7392713268759</text:p>
          </table:table-cell>
          <table:table-cell office:value-type="float" office:value="73.9039161420247" calcext:value-type="float">
            <text:p>73.9039161420247</text:p>
          </table:table-cell>
          <table:table-cell office:value-type="float" office:value="84.4100349465174" calcext:value-type="float">
            <text:p>84.4100349465174</text:p>
          </table:table-cell>
          <table:table-cell office:value-type="float" office:value="74.0130949499584" calcext:value-type="float">
            <text:p>74.0130949499584</text:p>
          </table:table-cell>
          <table:table-cell office:value-type="float" office:value="140.567403599733" calcext:value-type="float">
            <text:p>140.567403599733</text:p>
          </table:table-cell>
          <table:table-cell office:value-type="float" office:value="86.2990617542086" calcext:value-type="float">
            <text:p>86.2990617542086</text:p>
          </table:table-cell>
          <table:table-cell office:value-type="float" office:value="106.105098175075" calcext:value-type="float">
            <text:p>106.105098175075</text:p>
          </table:table-cell>
          <table:table-cell office:value-type="float" office:value="112.381245962297" calcext:value-type="float">
            <text:p>112.381245962297</text:p>
          </table:table-cell>
          <table:table-cell office:value-type="float" office:value="62.6701093575386" calcext:value-type="float">
            <text:p>62.6701093575386</text:p>
          </table:table-cell>
          <table:table-cell office:value-type="float" office:value="72.6724133302325" calcext:value-type="float">
            <text:p>72.6724133302325</text:p>
          </table:table-cell>
          <table:table-cell office:value-type="float" office:value="97.4874506231777" calcext:value-type="float">
            <text:p>97.4874506231777</text:p>
          </table:table-cell>
          <table:table-cell office:value-type="float" office:value="77.0334575862359" calcext:value-type="float">
            <text:p>77.0334575862359</text:p>
          </table:table-cell>
          <table:table-cell office:value-type="float" office:value="75.791587037122" calcext:value-type="float">
            <text:p>75.791587037122</text:p>
          </table:table-cell>
          <table:table-cell office:value-type="float" office:value="60.1821408946199" calcext:value-type="float">
            <text:p>60.1821408946199</text:p>
          </table:table-cell>
          <table:table-cell office:value-type="float" office:value="113.936487065047" calcext:value-type="float">
            <text:p>113.936487065047</text:p>
          </table:table-cell>
          <table:table-cell office:value-type="float" office:value="56.0570734826965" calcext:value-type="float">
            <text:p>56.0570734826965</text:p>
          </table:table-cell>
          <table:table-cell office:value-type="float" office:value="59.3509190603797" calcext:value-type="float">
            <text:p>59.3509190603797</text:p>
          </table:table-cell>
          <table:table-cell office:value-type="float" office:value="82.0717907186343" calcext:value-type="float">
            <text:p>82.0717907186343</text:p>
          </table:table-cell>
          <table:table-cell office:value-type="float" office:value="98.1657679844459" calcext:value-type="float">
            <text:p>98.1657679844459</text:p>
          </table:table-cell>
          <table:table-cell office:value-type="float" office:value="104.456752871121" calcext:value-type="float">
            <text:p>104.456752871121</text:p>
          </table:table-cell>
          <table:table-cell office:value-type="float" office:value="76.0790877103628" calcext:value-type="float">
            <text:p>76.0790877103628</text:p>
          </table:table-cell>
          <table:table-cell office:value-type="float" office:value="128.30588099708" calcext:value-type="float">
            <text:p>128.30588099708</text:p>
          </table:table-cell>
          <table:table-cell office:value-type="float" office:value="154.272974644218" calcext:value-type="float">
            <text:p>154.272974644218</text:p>
          </table:table-cell>
          <table:table-cell office:value-type="float" office:value="192.441476960402" calcext:value-type="float">
            <text:p>192.441476960402</text:p>
          </table:table-cell>
          <table:table-cell office:value-type="float" office:value="57.9612499110045" calcext:value-type="float">
            <text:p>57.9612499110045</text:p>
          </table:table-cell>
          <table:table-cell office:value-type="float" office:value="56.455252492067" calcext:value-type="float">
            <text:p>56.455252492067</text:p>
          </table:table-cell>
          <table:table-cell office:value-type="float" office:value="108.212049814648" calcext:value-type="float">
            <text:p>108.212049814648</text:p>
          </table:table-cell>
          <table:table-cell office:value-type="float" office:value="82.3733490112189" calcext:value-type="float">
            <text:p>82.3733490112189</text:p>
          </table:table-cell>
          <table:table-cell office:value-type="float" office:value="58.6466460783817" calcext:value-type="float">
            <text:p>58.6466460783817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81.0354863458388" calcext:value-type="float">
            <text:p>81.0354863458388</text:p>
          </table:table-cell>
          <table:table-cell office:value-type="float" office:value="90.5493169449202" calcext:value-type="float">
            <text:p>90.5493169449202</text:p>
          </table:table-cell>
          <table:table-cell office:value-type="float" office:value="145.496940136344" calcext:value-type="float">
            <text:p>145.496940136344</text:p>
          </table:table-cell>
          <table:table-cell office:value-type="float" office:value="82.1945414479017" calcext:value-type="float">
            <text:p>82.1945414479017</text:p>
          </table:table-cell>
          <table:table-cell office:value-type="float" office:value="51.9405732780642" calcext:value-type="float">
            <text:p>51.9405732780642</text:p>
          </table:table-cell>
          <table:table-cell office:value-type="float" office:value="85.8946600681816" calcext:value-type="float">
            <text:p>85.8946600681816</text:p>
          </table:table-cell>
          <table:table-cell office:value-type="float" office:value="95.7443828349839" calcext:value-type="float">
            <text:p>95.7443828349839</text:p>
          </table:table-cell>
          <table:table-cell office:value-type="float" office:value="60.2392214536784" calcext:value-type="float">
            <text:p>60.2392214536784</text:p>
          </table:table-cell>
          <table:table-cell office:value-type="float" office:value="36.9045707134638" calcext:value-type="float">
            <text:p>36.9045707134638</text:p>
          </table:table-cell>
          <table:table-cell office:value-type="float" office:value="88.049344458928" calcext:value-type="float">
            <text:p>88.049344458928</text:p>
          </table:table-cell>
          <table:table-cell office:value-type="float" office:value="259.821177509643" calcext:value-type="float">
            <text:p>259.821177509643</text:p>
          </table:table-cell>
          <table:table-cell office:value-type="float" office:value="35.1705137740553" calcext:value-type="float">
            <text:p>35.1705137740553</text:p>
          </table:table-cell>
          <table:table-cell office:value-type="float" office:value="65.0066920198768" calcext:value-type="float">
            <text:p>65.0066920198768</text:p>
          </table:table-cell>
          <table:table-cell office:value-type="float" office:value="95.5222309325258" calcext:value-type="float">
            <text:p>95.5222309325258</text:p>
          </table:table-cell>
          <table:table-cell office:value-type="float" office:value="91.1437586975632" calcext:value-type="float">
            <text:p>91.1437586975632</text:p>
          </table:table-cell>
          <table:table-cell office:value-type="float" office:value="58.5309718101024" calcext:value-type="float">
            <text:p>58.5309718101024</text:p>
          </table:table-cell>
          <table:table-cell office:value-type="float" office:value="28.90753987876" calcext:value-type="float">
            <text:p>28.90753987876</text:p>
          </table:table-cell>
          <table:table-cell office:value-type="float" office:value="104.470618912842" calcext:value-type="float">
            <text:p>104.470618912842</text:p>
          </table:table-cell>
          <table:table-cell office:value-type="float" office:value="266.081817598544" calcext:value-type="float">
            <text:p>266.081817598544</text:p>
          </table:table-cell>
          <table:table-cell office:value-type="float" office:value="32.0210153761232" calcext:value-type="float">
            <text:p>32.0210153761232</text:p>
          </table:table-cell>
          <table:table-cell office:value-type="float" office:value="50.0126274552865" calcext:value-type="float">
            <text:p>50.0126274552865</text:p>
          </table:table-cell>
          <table:table-cell office:value-type="float" office:value="53.2655204669896" calcext:value-type="float">
            <text:p>53.2655204669896</text:p>
          </table:table-cell>
          <table:table-cell office:value-type="float" office:value="89.3410262848381" calcext:value-type="float">
            <text:p>89.3410262848381</text:p>
          </table:table-cell>
          <table:table-cell office:value-type="float" office:value="107.044369187303" calcext:value-type="float">
            <text:p>107.044369187303</text:p>
          </table:table-cell>
          <table:table-cell office:value-type="float" office:value="75.2922464169932" calcext:value-type="float">
            <text:p>75.2922464169932</text:p>
          </table:table-cell>
          <table:table-cell office:value-type="float" office:value="92.2445649444941" calcext:value-type="float">
            <text:p>92.2445649444941</text:p>
          </table:table-cell>
          <table:table-cell office:value-type="float" office:value="89.377139221255" calcext:value-type="float">
            <text:p>89.377139221255</text:p>
          </table:table-cell>
          <table:table-cell office:value-type="float" office:value="68.7802312377029" calcext:value-type="float">
            <text:p>68.7802312377029</text:p>
          </table:table-cell>
          <table:table-cell office:value-type="float" office:value="78.3401188813681" calcext:value-type="float">
            <text:p>78.3401188813681</text:p>
          </table:table-cell>
          <table:table-cell office:value-type="float" office:value="89.3353166184959" calcext:value-type="float">
            <text:p>89.3353166184959</text:p>
          </table:table-cell>
          <table:table-cell office:value-type="float" office:value="89.756321807628" calcext:value-type="float">
            <text:p>89.756321807628</text:p>
          </table:table-cell>
          <table:table-cell office:value-type="float" office:value="80.5366626668262" calcext:value-type="float">
            <text:p>80.5366626668262</text:p>
          </table:table-cell>
          <table:table-cell office:value-type="float" office:value="67.1471718462671" calcext:value-type="float">
            <text:p>67.1471718462671</text:p>
          </table:table-cell>
          <table:table-cell office:value-type="float" office:value="78.6259927218463" calcext:value-type="float">
            <text:p>78.6259927218463</text:p>
          </table:table-cell>
          <table:table-cell office:value-type="float" office:value="81.8547159614759" calcext:value-type="float">
            <text:p>81.8547159614759</text:p>
          </table:table-cell>
          <table:table-cell office:value-type="float" office:value="56.2805417688697" calcext:value-type="float">
            <text:p>56.2805417688697</text:p>
          </table:table-cell>
          <table:table-cell office:value-type="float" office:value="51.8296643180937" calcext:value-type="float">
            <text:p>51.8296643180937</text:p>
          </table:table-cell>
          <table:table-cell office:value-type="float" office:value="94.6495065225288" calcext:value-type="float">
            <text:p>94.6495065225288</text:p>
          </table:table-cell>
          <table:table-cell office:value-type="float" office:value="87.7182062112653" calcext:value-type="float">
            <text:p>87.7182062112653</text:p>
          </table:table-cell>
          <table:table-cell office:value-type="float" office:value="84.888316029791" calcext:value-type="float">
            <text:p>84.888316029791</text:p>
          </table:table-cell>
          <table:table-cell office:value-type="float" office:value="101.467394522755" calcext:value-type="float">
            <text:p>101.467394522755</text:p>
          </table:table-cell>
          <table:table-cell office:value-type="float" office:value="94.2086656849586" calcext:value-type="float">
            <text:p>94.2086656849586</text:p>
          </table:table-cell>
          <table:table-cell office:value-type="float" office:value="102.762147871132" calcext:value-type="float">
            <text:p>102.762147871132</text:p>
          </table:table-cell>
          <table:table-cell office:value-type="float" office:value="97.3003826396394" calcext:value-type="float">
            <text:p>97.3003826396394</text:p>
          </table:table-cell>
          <table:table-cell office:value-type="float" office:value="86.3972018491574" calcext:value-type="float">
            <text:p>86.3972018491574</text:p>
          </table:table-cell>
          <table:table-cell office:value-type="float" office:value="85.4141599642264" calcext:value-type="float">
            <text:p>85.4141599642264</text:p>
          </table:table-cell>
          <table:table-cell office:value-type="float" office:value="74.2164930741722" calcext:value-type="float">
            <text:p>74.2164930741722</text:p>
          </table:table-cell>
          <table:table-cell office:value-type="float" office:value="159.294191983107" calcext:value-type="float">
            <text:p>159.294191983107</text:p>
          </table:table-cell>
          <table:table-cell office:value-type="float" office:value="105.782480973624" calcext:value-type="float">
            <text:p>105.782480973624</text:p>
          </table:table-cell>
          <table:table-cell office:value-type="float" office:value="110.237451566248" calcext:value-type="float">
            <text:p>110.237451566248</text:p>
          </table:table-cell>
          <table:table-cell office:value-type="float" office:value="110.671903779778" calcext:value-type="float">
            <text:p>110.671903779778</text:p>
          </table:table-cell>
          <table:table-cell office:value-type="float" office:value="69.778461930845" calcext:value-type="float">
            <text:p>69.778461930845</text:p>
          </table:table-cell>
          <table:table-cell office:value-type="float" office:value="68.6083146668436" calcext:value-type="float">
            <text:p>68.6083146668436</text:p>
          </table:table-cell>
          <table:table-cell office:value-type="float" office:value="90.4442067729076" calcext:value-type="float">
            <text:p>90.4442067729076</text:p>
          </table:table-cell>
          <table:table-cell office:value-type="float" office:value="75.9309478353646" calcext:value-type="float">
            <text:p>75.9309478353646</text:p>
          </table:table-cell>
          <table:table-cell office:value-type="float" office:value="71.5596718686821" calcext:value-type="float">
            <text:p>71.5596718686821</text:p>
          </table:table-cell>
          <table:table-cell office:value-type="float" office:value="67.3968864466073" calcext:value-type="float">
            <text:p>67.3968864466073</text:p>
          </table:table-cell>
          <table:table-cell office:value-type="float" office:value="116.046749030991" calcext:value-type="float">
            <text:p>116.046749030991</text:p>
          </table:table-cell>
          <table:table-cell office:value-type="float" office:value="61.3155534762127" calcext:value-type="float">
            <text:p>61.3155534762127</text:p>
          </table:table-cell>
          <table:table-cell office:value-type="float" office:value="70.2056271732018" calcext:value-type="float">
            <text:p>70.2056271732018</text:p>
          </table:table-cell>
          <table:table-cell office:value-type="float" office:value="96.5144018359775" calcext:value-type="float">
            <text:p>96.5144018359775</text:p>
          </table:table-cell>
          <table:table-cell office:value-type="float" office:value="96.7523855178783" calcext:value-type="float">
            <text:p>96.7523855178783</text:p>
          </table:table-cell>
          <table:table-cell office:value-type="float" office:value="101.649396658533" calcext:value-type="float">
            <text:p>101.649396658533</text:p>
          </table:table-cell>
          <table:table-cell office:value-type="float" office:value="87.5313528879235" calcext:value-type="float">
            <text:p>87.5313528879235</text:p>
          </table:table-cell>
          <table:table-cell office:value-type="float" office:value="132.388757296205" calcext:value-type="float">
            <text:p>132.388757296205</text:p>
          </table:table-cell>
          <table:table-cell office:value-type="float" office:value="138.677844036764" calcext:value-type="float">
            <text:p>138.677844036764</text:p>
          </table:table-cell>
          <table:table-cell office:value-type="float" office:value="187.041888455833" calcext:value-type="float">
            <text:p>187.041888455833</text:p>
          </table:table-cell>
          <table:table-cell office:value-type="float" office:value="66.2266648569006" calcext:value-type="float">
            <text:p>66.2266648569006</text:p>
          </table:table-cell>
          <table:table-cell office:value-type="float" office:value="64.9881506936489" calcext:value-type="float">
            <text:p>64.9881506936489</text:p>
          </table:table-cell>
          <table:table-cell office:value-type="float" office:value="108.274607901008" calcext:value-type="float">
            <text:p>108.274607901008</text:p>
          </table:table-cell>
          <table:table-cell office:value-type="float" office:value="82.1059974000807" calcext:value-type="float">
            <text:p>82.1059974000807</text:p>
          </table:table-cell>
          <table:table-cell office:value-type="float" office:value="66.6358444509149" calcext:value-type="float">
            <text:p>66.6358444509149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81.6674887977063" calcext:value-type="float">
            <text:p>81.6674887977063</text:p>
          </table:table-cell>
          <table:table-cell office:value-type="float" office:value="87.2764101961984" calcext:value-type="float">
            <text:p>87.2764101961984</text:p>
          </table:table-cell>
          <table:table-cell office:value-type="float" office:value="136.776702926551" calcext:value-type="float">
            <text:p>136.776702926551</text:p>
          </table:table-cell>
          <table:table-cell office:value-type="float" office:value="87.995986435504" calcext:value-type="float">
            <text:p>87.995986435504</text:p>
          </table:table-cell>
          <table:table-cell office:value-type="float" office:value="56.9612135011067" calcext:value-type="float">
            <text:p>56.9612135011067</text:p>
          </table:table-cell>
          <table:table-cell office:value-type="float" office:value="86.4728518872236" calcext:value-type="float">
            <text:p>86.4728518872236</text:p>
          </table:table-cell>
          <table:table-cell office:value-type="float" office:value="92.9435032428138" calcext:value-type="float">
            <text:p>92.9435032428138</text:p>
          </table:table-cell>
          <table:table-cell office:value-type="float" office:value="62.3948814882545" calcext:value-type="float">
            <text:p>62.3948814882545</text:p>
          </table:table-cell>
          <table:table-cell office:value-type="float" office:value="42.3915993135531" calcext:value-type="float">
            <text:p>42.3915993135531</text:p>
          </table:table-cell>
          <table:table-cell office:value-type="float" office:value="94.6280953282415" calcext:value-type="float">
            <text:p>94.6280953282415</text:p>
          </table:table-cell>
          <table:table-cell office:value-type="float" office:value="111.180310510642" calcext:value-type="float">
            <text:p>111.180310510642</text:p>
          </table:table-cell>
          <table:table-cell office:value-type="float" office:value="44.5875200630054" calcext:value-type="float">
            <text:p>44.5875200630054</text:p>
          </table:table-cell>
          <table:table-cell office:value-type="float" office:value="65.1230095586204" calcext:value-type="float">
            <text:p>65.1230095586204</text:p>
          </table:table-cell>
          <table:table-cell office:value-type="float" office:value="96.8569629480068" calcext:value-type="float">
            <text:p>96.8569629480068</text:p>
          </table:table-cell>
          <table:table-cell office:value-type="float" office:value="92.4987441372766" calcext:value-type="float">
            <text:p>92.4987441372766</text:p>
          </table:table-cell>
          <table:table-cell office:value-type="float" office:value="55.0768008935861" calcext:value-type="float">
            <text:p>55.0768008935861</text:p>
          </table:table-cell>
          <table:table-cell office:value-type="float" office:value="34.3460237505509" calcext:value-type="float">
            <text:p>34.3460237505509</text:p>
          </table:table-cell>
          <table:table-cell office:value-type="float" office:value="104.470618912842" calcext:value-type="float">
            <text:p>104.470618912842</text:p>
          </table:table-cell>
          <table:table-cell office:value-type="float" office:value="957.316104620847" calcext:value-type="float">
            <text:p>957.316104620847</text:p>
          </table:table-cell>
          <table:table-cell office:value-type="float" office:value="38.9801649746258" calcext:value-type="float">
            <text:p>38.9801649746258</text:p>
          </table:table-cell>
          <table:table-cell office:value-type="float" office:value="64.3754350576518" calcext:value-type="float">
            <text:p>64.3754350576518</text:p>
          </table:table-cell>
          <table:table-cell office:value-type="float" office:value="53.5955304258854" calcext:value-type="float">
            <text:p>53.5955304258854</text:p>
          </table:table-cell>
          <table:table-cell office:value-type="float" office:value="90.3401966899857" calcext:value-type="float">
            <text:p>90.3401966899857</text:p>
          </table:table-cell>
          <table:table-cell office:value-type="float" office:value="159.51774384881" calcext:value-type="float">
            <text:p>159.51774384881</text:p>
          </table:table-cell>
          <table:table-cell office:value-type="float" office:value="79.3654708378053" calcext:value-type="float">
            <text:p>79.3654708378053</text:p>
          </table:table-cell>
          <table:table-cell office:value-type="float" office:value="93.1286238266859" calcext:value-type="float">
            <text:p>93.1286238266859</text:p>
          </table:table-cell>
          <table:table-cell office:value-type="float" office:value="99.6995741151573" calcext:value-type="float">
            <text:p>99.6995741151573</text:p>
          </table:table-cell>
          <table:table-cell office:value-type="float" office:value="74.108667359152" calcext:value-type="float">
            <text:p>74.108667359152</text:p>
          </table:table-cell>
          <table:table-cell office:value-type="float" office:value="83.5316352079615" calcext:value-type="float">
            <text:p>83.5316352079615</text:p>
          </table:table-cell>
          <table:table-cell office:value-type="float" office:value="89.4342930023675" calcext:value-type="float">
            <text:p>89.4342930023675</text:p>
          </table:table-cell>
          <table:table-cell office:value-type="float" office:value="90.2209612780831" calcext:value-type="float">
            <text:p>90.2209612780831</text:p>
          </table:table-cell>
          <table:table-cell office:value-type="float" office:value="85.7249730670738" calcext:value-type="float">
            <text:p>85.7249730670738</text:p>
          </table:table-cell>
          <table:table-cell office:value-type="float" office:value="70.9913708920049" calcext:value-type="float">
            <text:p>70.9913708920049</text:p>
          </table:table-cell>
          <table:table-cell office:value-type="float" office:value="78.6252939235179" calcext:value-type="float">
            <text:p>78.6252939235179</text:p>
          </table:table-cell>
          <table:table-cell office:value-type="float" office:value="82.9240299213447" calcext:value-type="float">
            <text:p>82.9240299213447</text:p>
          </table:table-cell>
          <table:table-cell office:value-type="float" office:value="61.5446979667035" calcext:value-type="float">
            <text:p>61.5446979667035</text:p>
          </table:table-cell>
          <table:table-cell office:value-type="float" office:value="50.4215164477177" calcext:value-type="float">
            <text:p>50.4215164477177</text:p>
          </table:table-cell>
          <table:table-cell office:value-type="float" office:value="92.2734666312042" calcext:value-type="float">
            <text:p>92.2734666312042</text:p>
          </table:table-cell>
          <table:table-cell office:value-type="float" office:value="87.3400479608781" calcext:value-type="float">
            <text:p>87.3400479608781</text:p>
          </table:table-cell>
          <table:table-cell office:value-type="float" office:value="81.8315836600862" calcext:value-type="float">
            <text:p>81.8315836600862</text:p>
          </table:table-cell>
          <table:table-cell office:value-type="float" office:value="120.574160870795" calcext:value-type="float">
            <text:p>120.574160870795</text:p>
          </table:table-cell>
          <table:table-cell office:value-type="float" office:value="96.1233948854828" calcext:value-type="float">
            <text:p>96.1233948854828</text:p>
          </table:table-cell>
          <table:table-cell office:value-type="float" office:value="120.9313331534" calcext:value-type="float">
            <text:p>120.9313331534</text:p>
          </table:table-cell>
          <table:table-cell office:value-type="float" office:value="112.371012274981" calcext:value-type="float">
            <text:p>112.371012274981</text:p>
          </table:table-cell>
          <table:table-cell office:value-type="float" office:value="94.4513349135695" calcext:value-type="float">
            <text:p>94.4513349135695</text:p>
          </table:table-cell>
          <table:table-cell office:value-type="float" office:value="86.133661674921" calcext:value-type="float">
            <text:p>86.133661674921</text:p>
          </table:table-cell>
          <table:table-cell office:value-type="float" office:value="76.5927532471935" calcext:value-type="float">
            <text:p>76.5927532471935</text:p>
          </table:table-cell>
          <table:table-cell office:value-type="float" office:value="166.465227428417" calcext:value-type="float">
            <text:p>166.465227428417</text:p>
          </table:table-cell>
          <table:table-cell office:value-type="float" office:value="103.67034879277" calcext:value-type="float">
            <text:p>103.67034879277</text:p>
          </table:table-cell>
          <table:table-cell office:value-type="float" office:value="108.862311603613" calcext:value-type="float">
            <text:p>108.862311603613</text:p>
          </table:table-cell>
          <table:table-cell office:value-type="float" office:value="110.008095817205" calcext:value-type="float">
            <text:p>110.008095817205</text:p>
          </table:table-cell>
          <table:table-cell office:value-type="float" office:value="70.6724316097986" calcext:value-type="float">
            <text:p>70.6724316097986</text:p>
          </table:table-cell>
          <table:table-cell office:value-type="float" office:value="70.9080322178342" calcext:value-type="float">
            <text:p>70.9080322178342</text:p>
          </table:table-cell>
          <table:table-cell office:value-type="float" office:value="90.9713246843169" calcext:value-type="float">
            <text:p>90.9713246843169</text:p>
          </table:table-cell>
          <table:table-cell office:value-type="float" office:value="77.130445682717" calcext:value-type="float">
            <text:p>77.130445682717</text:p>
          </table:table-cell>
          <table:table-cell office:value-type="float" office:value="72.3880033089576" calcext:value-type="float">
            <text:p>72.3880033089576</text:p>
          </table:table-cell>
          <table:table-cell office:value-type="float" office:value="75.1858068943565" calcext:value-type="float">
            <text:p>75.1858068943565</text:p>
          </table:table-cell>
          <table:table-cell office:value-type="float" office:value="116.82454225506" calcext:value-type="float">
            <text:p>116.82454225506</text:p>
          </table:table-cell>
          <table:table-cell office:value-type="float" office:value="62.8617481339795" calcext:value-type="float">
            <text:p>62.8617481339795</text:p>
          </table:table-cell>
          <table:table-cell office:value-type="float" office:value="76.3346344562981" calcext:value-type="float">
            <text:p>76.3346344562981</text:p>
          </table:table-cell>
          <table:table-cell office:value-type="float" office:value="108.263953424823" calcext:value-type="float">
            <text:p>108.263953424823</text:p>
          </table:table-cell>
          <table:table-cell office:value-type="float" office:value="96.9701195394163" calcext:value-type="float">
            <text:p>96.9701195394163</text:p>
          </table:table-cell>
          <table:table-cell office:value-type="float" office:value="103.388492882433" calcext:value-type="float">
            <text:p>103.388492882433</text:p>
          </table:table-cell>
          <table:table-cell office:value-type="float" office:value="96.9925018594463" calcext:value-type="float">
            <text:p>96.9925018594463</text:p>
          </table:table-cell>
          <table:table-cell office:value-type="float" office:value="118.697806208517" calcext:value-type="float">
            <text:p>118.697806208517</text:p>
          </table:table-cell>
          <table:table-cell office:value-type="float" office:value="130.98217756851" calcext:value-type="float">
            <text:p>130.98217756851</text:p>
          </table:table-cell>
          <table:table-cell office:value-type="float" office:value="111.439040675482" calcext:value-type="float">
            <text:p>111.439040675482</text:p>
          </table:table-cell>
          <table:table-cell office:value-type="float" office:value="70.8163487714442" calcext:value-type="float">
            <text:p>70.8163487714442</text:p>
          </table:table-cell>
          <table:table-cell office:value-type="float" office:value="71.1639298829367" calcext:value-type="float">
            <text:p>71.1639298829367</text:p>
          </table:table-cell>
          <table:table-cell office:value-type="float" office:value="106.031764505841" calcext:value-type="float">
            <text:p>106.031764505841</text:p>
          </table:table-cell>
          <table:table-cell office:value-type="float" office:value="82.2612995969605" calcext:value-type="float">
            <text:p>82.2612995969605</text:p>
          </table:table-cell>
          <table:table-cell office:value-type="float" office:value="71.7606163177647" calcext:value-type="float">
            <text:p>71.7606163177647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84.2765866952102" calcext:value-type="float">
            <text:p>84.2765866952102</text:p>
          </table:table-cell>
          <table:table-cell office:value-type="float" office:value="85.7579910060706" calcext:value-type="float">
            <text:p>85.7579910060706</text:p>
          </table:table-cell>
          <table:table-cell office:value-type="float" office:value="115.359613139242" calcext:value-type="float">
            <text:p>115.359613139242</text:p>
          </table:table-cell>
          <table:table-cell office:value-type="float" office:value="94.0566535270835" calcext:value-type="float">
            <text:p>94.0566535270835</text:p>
          </table:table-cell>
          <table:table-cell office:value-type="float" office:value="68.1622059487295" calcext:value-type="float">
            <text:p>68.1622059487295</text:p>
          </table:table-cell>
          <table:table-cell office:value-type="float" office:value="89.1096547822242" calcext:value-type="float">
            <text:p>89.1096547822242</text:p>
          </table:table-cell>
          <table:table-cell office:value-type="float" office:value="95.7583003627453" calcext:value-type="float">
            <text:p>95.7583003627453</text:p>
          </table:table-cell>
          <table:table-cell office:value-type="float" office:value="66.0992442495484" calcext:value-type="float">
            <text:p>66.0992442495484</text:p>
          </table:table-cell>
          <table:table-cell office:value-type="float" office:value="90.7834188702537" calcext:value-type="float">
            <text:p>90.7834188702537</text:p>
          </table:table-cell>
          <table:table-cell office:value-type="float" office:value="99.7536463372316" calcext:value-type="float">
            <text:p>99.7536463372316</text:p>
          </table:table-cell>
          <table:table-cell office:value-type="float" office:value="127.124667357882" calcext:value-type="float">
            <text:p>127.124667357882</text:p>
          </table:table-cell>
          <table:table-cell office:value-type="float" office:value="66.8596770568121" calcext:value-type="float">
            <text:p>66.8596770568121</text:p>
          </table:table-cell>
          <table:table-cell office:value-type="float" office:value="72.7026052311504" calcext:value-type="float">
            <text:p>72.7026052311504</text:p>
          </table:table-cell>
          <table:table-cell office:value-type="float" office:value="98.0449490470384" calcext:value-type="float">
            <text:p>98.0449490470384</text:p>
          </table:table-cell>
          <table:table-cell office:value-type="float" office:value="93.5851995128139" calcext:value-type="float">
            <text:p>93.5851995128139</text:p>
          </table:table-cell>
          <table:table-cell office:value-type="float" office:value="77.456566098026" calcext:value-type="float">
            <text:p>77.456566098026</text:p>
          </table:table-cell>
          <table:table-cell office:value-type="float" office:value="40.3884096781493" calcext:value-type="float">
            <text:p>40.3884096781493</text:p>
          </table:table-cell>
          <table:table-cell office:value-type="float" office:value="104.470618912842" calcext:value-type="float">
            <text:p>104.470618912842</text:p>
          </table:table-cell>
          <table:table-cell office:value-type="float" office:value="1038.67441379542" calcext:value-type="float">
            <text:p>1038.67441379542</text:p>
          </table:table-cell>
          <table:table-cell office:value-type="float" office:value="48.1789013363362" calcext:value-type="float">
            <text:p>48.1789013363362</text:p>
          </table:table-cell>
          <table:table-cell office:value-type="float" office:value="72.8469825448686" calcext:value-type="float">
            <text:p>72.8469825448686</text:p>
          </table:table-cell>
          <table:table-cell office:value-type="float" office:value="53.6884637206165" calcext:value-type="float">
            <text:p>53.6884637206165</text:p>
          </table:table-cell>
          <table:table-cell office:value-type="float" office:value="91.2113325628246" calcext:value-type="float">
            <text:p>91.2113325628246</text:p>
          </table:table-cell>
          <table:table-cell office:value-type="float" office:value="158.616007691539" calcext:value-type="float">
            <text:p>158.616007691539</text:p>
          </table:table-cell>
          <table:table-cell office:value-type="float" office:value="90.4082345533261" calcext:value-type="float">
            <text:p>90.4082345533261</text:p>
          </table:table-cell>
          <table:table-cell office:value-type="float" office:value="93.5568372421389" calcext:value-type="float">
            <text:p>93.5568372421389</text:p>
          </table:table-cell>
          <table:table-cell office:value-type="float" office:value="106.322292215336" calcext:value-type="float">
            <text:p>106.322292215336</text:p>
          </table:table-cell>
          <table:table-cell office:value-type="float" office:value="82.3919476585001" calcext:value-type="float">
            <text:p>82.3919476585001</text:p>
          </table:table-cell>
          <table:table-cell office:value-type="float" office:value="91.6578431724861" calcext:value-type="float">
            <text:p>91.6578431724861</text:p>
          </table:table-cell>
          <table:table-cell office:value-type="float" office:value="90.6368712090744" calcext:value-type="float">
            <text:p>90.6368712090744</text:p>
          </table:table-cell>
          <table:table-cell office:value-type="float" office:value="91.2700616897102" calcext:value-type="float">
            <text:p>91.2700616897102</text:p>
          </table:table-cell>
          <table:table-cell office:value-type="float" office:value="96.5999715213703" calcext:value-type="float">
            <text:p>96.5999715213703</text:p>
          </table:table-cell>
          <table:table-cell office:value-type="float" office:value="70.3179701227406" calcext:value-type="float">
            <text:p>70.3179701227406</text:p>
          </table:table-cell>
          <table:table-cell office:value-type="float" office:value="79.3618736405608" calcext:value-type="float">
            <text:p>79.3618736405608</text:p>
          </table:table-cell>
          <table:table-cell office:value-type="float" office:value="85.2689590794638" calcext:value-type="float">
            <text:p>85.2689590794638</text:p>
          </table:table-cell>
          <table:table-cell office:value-type="float" office:value="68.1560403811918" calcext:value-type="float">
            <text:p>68.1560403811918</text:p>
          </table:table-cell>
          <table:table-cell office:value-type="float" office:value="78.9494213506452" calcext:value-type="float">
            <text:p>78.9494213506452</text:p>
          </table:table-cell>
          <table:table-cell office:value-type="float" office:value="93.3974974779656" calcext:value-type="float">
            <text:p>93.3974974779656</text:p>
          </table:table-cell>
          <table:table-cell office:value-type="float" office:value="89.6641593490184" calcext:value-type="float">
            <text:p>89.6641593490184</text:p>
          </table:table-cell>
          <table:table-cell office:value-type="float" office:value="98.0941193496182" calcext:value-type="float">
            <text:p>98.0941193496182</text:p>
          </table:table-cell>
          <table:table-cell office:value-type="float" office:value="138.332279944923" calcext:value-type="float">
            <text:p>138.332279944923</text:p>
          </table:table-cell>
          <table:table-cell office:value-type="float" office:value="97.2208433950897" calcext:value-type="float">
            <text:p>97.2208433950897</text:p>
          </table:table-cell>
          <table:table-cell office:value-type="float" office:value="115.760924227859" calcext:value-type="float">
            <text:p>115.760924227859</text:p>
          </table:table-cell>
          <table:table-cell office:value-type="float" office:value="132.937310334732" calcext:value-type="float">
            <text:p>132.937310334732</text:p>
          </table:table-cell>
          <table:table-cell office:value-type="float" office:value="110.972600171572" calcext:value-type="float">
            <text:p>110.972600171572</text:p>
          </table:table-cell>
          <table:table-cell office:value-type="float" office:value="86.0937576491245" calcext:value-type="float">
            <text:p>86.0937576491245</text:p>
          </table:table-cell>
          <table:table-cell office:value-type="float" office:value="82.9744472673823" calcext:value-type="float">
            <text:p>82.9744472673823</text:p>
          </table:table-cell>
          <table:table-cell office:value-type="float" office:value="191.321789757461" calcext:value-type="float">
            <text:p>191.321789757461</text:p>
          </table:table-cell>
          <table:table-cell office:value-type="float" office:value="97.6092101429276" calcext:value-type="float">
            <text:p>97.6092101429276</text:p>
          </table:table-cell>
          <table:table-cell office:value-type="float" office:value="114.410349355867" calcext:value-type="float">
            <text:p>114.410349355867</text:p>
          </table:table-cell>
          <table:table-cell office:value-type="float" office:value="118.255817166774" calcext:value-type="float">
            <text:p>118.255817166774</text:p>
          </table:table-cell>
          <table:table-cell office:value-type="float" office:value="76.9752442361873" calcext:value-type="float">
            <text:p>76.9752442361873</text:p>
          </table:table-cell>
          <table:table-cell office:value-type="float" office:value="78.3915388424639" calcext:value-type="float">
            <text:p>78.3915388424639</text:p>
          </table:table-cell>
          <table:table-cell office:value-type="float" office:value="91.6404808242547" calcext:value-type="float">
            <text:p>91.6404808242547</text:p>
          </table:table-cell>
          <table:table-cell office:value-type="float" office:value="86.8157083310943" calcext:value-type="float">
            <text:p>86.8157083310943</text:p>
          </table:table-cell>
          <table:table-cell office:value-type="float" office:value="78.9392127453742" calcext:value-type="float">
            <text:p>78.9392127453742</text:p>
          </table:table-cell>
          <table:table-cell office:value-type="float" office:value="92.8511963271438" calcext:value-type="float">
            <text:p>92.8511963271438</text:p>
          </table:table-cell>
          <table:table-cell office:value-type="float" office:value="111.684935793215" calcext:value-type="float">
            <text:p>111.684935793215</text:p>
          </table:table-cell>
          <table:table-cell office:value-type="float" office:value="59.7927477875813" calcext:value-type="float">
            <text:p>59.7927477875813</text:p>
          </table:table-cell>
          <table:table-cell office:value-type="float" office:value="90.0222796892681" calcext:value-type="float">
            <text:p>90.0222796892681</text:p>
          </table:table-cell>
          <table:table-cell office:value-type="float" office:value="129.260783853018" calcext:value-type="float">
            <text:p>129.260783853018</text:p>
          </table:table-cell>
          <table:table-cell office:value-type="float" office:value="98.1515527487559" calcext:value-type="float">
            <text:p>98.1515527487559</text:p>
          </table:table-cell>
          <table:table-cell office:value-type="float" office:value="105.069378144817" calcext:value-type="float">
            <text:p>105.069378144817</text:p>
          </table:table-cell>
          <table:table-cell office:value-type="float" office:value="112.140124126818" calcext:value-type="float">
            <text:p>112.140124126818</text:p>
          </table:table-cell>
          <table:table-cell office:value-type="float" office:value="117.001317725784" calcext:value-type="float">
            <text:p>117.001317725784</text:p>
          </table:table-cell>
          <table:table-cell office:value-type="float" office:value="130.084322860073" calcext:value-type="float">
            <text:p>130.084322860073</text:p>
          </table:table-cell>
          <table:table-cell office:value-type="float" office:value="113.156217593764" calcext:value-type="float">
            <text:p>113.156217593764</text:p>
          </table:table-cell>
          <table:table-cell office:value-type="float" office:value="81.6444528483589" calcext:value-type="float">
            <text:p>81.6444528483589</text:p>
          </table:table-cell>
          <table:table-cell office:value-type="float" office:value="82.900285885619" calcext:value-type="float">
            <text:p>82.900285885619</text:p>
          </table:table-cell>
          <table:table-cell office:value-type="float" office:value="105.311273205798" calcext:value-type="float">
            <text:p>105.311273205798</text:p>
          </table:table-cell>
          <table:table-cell office:value-type="float" office:value="86.3698430082462" calcext:value-type="float">
            <text:p>86.3698430082462</text:p>
          </table:table-cell>
          <table:table-cell office:value-type="float" office:value="81.6416920772367" calcext:value-type="float">
            <text:p>81.641692077236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83.7024625744962" calcext:value-type="float">
            <text:p>83.7024625744962</text:p>
          </table:table-cell>
          <table:table-cell office:value-type="float" office:value="84.7066823291516" calcext:value-type="float">
            <text:p>84.7066823291516</text:p>
          </table:table-cell>
          <table:table-cell office:value-type="float" office:value="108.533508710413" calcext:value-type="float">
            <text:p>108.533508710413</text:p>
          </table:table-cell>
          <table:table-cell office:value-type="float" office:value="96.6757805018258" calcext:value-type="float">
            <text:p>96.6757805018258</text:p>
          </table:table-cell>
          <table:table-cell office:value-type="float" office:value="68.8855188785811" calcext:value-type="float">
            <text:p>68.8855188785811</text:p>
          </table:table-cell>
          <table:table-cell office:value-type="float" office:value="89.4349573029416" calcext:value-type="float">
            <text:p>89.4349573029416</text:p>
          </table:table-cell>
          <table:table-cell office:value-type="float" office:value="91.5592538571852" calcext:value-type="float">
            <text:p>91.5592538571852</text:p>
          </table:table-cell>
          <table:table-cell office:value-type="float" office:value="64.6216785410975" calcext:value-type="float">
            <text:p>64.6216785410975</text:p>
          </table:table-cell>
          <table:table-cell office:value-type="float" office:value="89.2210904626957" calcext:value-type="float">
            <text:p>89.2210904626957</text:p>
          </table:table-cell>
          <table:table-cell office:value-type="float" office:value="95.8187400560768" calcext:value-type="float">
            <text:p>95.8187400560768</text:p>
          </table:table-cell>
          <table:table-cell office:value-type="float" office:value="141.198314394794" calcext:value-type="float">
            <text:p>141.198314394794</text:p>
          </table:table-cell>
          <table:table-cell office:value-type="float" office:value="69.7039906536201" calcext:value-type="float">
            <text:p>69.7039906536201</text:p>
          </table:table-cell>
          <table:table-cell office:value-type="float" office:value="78.3544816981192" calcext:value-type="float">
            <text:p>78.3544816981192</text:p>
          </table:table-cell>
          <table:table-cell office:value-type="float" office:value="97.1747936458162" calcext:value-type="float">
            <text:p>97.1747936458162</text:p>
          </table:table-cell>
          <table:table-cell office:value-type="float" office:value="91.4654599115722" calcext:value-type="float">
            <text:p>91.4654599115722</text:p>
          </table:table-cell>
          <table:table-cell office:value-type="float" office:value="87.5670802989638" calcext:value-type="float">
            <text:p>87.5670802989638</text:p>
          </table:table-cell>
          <table:table-cell office:value-type="float" office:value="61.6886875281286" calcext:value-type="float">
            <text:p>61.6886875281286</text:p>
          </table:table-cell>
          <table:table-cell office:value-type="float" office:value="105.595381751043" calcext:value-type="float">
            <text:p>105.595381751043</text:p>
          </table:table-cell>
          <table:table-cell office:value-type="float" office:value="857.23508581597" calcext:value-type="float">
            <text:p>857.23508581597</text:p>
          </table:table-cell>
          <table:table-cell office:value-type="float" office:value="61.0677911145541" calcext:value-type="float">
            <text:p>61.0677911145541</text:p>
          </table:table-cell>
          <table:table-cell office:value-type="float" office:value="86.1870166034072" calcext:value-type="float">
            <text:p>86.1870166034072</text:p>
          </table:table-cell>
          <table:table-cell office:value-type="float" office:value="54.0096446274922" calcext:value-type="float">
            <text:p>54.0096446274922</text:p>
          </table:table-cell>
          <table:table-cell office:value-type="float" office:value="90.896041724356" calcext:value-type="float">
            <text:p>90.896041724356</text:p>
          </table:table-cell>
          <table:table-cell office:value-type="float" office:value="112.299615139693" calcext:value-type="float">
            <text:p>112.299615139693</text:p>
          </table:table-cell>
          <table:table-cell office:value-type="float" office:value="107.109199936274" calcext:value-type="float">
            <text:p>107.109199936274</text:p>
          </table:table-cell>
          <table:table-cell office:value-type="float" office:value="90.8372686954463" calcext:value-type="float">
            <text:p>90.8372686954463</text:p>
          </table:table-cell>
          <table:table-cell office:value-type="float" office:value="91.5016921686814" calcext:value-type="float">
            <text:p>91.5016921686814</text:p>
          </table:table-cell>
          <table:table-cell office:value-type="float" office:value="99.750252991841" calcext:value-type="float">
            <text:p>99.750252991841</text:p>
          </table:table-cell>
          <table:table-cell office:value-type="float" office:value="104.020057147542" calcext:value-type="float">
            <text:p>104.020057147542</text:p>
          </table:table-cell>
          <table:table-cell office:value-type="float" office:value="89.2422749912422" calcext:value-type="float">
            <text:p>89.2422749912422</text:p>
          </table:table-cell>
          <table:table-cell office:value-type="float" office:value="91.4693231003063" calcext:value-type="float">
            <text:p>91.4693231003063</text:p>
          </table:table-cell>
          <table:table-cell office:value-type="float" office:value="105.562987664741" calcext:value-type="float">
            <text:p>105.562987664741</text:p>
          </table:table-cell>
          <table:table-cell office:value-type="float" office:value="75.3095617710396" calcext:value-type="float">
            <text:p>75.3095617710396</text:p>
          </table:table-cell>
          <table:table-cell office:value-type="float" office:value="78.8185173821223" calcext:value-type="float">
            <text:p>78.8185173821223</text:p>
          </table:table-cell>
          <table:table-cell office:value-type="float" office:value="83.3638071552288" calcext:value-type="float">
            <text:p>83.3638071552288</text:p>
          </table:table-cell>
          <table:table-cell office:value-type="float" office:value="71.8918977649424" calcext:value-type="float">
            <text:p>71.8918977649424</text:p>
          </table:table-cell>
          <table:table-cell office:value-type="float" office:value="75.6301480717646" calcext:value-type="float">
            <text:p>75.6301480717646</text:p>
          </table:table-cell>
          <table:table-cell office:value-type="float" office:value="91.4116381716572" calcext:value-type="float">
            <text:p>91.4116381716572</text:p>
          </table:table-cell>
          <table:table-cell office:value-type="float" office:value="88.8080648430541" calcext:value-type="float">
            <text:p>88.8080648430541</text:p>
          </table:table-cell>
          <table:table-cell office:value-type="float" office:value="99.690829813471" calcext:value-type="float">
            <text:p>99.690829813471</text:p>
          </table:table-cell>
          <table:table-cell office:value-type="float" office:value="151.689493691105" calcext:value-type="float">
            <text:p>151.689493691105</text:p>
          </table:table-cell>
          <table:table-cell office:value-type="float" office:value="95.7482311404098" calcext:value-type="float">
            <text:p>95.7482311404098</text:p>
          </table:table-cell>
          <table:table-cell office:value-type="float" office:value="101.325849111915" calcext:value-type="float">
            <text:p>101.325849111915</text:p>
          </table:table-cell>
          <table:table-cell office:value-type="float" office:value="154.899386561718" calcext:value-type="float">
            <text:p>154.899386561718</text:p>
          </table:table-cell>
          <table:table-cell office:value-type="float" office:value="132.173998903724" calcext:value-type="float">
            <text:p>132.173998903724</text:p>
          </table:table-cell>
          <table:table-cell office:value-type="float" office:value="85.9464122481196" calcext:value-type="float">
            <text:p>85.9464122481196</text:p>
          </table:table-cell>
          <table:table-cell office:value-type="float" office:value="81.1689854622047" calcext:value-type="float">
            <text:p>81.1689854622047</text:p>
          </table:table-cell>
          <table:table-cell office:value-type="float" office:value="217.245054807161" calcext:value-type="float">
            <text:p>217.245054807161</text:p>
          </table:table-cell>
          <table:table-cell office:value-type="float" office:value="95.6900148323163" calcext:value-type="float">
            <text:p>95.6900148323163</text:p>
          </table:table-cell>
          <table:table-cell office:value-type="float" office:value="112.753648082109" calcext:value-type="float">
            <text:p>112.753648082109</text:p>
          </table:table-cell>
          <table:table-cell office:value-type="float" office:value="115.305245234839" calcext:value-type="float">
            <text:p>115.305245234839</text:p>
          </table:table-cell>
          <table:table-cell office:value-type="float" office:value="80.2278489705398" calcext:value-type="float">
            <text:p>80.2278489705398</text:p>
          </table:table-cell>
          <table:table-cell office:value-type="float" office:value="78.9984665094839" calcext:value-type="float">
            <text:p>78.9984665094839</text:p>
          </table:table-cell>
          <table:table-cell office:value-type="float" office:value="90.1361172411964" calcext:value-type="float">
            <text:p>90.1361172411964</text:p>
          </table:table-cell>
          <table:table-cell office:value-type="float" office:value="84.5357277137685" calcext:value-type="float">
            <text:p>84.5357277137685</text:p>
          </table:table-cell>
          <table:table-cell office:value-type="float" office:value="81.1361022896445" calcext:value-type="float">
            <text:p>81.1361022896445</text:p>
          </table:table-cell>
          <table:table-cell office:value-type="float" office:value="108.668677251477" calcext:value-type="float">
            <text:p>108.668677251477</text:p>
          </table:table-cell>
          <table:table-cell office:value-type="float" office:value="110.814610994537" calcext:value-type="float">
            <text:p>110.814610994537</text:p>
          </table:table-cell>
          <table:table-cell office:value-type="float" office:value="70.8323287248643" calcext:value-type="float">
            <text:p>70.8323287248643</text:p>
          </table:table-cell>
          <table:table-cell office:value-type="float" office:value="109.803568381281" calcext:value-type="float">
            <text:p>109.803568381281</text:p>
          </table:table-cell>
          <table:table-cell office:value-type="float" office:value="156.098846888329" calcext:value-type="float">
            <text:p>156.098846888329</text:p>
          </table:table-cell>
          <table:table-cell office:value-type="float" office:value="97.865303198876" calcext:value-type="float">
            <text:p>97.865303198876</text:p>
          </table:table-cell>
          <table:table-cell office:value-type="float" office:value="102.078296608244" calcext:value-type="float">
            <text:p>102.078296608244</text:p>
          </table:table-cell>
          <table:table-cell office:value-type="float" office:value="133.448165640084" calcext:value-type="float">
            <text:p>133.448165640084</text:p>
          </table:table-cell>
          <table:table-cell office:value-type="float" office:value="108.753910718082" calcext:value-type="float">
            <text:p>108.753910718082</text:p>
          </table:table-cell>
          <table:table-cell office:value-type="float" office:value="122.751383797729" calcext:value-type="float">
            <text:p>122.751383797729</text:p>
          </table:table-cell>
          <table:table-cell office:value-type="float" office:value="111.1254811036" calcext:value-type="float">
            <text:p>111.1254811036</text:p>
          </table:table-cell>
          <table:table-cell office:value-type="float" office:value="88.414614735757" calcext:value-type="float">
            <text:p>88.414614735757</text:p>
          </table:table-cell>
          <table:table-cell office:value-type="float" office:value="89.5751889691155" calcext:value-type="float">
            <text:p>89.5751889691155</text:p>
          </table:table-cell>
          <table:table-cell office:value-type="float" office:value="96.3156792978394" calcext:value-type="float">
            <text:p>96.3156792978394</text:p>
          </table:table-cell>
          <table:table-cell office:value-type="float" office:value="83.1400151295093" calcext:value-type="float">
            <text:p>83.1400151295093</text:p>
          </table:table-cell>
          <table:table-cell office:value-type="float" office:value="90.8939683441418" calcext:value-type="float">
            <text:p>90.893968344141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85.4138025728144" calcext:value-type="float">
            <text:p>85.4138025728144</text:p>
          </table:table-cell>
          <table:table-cell office:value-type="float" office:value="84.1463951010135" calcext:value-type="float">
            <text:p>84.1463951010135</text:p>
          </table:table-cell>
          <table:table-cell office:value-type="float" office:value="106.714975824893" calcext:value-type="float">
            <text:p>106.714975824893</text:p>
          </table:table-cell>
          <table:table-cell office:value-type="float" office:value="104.215424315445" calcext:value-type="float">
            <text:p>104.215424315445</text:p>
          </table:table-cell>
          <table:table-cell office:value-type="float" office:value="67.7547210714646" calcext:value-type="float">
            <text:p>67.7547210714646</text:p>
          </table:table-cell>
          <table:table-cell office:value-type="float" office:value="90.0920803322577" calcext:value-type="float">
            <text:p>90.0920803322577</text:p>
          </table:table-cell>
          <table:table-cell office:value-type="float" office:value="89.2010349459132" calcext:value-type="float">
            <text:p>89.2010349459132</text:p>
          </table:table-cell>
          <table:table-cell office:value-type="float" office:value="65.7761592053965" calcext:value-type="float">
            <text:p>65.7761592053965</text:p>
          </table:table-cell>
          <table:table-cell office:value-type="float" office:value="85.8416967467766" calcext:value-type="float">
            <text:p>85.8416967467766</text:p>
          </table:table-cell>
          <table:table-cell office:value-type="float" office:value="92.8262936000668" calcext:value-type="float">
            <text:p>92.8262936000668</text:p>
          </table:table-cell>
          <table:table-cell office:value-type="float" office:value="172.200753632487" calcext:value-type="float">
            <text:p>172.200753632487</text:p>
          </table:table-cell>
          <table:table-cell office:value-type="float" office:value="72.1925441709526" calcext:value-type="float">
            <text:p>72.1925441709526</text:p>
          </table:table-cell>
          <table:table-cell office:value-type="float" office:value="81.6097952870157" calcext:value-type="float">
            <text:p>81.6097952870157</text:p>
          </table:table-cell>
          <table:table-cell office:value-type="float" office:value="95.7972152313252" calcext:value-type="float">
            <text:p>95.7972152313252</text:p>
          </table:table-cell>
          <table:table-cell office:value-type="float" office:value="88.5963023376558" calcext:value-type="float">
            <text:p>88.5963023376558</text:p>
          </table:table-cell>
          <table:table-cell office:value-type="float" office:value="86.8797735618533" calcext:value-type="float">
            <text:p>86.8797735618533</text:p>
          </table:table-cell>
          <table:table-cell office:value-type="float" office:value="77.6210526622715" calcext:value-type="float">
            <text:p>77.6210526622715</text:p>
          </table:table-cell>
          <table:table-cell office:value-type="float" office:value="103.158377787252" calcext:value-type="float">
            <text:p>103.158377787252</text:p>
          </table:table-cell>
          <table:table-cell office:value-type="float" office:value="792.673447553679" calcext:value-type="float">
            <text:p>792.673447553679</text:p>
          </table:table-cell>
          <table:table-cell office:value-type="float" office:value="68.7142464465636" calcext:value-type="float">
            <text:p>68.7142464465636</text:p>
          </table:table-cell>
          <table:table-cell office:value-type="float" office:value="95.3439768594432" calcext:value-type="float">
            <text:p>95.3439768594432</text:p>
          </table:table-cell>
          <table:table-cell office:value-type="float" office:value="53.9291722899826" calcext:value-type="float">
            <text:p>53.9291722899826</text:p>
          </table:table-cell>
          <table:table-cell office:value-type="float" office:value="91.6328489460676" calcext:value-type="float">
            <text:p>91.6328489460676</text:p>
          </table:table-cell>
          <table:table-cell office:value-type="float" office:value="119.688374093018" calcext:value-type="float">
            <text:p>119.688374093018</text:p>
          </table:table-cell>
          <table:table-cell office:value-type="float" office:value="109.275425467602" calcext:value-type="float">
            <text:p>109.275425467602</text:p>
          </table:table-cell>
          <table:table-cell office:value-type="float" office:value="83.7957969919662" calcext:value-type="float">
            <text:p>83.7957969919662</text:p>
          </table:table-cell>
          <table:table-cell office:value-type="float" office:value="90.2184670835618" calcext:value-type="float">
            <text:p>90.2184670835618</text:p>
          </table:table-cell>
          <table:table-cell office:value-type="float" office:value="108.580414670794" calcext:value-type="float">
            <text:p>108.580414670794</text:p>
          </table:table-cell>
          <table:table-cell office:value-type="float" office:value="106.232283479598" calcext:value-type="float">
            <text:p>106.232283479598</text:p>
          </table:table-cell>
          <table:table-cell office:value-type="float" office:value="88.8348695437586" calcext:value-type="float">
            <text:p>88.8348695437586</text:p>
          </table:table-cell>
          <table:table-cell office:value-type="float" office:value="89.6094362729674" calcext:value-type="float">
            <text:p>89.6094362729674</text:p>
          </table:table-cell>
          <table:table-cell office:value-type="float" office:value="99.9919291420747" calcext:value-type="float">
            <text:p>99.9919291420747</text:p>
          </table:table-cell>
          <table:table-cell office:value-type="float" office:value="74.8646806220807" calcext:value-type="float">
            <text:p>74.8646806220807</text:p>
          </table:table-cell>
          <table:table-cell office:value-type="float" office:value="79.0191936978758" calcext:value-type="float">
            <text:p>79.0191936978758</text:p>
          </table:table-cell>
          <table:table-cell office:value-type="float" office:value="80.5968168440564" calcext:value-type="float">
            <text:p>80.5968168440564</text:p>
          </table:table-cell>
          <table:table-cell office:value-type="float" office:value="74.9814606306683" calcext:value-type="float">
            <text:p>74.9814606306683</text:p>
          </table:table-cell>
          <table:table-cell office:value-type="float" office:value="75.1288212765604" calcext:value-type="float">
            <text:p>75.1288212765604</text:p>
          </table:table-cell>
          <table:table-cell office:value-type="float" office:value="91.1629114823796" calcext:value-type="float">
            <text:p>91.1629114823796</text:p>
          </table:table-cell>
          <table:table-cell office:value-type="float" office:value="88.2311604184816" calcext:value-type="float">
            <text:p>88.2311604184816</text:p>
          </table:table-cell>
          <table:table-cell office:value-type="float" office:value="87.8620275463615" calcext:value-type="float">
            <text:p>87.8620275463615</text:p>
          </table:table-cell>
          <table:table-cell office:value-type="float" office:value="141.606769518439" calcext:value-type="float">
            <text:p>141.606769518439</text:p>
          </table:table-cell>
          <table:table-cell office:value-type="float" office:value="84.393285812257" calcext:value-type="float">
            <text:p>84.393285812257</text:p>
          </table:table-cell>
          <table:table-cell office:value-type="float" office:value="86.3874874985789" calcext:value-type="float">
            <text:p>86.3874874985789</text:p>
          </table:table-cell>
          <table:table-cell office:value-type="float" office:value="145.665659873503" calcext:value-type="float">
            <text:p>145.665659873503</text:p>
          </table:table-cell>
          <table:table-cell office:value-type="float" office:value="118.011404262972" calcext:value-type="float">
            <text:p>118.011404262972</text:p>
          </table:table-cell>
          <table:table-cell office:value-type="float" office:value="85.9323320236462" calcext:value-type="float">
            <text:p>85.9323320236462</text:p>
          </table:table-cell>
          <table:table-cell office:value-type="float" office:value="80.3796131354489" calcext:value-type="float">
            <text:p>80.3796131354489</text:p>
          </table:table-cell>
          <table:table-cell office:value-type="float" office:value="175.769094608365" calcext:value-type="float">
            <text:p>175.769094608365</text:p>
          </table:table-cell>
          <table:table-cell office:value-type="float" office:value="91.6623983979907" calcext:value-type="float">
            <text:p>91.6623983979907</text:p>
          </table:table-cell>
          <table:table-cell office:value-type="float" office:value="106.764320620728" calcext:value-type="float">
            <text:p>106.764320620728</text:p>
          </table:table-cell>
          <table:table-cell office:value-type="float" office:value="114.611923120885" calcext:value-type="float">
            <text:p>114.611923120885</text:p>
          </table:table-cell>
          <table:table-cell office:value-type="float" office:value="84.3196267613641" calcext:value-type="float">
            <text:p>84.3196267613641</text:p>
          </table:table-cell>
          <table:table-cell office:value-type="float" office:value="78.8450037482873" calcext:value-type="float">
            <text:p>78.8450037482873</text:p>
          </table:table-cell>
          <table:table-cell office:value-type="float" office:value="89.4382177594832" calcext:value-type="float">
            <text:p>89.4382177594832</text:p>
          </table:table-cell>
          <table:table-cell office:value-type="float" office:value="82.6472179495091" calcext:value-type="float">
            <text:p>82.6472179495091</text:p>
          </table:table-cell>
          <table:table-cell office:value-type="float" office:value="81.2416561684915" calcext:value-type="float">
            <text:p>81.2416561684915</text:p>
          </table:table-cell>
          <table:table-cell office:value-type="float" office:value="107.171600321145" calcext:value-type="float">
            <text:p>107.171600321145</text:p>
          </table:table-cell>
          <table:table-cell office:value-type="float" office:value="104.318549982176" calcext:value-type="float">
            <text:p>104.318549982176</text:p>
          </table:table-cell>
          <table:table-cell office:value-type="float" office:value="59.3671527680538" calcext:value-type="float">
            <text:p>59.3671527680538</text:p>
          </table:table-cell>
          <table:table-cell office:value-type="float" office:value="113.559932098442" calcext:value-type="float">
            <text:p>113.559932098442</text:p>
          </table:table-cell>
          <table:table-cell office:value-type="float" office:value="164.004475421759" calcext:value-type="float">
            <text:p>164.004475421759</text:p>
          </table:table-cell>
          <table:table-cell office:value-type="float" office:value="96.6956015782325" calcext:value-type="float">
            <text:p>96.6956015782325</text:p>
          </table:table-cell>
          <table:table-cell office:value-type="float" office:value="100.973681789511" calcext:value-type="float">
            <text:p>100.973681789511</text:p>
          </table:table-cell>
          <table:table-cell office:value-type="float" office:value="135.301346429174" calcext:value-type="float">
            <text:p>135.301346429174</text:p>
          </table:table-cell>
          <table:table-cell office:value-type="float" office:value="102.363064523169" calcext:value-type="float">
            <text:p>102.363064523169</text:p>
          </table:table-cell>
          <table:table-cell office:value-type="float" office:value="119.715141025589" calcext:value-type="float">
            <text:p>119.715141025589</text:p>
          </table:table-cell>
          <table:table-cell office:value-type="float" office:value="103.813799095152" calcext:value-type="float">
            <text:p>103.813799095152</text:p>
          </table:table-cell>
          <table:table-cell office:value-type="float" office:value="91.7899810736677" calcext:value-type="float">
            <text:p>91.7899810736677</text:p>
          </table:table-cell>
          <table:table-cell office:value-type="float" office:value="91.2124686569556" calcext:value-type="float">
            <text:p>91.2124686569556</text:p>
          </table:table-cell>
          <table:table-cell office:value-type="float" office:value="94.9748389615089" calcext:value-type="float">
            <text:p>94.9748389615089</text:p>
          </table:table-cell>
          <table:table-cell office:value-type="float" office:value="83.0087757428345" calcext:value-type="float">
            <text:p>83.0087757428345</text:p>
          </table:table-cell>
          <table:table-cell office:value-type="float" office:value="88.064448396266" calcext:value-type="float">
            <text:p>88.06444839626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83.669338045667" calcext:value-type="float">
            <text:p>83.669338045667</text:p>
          </table:table-cell>
          <table:table-cell office:value-type="float" office:value="84.3636898678075" calcext:value-type="float">
            <text:p>84.3636898678075</text:p>
          </table:table-cell>
          <table:table-cell office:value-type="float" office:value="101.786897297835" calcext:value-type="float">
            <text:p>101.786897297835</text:p>
          </table:table-cell>
          <table:table-cell office:value-type="float" office:value="96.0810763729499" calcext:value-type="float">
            <text:p>96.0810763729499</text:p>
          </table:table-cell>
          <table:table-cell office:value-type="float" office:value="67.0645055155613" calcext:value-type="float">
            <text:p>67.0645055155613</text:p>
          </table:table-cell>
          <table:table-cell office:value-type="float" office:value="89.9442334736006" calcext:value-type="float">
            <text:p>89.9442334736006</text:p>
          </table:table-cell>
          <table:table-cell office:value-type="float" office:value="90.8371523558814" calcext:value-type="float">
            <text:p>90.8371523558814</text:p>
          </table:table-cell>
          <table:table-cell office:value-type="float" office:value="65.0297853678135" calcext:value-type="float">
            <text:p>65.0297853678135</text:p>
          </table:table-cell>
          <table:table-cell office:value-type="float" office:value="43.3428567933975" calcext:value-type="float">
            <text:p>43.3428567933975</text:p>
          </table:table-cell>
          <table:table-cell office:value-type="float" office:value="89.1032105560925" calcext:value-type="float">
            <text:p>89.1032105560925</text:p>
          </table:table-cell>
          <table:table-cell office:value-type="float" office:value="191.156736349245" calcext:value-type="float">
            <text:p>191.156736349245</text:p>
          </table:table-cell>
          <table:table-cell office:value-type="float" office:value="43.4754985242766" calcext:value-type="float">
            <text:p>43.4754985242766</text:p>
          </table:table-cell>
          <table:table-cell office:value-type="float" office:value="64.9837572468154" calcext:value-type="float">
            <text:p>64.9837572468154</text:p>
          </table:table-cell>
          <table:table-cell office:value-type="float" office:value="96.2064334952364" calcext:value-type="float">
            <text:p>96.2064334952364</text:p>
          </table:table-cell>
          <table:table-cell office:value-type="float" office:value="87.635251667766" calcext:value-type="float">
            <text:p>87.635251667766</text:p>
          </table:table-cell>
          <table:table-cell office:value-type="float" office:value="63.2786946499788" calcext:value-type="float">
            <text:p>63.2786946499788</text:p>
          </table:table-cell>
          <table:table-cell office:value-type="float" office:value="69.5283117245171" calcext:value-type="float">
            <text:p>69.5283117245171</text:p>
          </table:table-cell>
          <table:table-cell office:value-type="float" office:value="103.158377787252" calcext:value-type="float">
            <text:p>103.158377787252</text:p>
          </table:table-cell>
          <table:table-cell office:value-type="float" office:value="175.27241569414" calcext:value-type="float">
            <text:p>175.27241569414</text:p>
          </table:table-cell>
          <table:table-cell office:value-type="float" office:value="66.0424132072574" calcext:value-type="float">
            <text:p>66.0424132072574</text:p>
          </table:table-cell>
          <table:table-cell office:value-type="float" office:value="79.1233196974726" calcext:value-type="float">
            <text:p>79.1233196974726</text:p>
          </table:table-cell>
          <table:table-cell office:value-type="float" office:value="53.960916673268" calcext:value-type="float">
            <text:p>53.960916673268</text:p>
          </table:table-cell>
          <table:table-cell office:value-type="float" office:value="94.8882064960323" calcext:value-type="float">
            <text:p>94.8882064960323</text:p>
          </table:table-cell>
          <table:table-cell office:value-type="float" office:value="106.841071115095" calcext:value-type="float">
            <text:p>106.841071115095</text:p>
          </table:table-cell>
          <table:table-cell office:value-type="float" office:value="65.6688532270199" calcext:value-type="float">
            <text:p>65.6688532270199</text:p>
          </table:table-cell>
          <table:table-cell office:value-type="float" office:value="82.9532380174073" calcext:value-type="float">
            <text:p>82.9532380174073</text:p>
          </table:table-cell>
          <table:table-cell office:value-type="float" office:value="91.6565859533968" calcext:value-type="float">
            <text:p>91.6565859533968</text:p>
          </table:table-cell>
          <table:table-cell office:value-type="float" office:value="68.4939226303145" calcext:value-type="float">
            <text:p>68.4939226303145</text:p>
          </table:table-cell>
          <table:table-cell office:value-type="float" office:value="73.7078812325133" calcext:value-type="float">
            <text:p>73.7078812325133</text:p>
          </table:table-cell>
          <table:table-cell office:value-type="float" office:value="89.6117541051252" calcext:value-type="float">
            <text:p>89.6117541051252</text:p>
          </table:table-cell>
          <table:table-cell office:value-type="float" office:value="90.6987461652735" calcext:value-type="float">
            <text:p>90.6987461652735</text:p>
          </table:table-cell>
          <table:table-cell office:value-type="float" office:value="77.3037457803534" calcext:value-type="float">
            <text:p>77.3037457803534</text:p>
          </table:table-cell>
          <table:table-cell office:value-type="float" office:value="70.1485883944729" calcext:value-type="float">
            <text:p>70.1485883944729</text:p>
          </table:table-cell>
          <table:table-cell office:value-type="float" office:value="82.3466095829678" calcext:value-type="float">
            <text:p>82.3466095829678</text:p>
          </table:table-cell>
          <table:table-cell office:value-type="float" office:value="80.7521348632539" calcext:value-type="float">
            <text:p>80.7521348632539</text:p>
          </table:table-cell>
          <table:table-cell office:value-type="float" office:value="71.6066847176624" calcext:value-type="float">
            <text:p>71.6066847176624</text:p>
          </table:table-cell>
          <table:table-cell office:value-type="float" office:value="75.395537800734" calcext:value-type="float">
            <text:p>75.395537800734</text:p>
          </table:table-cell>
          <table:table-cell office:value-type="float" office:value="91.1089052131483" calcext:value-type="float">
            <text:p>91.1089052131483</text:p>
          </table:table-cell>
          <table:table-cell office:value-type="float" office:value="88.4324923570423" calcext:value-type="float">
            <text:p>88.4324923570423</text:p>
          </table:table-cell>
          <table:table-cell office:value-type="float" office:value="83.4728134678368" calcext:value-type="float">
            <text:p>83.4728134678368</text:p>
          </table:table-cell>
          <table:table-cell office:value-type="float" office:value="109.075174757717" calcext:value-type="float">
            <text:p>109.075174757717</text:p>
          </table:table-cell>
          <table:table-cell office:value-type="float" office:value="81.105716662914" calcext:value-type="float">
            <text:p>81.105716662914</text:p>
          </table:table-cell>
          <table:table-cell office:value-type="float" office:value="72.2388023069034" calcext:value-type="float">
            <text:p>72.2388023069034</text:p>
          </table:table-cell>
          <table:table-cell office:value-type="float" office:value="128.396225868799" calcext:value-type="float">
            <text:p>128.396225868799</text:p>
          </table:table-cell>
          <table:table-cell office:value-type="float" office:value="103.357836861383" calcext:value-type="float">
            <text:p>103.357836861383</text:p>
          </table:table-cell>
          <table:table-cell office:value-type="float" office:value="83.9770265580387" calcext:value-type="float">
            <text:p>83.9770265580387</text:p>
          </table:table-cell>
          <table:table-cell office:value-type="float" office:value="80.1946919753758" calcext:value-type="float">
            <text:p>80.1946919753758</text:p>
          </table:table-cell>
          <table:table-cell office:value-type="float" office:value="100.36926559984" calcext:value-type="float">
            <text:p>100.36926559984</text:p>
          </table:table-cell>
          <table:table-cell office:value-type="float" office:value="87.7249863925615" calcext:value-type="float">
            <text:p>87.7249863925615</text:p>
          </table:table-cell>
          <table:table-cell office:value-type="float" office:value="104.871140200712" calcext:value-type="float">
            <text:p>104.871140200712</text:p>
          </table:table-cell>
          <table:table-cell office:value-type="float" office:value="117.242544995362" calcext:value-type="float">
            <text:p>117.242544995362</text:p>
          </table:table-cell>
          <table:table-cell office:value-type="float" office:value="71.6141350198674" calcext:value-type="float">
            <text:p>71.6141350198674</text:p>
          </table:table-cell>
          <table:table-cell office:value-type="float" office:value="72.0122898221441" calcext:value-type="float">
            <text:p>72.0122898221441</text:p>
          </table:table-cell>
          <table:table-cell office:value-type="float" office:value="89.7542396854288" calcext:value-type="float">
            <text:p>89.7542396854288</text:p>
          </table:table-cell>
          <table:table-cell office:value-type="float" office:value="83.2687827236966" calcext:value-type="float">
            <text:p>83.2687827236966</text:p>
          </table:table-cell>
          <table:table-cell office:value-type="float" office:value="75.4855365719451" calcext:value-type="float">
            <text:p>75.4855365719451</text:p>
          </table:table-cell>
          <table:table-cell office:value-type="float" office:value="83.9124660423784" calcext:value-type="float">
            <text:p>83.9124660423784</text:p>
          </table:table-cell>
          <table:table-cell office:value-type="float" office:value="98.5162551726233" calcext:value-type="float">
            <text:p>98.5162551726233</text:p>
          </table:table-cell>
          <table:table-cell office:value-type="float" office:value="57.184171046625" calcext:value-type="float">
            <text:p>57.184171046625</text:p>
          </table:table-cell>
          <table:table-cell office:value-type="float" office:value="86.875977222615" calcext:value-type="float">
            <text:p>86.875977222615</text:p>
          </table:table-cell>
          <table:table-cell office:value-type="float" office:value="138.023535041001" calcext:value-type="float">
            <text:p>138.023535041001</text:p>
          </table:table-cell>
          <table:table-cell office:value-type="float" office:value="94.5480148986529" calcext:value-type="float">
            <text:p>94.5480148986529</text:p>
          </table:table-cell>
          <table:table-cell office:value-type="float" office:value="97.4942472237534" calcext:value-type="float">
            <text:p>97.4942472237534</text:p>
          </table:table-cell>
          <table:table-cell office:value-type="float" office:value="107.091080783344" calcext:value-type="float">
            <text:p>107.091080783344</text:p>
          </table:table-cell>
          <table:table-cell office:value-type="float" office:value="102.378633811956" calcext:value-type="float">
            <text:p>102.378633811956</text:p>
          </table:table-cell>
          <table:table-cell office:value-type="float" office:value="110.341886446374" calcext:value-type="float">
            <text:p>110.341886446374</text:p>
          </table:table-cell>
          <table:table-cell office:value-type="float" office:value="114.214052903873" calcext:value-type="float">
            <text:p>114.214052903873</text:p>
          </table:table-cell>
          <table:table-cell office:value-type="float" office:value="69.7663559523978" calcext:value-type="float">
            <text:p>69.7663559523978</text:p>
          </table:table-cell>
          <table:table-cell office:value-type="float" office:value="67.9284133452494" calcext:value-type="float">
            <text:p>67.9284133452494</text:p>
          </table:table-cell>
          <table:table-cell office:value-type="float" office:value="99.6641814737037" calcext:value-type="float">
            <text:p>99.6641814737037</text:p>
          </table:table-cell>
          <table:table-cell office:value-type="float" office:value="88.3888238227436" calcext:value-type="float">
            <text:p>88.3888238227436</text:p>
          </table:table-cell>
          <table:table-cell office:value-type="float" office:value="64.2374675045467" calcext:value-type="float">
            <text:p>64.2374675045467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82.843868790423" calcext:value-type="float">
            <text:p>82.843868790423</text:p>
          </table:table-cell>
          <table:table-cell office:value-type="float" office:value="89.482318821183" calcext:value-type="float">
            <text:p>89.482318821183</text:p>
          </table:table-cell>
          <table:table-cell office:value-type="float" office:value="105.875651125872" calcext:value-type="float">
            <text:p>105.875651125872</text:p>
          </table:table-cell>
          <table:table-cell office:value-type="float" office:value="97.3007199174147" calcext:value-type="float">
            <text:p>97.3007199174147</text:p>
          </table:table-cell>
          <table:table-cell office:value-type="float" office:value="77.971809982013" calcext:value-type="float">
            <text:p>77.971809982013</text:p>
          </table:table-cell>
          <table:table-cell office:value-type="float" office:value="99.6102452451508" calcext:value-type="float">
            <text:p>99.6102452451508</text:p>
          </table:table-cell>
          <table:table-cell office:value-type="float" office:value="89.7480225823282" calcext:value-type="float">
            <text:p>89.7480225823282</text:p>
          </table:table-cell>
          <table:table-cell office:value-type="float" office:value="78.700298855607" calcext:value-type="float">
            <text:p>78.700298855607</text:p>
          </table:table-cell>
          <table:table-cell office:value-type="float" office:value="61.3995479023736" calcext:value-type="float">
            <text:p>61.3995479023736</text:p>
          </table:table-cell>
          <table:table-cell office:value-type="float" office:value="94.8205993173987" calcext:value-type="float">
            <text:p>94.8205993173987</text:p>
          </table:table-cell>
          <table:table-cell office:value-type="float" office:value="193.634394390256" calcext:value-type="float">
            <text:p>193.634394390256</text:p>
          </table:table-cell>
          <table:table-cell office:value-type="float" office:value="51.4229804627357" calcext:value-type="float">
            <text:p>51.4229804627357</text:p>
          </table:table-cell>
          <table:table-cell office:value-type="float" office:value="72.2447036872392" calcext:value-type="float">
            <text:p>72.2447036872392</text:p>
          </table:table-cell>
          <table:table-cell office:value-type="float" office:value="98.1527802610384" calcext:value-type="float">
            <text:p>98.1527802610384</text:p>
          </table:table-cell>
          <table:table-cell office:value-type="float" office:value="89.3613298441317" calcext:value-type="float">
            <text:p>89.3613298441317</text:p>
          </table:table-cell>
          <table:table-cell office:value-type="float" office:value="77.190280728511" calcext:value-type="float">
            <text:p>77.190280728511</text:p>
          </table:table-cell>
          <table:table-cell office:value-type="float" office:value="65.1412528799408" calcext:value-type="float">
            <text:p>65.1412528799408</text:p>
          </table:table-cell>
          <table:table-cell office:value-type="float" office:value="103.158377787252" calcext:value-type="float">
            <text:p>103.158377787252</text:p>
          </table:table-cell>
          <table:table-cell office:value-type="float" office:value="187.612325012893" calcext:value-type="float">
            <text:p>187.612325012893</text:p>
          </table:table-cell>
          <table:table-cell office:value-type="float" office:value="65.5750310392744" calcext:value-type="float">
            <text:p>65.5750310392744</text:p>
          </table:table-cell>
          <table:table-cell office:value-type="float" office:value="59.2451556179068" calcext:value-type="float">
            <text:p>59.2451556179068</text:p>
          </table:table-cell>
          <table:table-cell office:value-type="float" office:value="54.1939176873626" calcext:value-type="float">
            <text:p>54.1939176873626</text:p>
          </table:table-cell>
          <table:table-cell office:value-type="float" office:value="94.5417901822682" calcext:value-type="float">
            <text:p>94.5417901822682</text:p>
          </table:table-cell>
          <table:table-cell office:value-type="float" office:value="74.8354840095106" calcext:value-type="float">
            <text:p>74.8354840095106</text:p>
          </table:table-cell>
          <table:table-cell office:value-type="float" office:value="78.004588103291" calcext:value-type="float">
            <text:p>78.004588103291</text:p>
          </table:table-cell>
          <table:table-cell office:value-type="float" office:value="88.3200332845999" calcext:value-type="float">
            <text:p>88.3200332845999</text:p>
          </table:table-cell>
          <table:table-cell office:value-type="float" office:value="93.0447760026916" calcext:value-type="float">
            <text:p>93.0447760026916</text:p>
          </table:table-cell>
          <table:table-cell office:value-type="float" office:value="77.2864173261514" calcext:value-type="float">
            <text:p>77.2864173261514</text:p>
          </table:table-cell>
          <table:table-cell office:value-type="float" office:value="82.6647628678681" calcext:value-type="float">
            <text:p>82.6647628678681</text:p>
          </table:table-cell>
          <table:table-cell office:value-type="float" office:value="92.9160107970573" calcext:value-type="float">
            <text:p>92.9160107970573</text:p>
          </table:table-cell>
          <table:table-cell office:value-type="float" office:value="93.1381843823969" calcext:value-type="float">
            <text:p>93.1381843823969</text:p>
          </table:table-cell>
          <table:table-cell office:value-type="float" office:value="86.3618274903349" calcext:value-type="float">
            <text:p>86.3618274903349</text:p>
          </table:table-cell>
          <table:table-cell office:value-type="float" office:value="69.8341637808596" calcext:value-type="float">
            <text:p>69.8341637808596</text:p>
          </table:table-cell>
          <table:table-cell office:value-type="float" office:value="77.8694705031468" calcext:value-type="float">
            <text:p>77.8694705031468</text:p>
          </table:table-cell>
          <table:table-cell office:value-type="float" office:value="82.5312454831893" calcext:value-type="float">
            <text:p>82.5312454831893</text:p>
          </table:table-cell>
          <table:table-cell office:value-type="float" office:value="78.3014111277861" calcext:value-type="float">
            <text:p>78.3014111277861</text:p>
          </table:table-cell>
          <table:table-cell office:value-type="float" office:value="74.0367867763067" calcext:value-type="float">
            <text:p>74.0367867763067</text:p>
          </table:table-cell>
          <table:table-cell office:value-type="float" office:value="95.1478230449401" calcext:value-type="float">
            <text:p>95.1478230449401</text:p>
          </table:table-cell>
          <table:table-cell office:value-type="float" office:value="91.686844870846" calcext:value-type="float">
            <text:p>91.686844870846</text:p>
          </table:table-cell>
          <table:table-cell office:value-type="float" office:value="83.6633043859598" calcext:value-type="float">
            <text:p>83.6633043859598</text:p>
          </table:table-cell>
          <table:table-cell office:value-type="float" office:value="117.582237897029" calcext:value-type="float">
            <text:p>117.582237897029</text:p>
          </table:table-cell>
          <table:table-cell office:value-type="float" office:value="87.2846275833836" calcext:value-type="float">
            <text:p>87.2846275833836</text:p>
          </table:table-cell>
          <table:table-cell office:value-type="float" office:value="64.8188786918787" calcext:value-type="float">
            <text:p>64.8188786918787</text:p>
          </table:table-cell>
          <table:table-cell office:value-type="float" office:value="114.65165999863" calcext:value-type="float">
            <text:p>114.65165999863</text:p>
          </table:table-cell>
          <table:table-cell office:value-type="float" office:value="107.841470291331" calcext:value-type="float">
            <text:p>107.841470291331</text:p>
          </table:table-cell>
          <table:table-cell office:value-type="float" office:value="85.6052871444154" calcext:value-type="float">
            <text:p>85.6052871444154</text:p>
          </table:table-cell>
          <table:table-cell office:value-type="float" office:value="85.3595097351191" calcext:value-type="float">
            <text:p>85.3595097351191</text:p>
          </table:table-cell>
          <table:table-cell office:value-type="float" office:value="111.68863714742" calcext:value-type="float">
            <text:p>111.68863714742</text:p>
          </table:table-cell>
          <table:table-cell office:value-type="float" office:value="99.5589313641298" calcext:value-type="float">
            <text:p>99.5589313641298</text:p>
          </table:table-cell>
          <table:table-cell office:value-type="float" office:value="72.5797773538224" calcext:value-type="float">
            <text:p>72.5797773538224</text:p>
          </table:table-cell>
          <table:table-cell office:value-type="float" office:value="116.790120621069" calcext:value-type="float">
            <text:p>116.790120621069</text:p>
          </table:table-cell>
          <table:table-cell office:value-type="float" office:value="82.3095836566421" calcext:value-type="float">
            <text:p>82.3095836566421</text:p>
          </table:table-cell>
          <table:table-cell office:value-type="float" office:value="81.909004044471" calcext:value-type="float">
            <text:p>81.909004044471</text:p>
          </table:table-cell>
          <table:table-cell office:value-type="float" office:value="92.3001889767251" calcext:value-type="float">
            <text:p>92.3001889767251</text:p>
          </table:table-cell>
          <table:table-cell office:value-type="float" office:value="86.3399820270979" calcext:value-type="float">
            <text:p>86.3399820270979</text:p>
          </table:table-cell>
          <table:table-cell office:value-type="float" office:value="86.7399495901841" calcext:value-type="float">
            <text:p>86.7399495901841</text:p>
          </table:table-cell>
          <table:table-cell office:value-type="float" office:value="83.809400480741" calcext:value-type="float">
            <text:p>83.809400480741</text:p>
          </table:table-cell>
          <table:table-cell office:value-type="float" office:value="103.587895551205" calcext:value-type="float">
            <text:p>103.587895551205</text:p>
          </table:table-cell>
          <table:table-cell office:value-type="float" office:value="57.3531962308203" calcext:value-type="float">
            <text:p>57.3531962308203</text:p>
          </table:table-cell>
          <table:table-cell office:value-type="float" office:value="87.6955025705018" calcext:value-type="float">
            <text:p>87.6955025705018</text:p>
          </table:table-cell>
          <table:table-cell office:value-type="float" office:value="145.278186129795" calcext:value-type="float">
            <text:p>145.278186129795</text:p>
          </table:table-cell>
          <table:table-cell office:value-type="float" office:value="94.5944775136535" calcext:value-type="float">
            <text:p>94.5944775136535</text:p>
          </table:table-cell>
          <table:table-cell office:value-type="float" office:value="97.0653624720727" calcext:value-type="float">
            <text:p>97.0653624720727</text:p>
          </table:table-cell>
          <table:table-cell office:value-type="float" office:value="117.490248296433" calcext:value-type="float">
            <text:p>117.490248296433</text:p>
          </table:table-cell>
          <table:table-cell office:value-type="float" office:value="93.1413111524991" calcext:value-type="float">
            <text:p>93.1413111524991</text:p>
          </table:table-cell>
          <table:table-cell office:value-type="float" office:value="120.341779575403" calcext:value-type="float">
            <text:p>120.341779575403</text:p>
          </table:table-cell>
          <table:table-cell office:value-type="float" office:value="116.998890705218" calcext:value-type="float">
            <text:p>116.998890705218</text:p>
          </table:table-cell>
          <table:table-cell office:value-type="float" office:value="79.9720292010524" calcext:value-type="float">
            <text:p>79.9720292010524</text:p>
          </table:table-cell>
          <table:table-cell office:value-type="float" office:value="78.9177559103458" calcext:value-type="float">
            <text:p>78.9177559103458</text:p>
          </table:table-cell>
          <table:table-cell office:value-type="float" office:value="99.8192976270799" calcext:value-type="float">
            <text:p>99.8192976270799</text:p>
          </table:table-cell>
          <table:table-cell office:value-type="float" office:value="87.4390233576544" calcext:value-type="float">
            <text:p>87.4390233576544</text:p>
          </table:table-cell>
          <table:table-cell office:value-type="float" office:value="75.9682466457703" calcext:value-type="float">
            <text:p>75.9682466457703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83.005594512503" calcext:value-type="float">
            <text:p>83.005594512503</text:p>
          </table:table-cell>
          <table:table-cell office:value-type="float" office:value="97.1219967640855" calcext:value-type="float">
            <text:p>97.1219967640855</text:p>
          </table:table-cell>
          <table:table-cell office:value-type="float" office:value="99.9487422711301" calcext:value-type="float">
            <text:p>99.9487422711301</text:p>
          </table:table-cell>
          <table:table-cell office:value-type="float" office:value="96.8407333394952" calcext:value-type="float">
            <text:p>96.8407333394952</text:p>
          </table:table-cell>
          <table:table-cell office:value-type="float" office:value="81.9475108464998" calcext:value-type="float">
            <text:p>81.9475108464998</text:p>
          </table:table-cell>
          <table:table-cell office:value-type="float" office:value="109.562242132064" calcext:value-type="float">
            <text:p>109.562242132064</text:p>
          </table:table-cell>
          <table:table-cell office:value-type="float" office:value="91.554533573481" calcext:value-type="float">
            <text:p>91.554533573481</text:p>
          </table:table-cell>
          <table:table-cell office:value-type="float" office:value="85.1950031208793" calcext:value-type="float">
            <text:p>85.1950031208793</text:p>
          </table:table-cell>
          <table:table-cell office:value-type="float" office:value="71.2255731869767" calcext:value-type="float">
            <text:p>71.2255731869767</text:p>
          </table:table-cell>
          <table:table-cell office:value-type="float" office:value="100.075817111544" calcext:value-type="float">
            <text:p>100.075817111544</text:p>
          </table:table-cell>
          <table:table-cell office:value-type="float" office:value="179.409673848306" calcext:value-type="float">
            <text:p>179.409673848306</text:p>
          </table:table-cell>
          <table:table-cell office:value-type="float" office:value="58.6256198502824" calcext:value-type="float">
            <text:p>58.6256198502824</text:p>
          </table:table-cell>
          <table:table-cell office:value-type="float" office:value="82.4373785321184" calcext:value-type="float">
            <text:p>82.4373785321184</text:p>
          </table:table-cell>
          <table:table-cell office:value-type="float" office:value="99.1622015706665" calcext:value-type="float">
            <text:p>99.1622015706665</text:p>
          </table:table-cell>
          <table:table-cell office:value-type="float" office:value="92.1634927871302" calcext:value-type="float">
            <text:p>92.1634927871302</text:p>
          </table:table-cell>
          <table:table-cell office:value-type="float" office:value="89.6650744512239" calcext:value-type="float">
            <text:p>89.6650744512239</text:p>
          </table:table-cell>
          <table:table-cell office:value-type="float" office:value="66.4324716708458" calcext:value-type="float">
            <text:p>66.4324716708458</text:p>
          </table:table-cell>
          <table:table-cell office:value-type="float" office:value="103.158377787252" calcext:value-type="float">
            <text:p>103.158377787252</text:p>
          </table:table-cell>
          <table:table-cell office:value-type="float" office:value="129.909192155309" calcext:value-type="float">
            <text:p>129.909192155309</text:p>
          </table:table-cell>
          <table:table-cell office:value-type="float" office:value="69.897738104239" calcext:value-type="float">
            <text:p>69.897738104239</text:p>
          </table:table-cell>
          <table:table-cell office:value-type="float" office:value="58.2226029088509" calcext:value-type="float">
            <text:p>58.2226029088509</text:p>
          </table:table-cell>
          <table:table-cell office:value-type="float" office:value="54.1451821498739" calcext:value-type="float">
            <text:p>54.1451821498739</text:p>
          </table:table-cell>
          <table:table-cell office:value-type="float" office:value="95.0335868203769" calcext:value-type="float">
            <text:p>95.0335868203769</text:p>
          </table:table-cell>
          <table:table-cell office:value-type="float" office:value="70.8111828448039" calcext:value-type="float">
            <text:p>70.8111828448039</text:p>
          </table:table-cell>
          <table:table-cell office:value-type="float" office:value="79.6179776769969" calcext:value-type="float">
            <text:p>79.6179776769969</text:p>
          </table:table-cell>
          <table:table-cell office:value-type="float" office:value="90.2655477275231" calcext:value-type="float">
            <text:p>90.2655477275231</text:p>
          </table:table-cell>
          <table:table-cell office:value-type="float" office:value="93.5468000373915" calcext:value-type="float">
            <text:p>93.5468000373915</text:p>
          </table:table-cell>
          <table:table-cell office:value-type="float" office:value="81.6035744598623" calcext:value-type="float">
            <text:p>81.6035744598623</text:p>
          </table:table-cell>
          <table:table-cell office:value-type="float" office:value="86.2631847757706" calcext:value-type="float">
            <text:p>86.2631847757706</text:p>
          </table:table-cell>
          <table:table-cell office:value-type="float" office:value="93.4989832762117" calcext:value-type="float">
            <text:p>93.4989832762117</text:p>
          </table:table-cell>
          <table:table-cell office:value-type="float" office:value="93.2825926442029" calcext:value-type="float">
            <text:p>93.2825926442029</text:p>
          </table:table-cell>
          <table:table-cell office:value-type="float" office:value="88.4876076161965" calcext:value-type="float">
            <text:p>88.4876076161965</text:p>
          </table:table-cell>
          <table:table-cell office:value-type="float" office:value="72.3989567723212" calcext:value-type="float">
            <text:p>72.3989567723212</text:p>
          </table:table-cell>
          <table:table-cell office:value-type="float" office:value="84.0920043359247" calcext:value-type="float">
            <text:p>84.0920043359247</text:p>
          </table:table-cell>
          <table:table-cell office:value-type="float" office:value="80.0940707007044" calcext:value-type="float">
            <text:p>80.0940707007044</text:p>
          </table:table-cell>
          <table:table-cell office:value-type="float" office:value="80.6439334451065" calcext:value-type="float">
            <text:p>80.6439334451065</text:p>
          </table:table-cell>
          <table:table-cell office:value-type="float" office:value="82.1560254583373" calcext:value-type="float">
            <text:p>82.1560254583373</text:p>
          </table:table-cell>
          <table:table-cell office:value-type="float" office:value="94.3494181349564" calcext:value-type="float">
            <text:p>94.3494181349564</text:p>
          </table:table-cell>
          <table:table-cell office:value-type="float" office:value="92.0894721461375" calcext:value-type="float">
            <text:p>92.0894721461375</text:p>
          </table:table-cell>
          <table:table-cell office:value-type="float" office:value="88.1316292090285" calcext:value-type="float">
            <text:p>88.1316292090285</text:p>
          </table:table-cell>
          <table:table-cell office:value-type="float" office:value="106.607710714345" calcext:value-type="float">
            <text:p>106.607710714345</text:p>
          </table:table-cell>
          <table:table-cell office:value-type="float" office:value="89.8508454638085" calcext:value-type="float">
            <text:p>89.8508454638085</text:p>
          </table:table-cell>
          <table:table-cell office:value-type="float" office:value="61.0672818264139" calcext:value-type="float">
            <text:p>61.0672818264139</text:p>
          </table:table-cell>
          <table:table-cell office:value-type="float" office:value="104.3134358579" calcext:value-type="float">
            <text:p>104.3134358579</text:p>
          </table:table-cell>
          <table:table-cell office:value-type="float" office:value="102.909461945578" calcext:value-type="float">
            <text:p>102.909461945578</text:p>
          </table:table-cell>
          <table:table-cell office:value-type="float" office:value="94.305766515485" calcext:value-type="float">
            <text:p>94.305766515485</text:p>
          </table:table-cell>
          <table:table-cell office:value-type="float" office:value="90.3868546846524" calcext:value-type="float">
            <text:p>90.3868546846524</text:p>
          </table:table-cell>
          <table:table-cell office:value-type="float" office:value="92.9094896722953" calcext:value-type="float">
            <text:p>92.9094896722953</text:p>
          </table:table-cell>
          <table:table-cell office:value-type="float" office:value="97.7988467432398" calcext:value-type="float">
            <text:p>97.7988467432398</text:p>
          </table:table-cell>
          <table:table-cell office:value-type="float" office:value="73.1473067964694" calcext:value-type="float">
            <text:p>73.1473067964694</text:p>
          </table:table-cell>
          <table:table-cell office:value-type="float" office:value="121.649999584246" calcext:value-type="float">
            <text:p>121.649999584246</text:p>
          </table:table-cell>
          <table:table-cell office:value-type="float" office:value="83.9928994658796" calcext:value-type="float">
            <text:p>83.9928994658796</text:p>
          </table:table-cell>
          <table:table-cell office:value-type="float" office:value="87.5815094574019" calcext:value-type="float">
            <text:p>87.5815094574019</text:p>
          </table:table-cell>
          <table:table-cell office:value-type="float" office:value="94.0851519756971" calcext:value-type="float">
            <text:p>94.0851519756971</text:p>
          </table:table-cell>
          <table:table-cell office:value-type="float" office:value="87.2694906315761" calcext:value-type="float">
            <text:p>87.2694906315761</text:p>
          </table:table-cell>
          <table:table-cell office:value-type="float" office:value="91.5390048715798" calcext:value-type="float">
            <text:p>91.5390048715798</text:p>
          </table:table-cell>
          <table:table-cell office:value-type="float" office:value="92.2105544844629" calcext:value-type="float">
            <text:p>92.2105544844629</text:p>
          </table:table-cell>
          <table:table-cell office:value-type="float" office:value="101.262013488933" calcext:value-type="float">
            <text:p>101.262013488933</text:p>
          </table:table-cell>
          <table:table-cell office:value-type="float" office:value="55.3237362028318" calcext:value-type="float">
            <text:p>55.3237362028318</text:p>
          </table:table-cell>
          <table:table-cell office:value-type="float" office:value="91.3155570007187" calcext:value-type="float">
            <text:p>91.3155570007187</text:p>
          </table:table-cell>
          <table:table-cell office:value-type="float" office:value="138.471633615759" calcext:value-type="float">
            <text:p>138.471633615759</text:p>
          </table:table-cell>
          <table:table-cell office:value-type="float" office:value="91.6125781214494" calcext:value-type="float">
            <text:p>91.6125781214494</text:p>
          </table:table-cell>
          <table:table-cell office:value-type="float" office:value="94.4370210277078" calcext:value-type="float">
            <text:p>94.4370210277078</text:p>
          </table:table-cell>
          <table:table-cell office:value-type="float" office:value="103.095298571941" calcext:value-type="float">
            <text:p>103.095298571941</text:p>
          </table:table-cell>
          <table:table-cell office:value-type="float" office:value="94.7315390059088" calcext:value-type="float">
            <text:p>94.7315390059088</text:p>
          </table:table-cell>
          <table:table-cell office:value-type="float" office:value="116.005908173091" calcext:value-type="float">
            <text:p>116.005908173091</text:p>
          </table:table-cell>
          <table:table-cell office:value-type="float" office:value="119.737750375027" calcext:value-type="float">
            <text:p>119.737750375027</text:p>
          </table:table-cell>
          <table:table-cell office:value-type="float" office:value="88.7923331547525" calcext:value-type="float">
            <text:p>88.7923331547525</text:p>
          </table:table-cell>
          <table:table-cell office:value-type="float" office:value="88.8768070989805" calcext:value-type="float">
            <text:p>88.8768070989805</text:p>
          </table:table-cell>
          <table:table-cell office:value-type="float" office:value="94.0480035090999" calcext:value-type="float">
            <text:p>94.0480035090999</text:p>
          </table:table-cell>
          <table:table-cell office:value-type="float" office:value="87.9408239105918" calcext:value-type="float">
            <text:p>87.9408239105918</text:p>
          </table:table-cell>
          <table:table-cell office:value-type="float" office:value="82.690131930698" calcext:value-type="float">
            <text:p>82.69013193069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82.4616620503866" calcext:value-type="float">
            <text:p>82.4616620503866</text:p>
          </table:table-cell>
          <table:table-cell office:value-type="float" office:value="95.6715904869765" calcext:value-type="float">
            <text:p>95.6715904869765</text:p>
          </table:table-cell>
          <table:table-cell office:value-type="float" office:value="78.5404154708786" calcext:value-type="float">
            <text:p>78.5404154708786</text:p>
          </table:table-cell>
          <table:table-cell office:value-type="float" office:value="97.4625033122303" calcext:value-type="float">
            <text:p>97.4625033122303</text:p>
          </table:table-cell>
          <table:table-cell office:value-type="float" office:value="86.1338358041048" calcext:value-type="float">
            <text:p>86.1338358041048</text:p>
          </table:table-cell>
          <table:table-cell office:value-type="float" office:value="109.026547429589" calcext:value-type="float">
            <text:p>109.026547429589</text:p>
          </table:table-cell>
          <table:table-cell office:value-type="float" office:value="93.5766279485202" calcext:value-type="float">
            <text:p>93.5766279485202</text:p>
          </table:table-cell>
          <table:table-cell office:value-type="float" office:value="84.0047802850451" calcext:value-type="float">
            <text:p>84.0047802850451</text:p>
          </table:table-cell>
          <table:table-cell office:value-type="float" office:value="66.7220323956194" calcext:value-type="float">
            <text:p>66.7220323956194</text:p>
          </table:table-cell>
          <table:table-cell office:value-type="float" office:value="102.897864828601" calcext:value-type="float">
            <text:p>102.897864828601</text:p>
          </table:table-cell>
          <table:table-cell office:value-type="float" office:value="169.296061517448" calcext:value-type="float">
            <text:p>169.296061517448</text:p>
          </table:table-cell>
          <table:table-cell office:value-type="float" office:value="54.41413846771" calcext:value-type="float">
            <text:p>54.41413846771</text:p>
          </table:table-cell>
          <table:table-cell office:value-type="float" office:value="81.8338629982546" calcext:value-type="float">
            <text:p>81.8338629982546</text:p>
          </table:table-cell>
          <table:table-cell office:value-type="float" office:value="100.747621977569" calcext:value-type="float">
            <text:p>100.747621977569</text:p>
          </table:table-cell>
          <table:table-cell office:value-type="float" office:value="95.4330342572727" calcext:value-type="float">
            <text:p>95.4330342572727</text:p>
          </table:table-cell>
          <table:table-cell office:value-type="float" office:value="86.0280974898771" calcext:value-type="float">
            <text:p>86.0280974898771</text:p>
          </table:table-cell>
          <table:table-cell office:value-type="float" office:value="82.587500816413" calcext:value-type="float">
            <text:p>82.587500816413</text:p>
          </table:table-cell>
          <table:table-cell office:value-type="float" office:value="91.5597261779157" calcext:value-type="float">
            <text:p>91.5597261779157</text:p>
          </table:table-cell>
          <table:table-cell office:value-type="float" office:value="102.299064122301" calcext:value-type="float">
            <text:p>102.299064122301</text:p>
          </table:table-cell>
          <table:table-cell office:value-type="float" office:value="74.7388916515969" calcext:value-type="float">
            <text:p>74.7388916515969</text:p>
          </table:table-cell>
          <table:table-cell office:value-type="float" office:value="71.8845839432219" calcext:value-type="float">
            <text:p>71.8845839432219</text:p>
          </table:table-cell>
          <table:table-cell office:value-type="float" office:value="49.3137658965006" calcext:value-type="float">
            <text:p>49.3137658965006</text:p>
          </table:table-cell>
          <table:table-cell office:value-type="float" office:value="92.649169485764" calcext:value-type="float">
            <text:p>92.649169485764</text:p>
          </table:table-cell>
          <table:table-cell office:value-type="float" office:value="73.4472823116183" calcext:value-type="float">
            <text:p>73.4472823116183</text:p>
          </table:table-cell>
          <table:table-cell office:value-type="float" office:value="69.5162575186864" calcext:value-type="float">
            <text:p>69.5162575186864</text:p>
          </table:table-cell>
          <table:table-cell office:value-type="float" office:value="89.9862364208008" calcext:value-type="float">
            <text:p>89.9862364208008</text:p>
          </table:table-cell>
          <table:table-cell office:value-type="float" office:value="93.539499564461" calcext:value-type="float">
            <text:p>93.539499564461</text:p>
          </table:table-cell>
          <table:table-cell office:value-type="float" office:value="74.1394070489241" calcext:value-type="float">
            <text:p>74.1394070489241</text:p>
          </table:table-cell>
          <table:table-cell office:value-type="float" office:value="77.3619912827912" calcext:value-type="float">
            <text:p>77.3619912827912</text:p>
          </table:table-cell>
          <table:table-cell office:value-type="float" office:value="93.3396564651962" calcext:value-type="float">
            <text:p>93.3396564651962</text:p>
          </table:table-cell>
          <table:table-cell office:value-type="float" office:value="93.0649256994699" calcext:value-type="float">
            <text:p>93.0649256994699</text:p>
          </table:table-cell>
          <table:table-cell office:value-type="float" office:value="79.894419255057" calcext:value-type="float">
            <text:p>79.894419255057</text:p>
          </table:table-cell>
          <table:table-cell office:value-type="float" office:value="70.4939112293043" calcext:value-type="float">
            <text:p>70.4939112293043</text:p>
          </table:table-cell>
          <table:table-cell office:value-type="float" office:value="85.6573755722996" calcext:value-type="float">
            <text:p>85.6573755722996</text:p>
          </table:table-cell>
          <table:table-cell office:value-type="float" office:value="81.7043406175915" calcext:value-type="float">
            <text:p>81.7043406175915</text:p>
          </table:table-cell>
          <table:table-cell office:value-type="float" office:value="81.2412383860843" calcext:value-type="float">
            <text:p>81.2412383860843</text:p>
          </table:table-cell>
          <table:table-cell office:value-type="float" office:value="93.0569252889443" calcext:value-type="float">
            <text:p>93.0569252889443</text:p>
          </table:table-cell>
          <table:table-cell office:value-type="float" office:value="94.9298727696089" calcext:value-type="float">
            <text:p>94.9298727696089</text:p>
          </table:table-cell>
          <table:table-cell office:value-type="float" office:value="97.2712891158632" calcext:value-type="float">
            <text:p>97.2712891158632</text:p>
          </table:table-cell>
          <table:table-cell office:value-type="float" office:value="97.3154301092539" calcext:value-type="float">
            <text:p>97.3154301092539</text:p>
          </table:table-cell>
          <table:table-cell office:value-type="float" office:value="99.3982139567991" calcext:value-type="float">
            <text:p>99.3982139567991</text:p>
          </table:table-cell>
          <table:table-cell office:value-type="float" office:value="82.6883736650101" calcext:value-type="float">
            <text:p>82.6883736650101</text:p>
          </table:table-cell>
          <table:table-cell office:value-type="float" office:value="76.1320767560719" calcext:value-type="float">
            <text:p>76.1320767560719</text:p>
          </table:table-cell>
          <table:table-cell office:value-type="float" office:value="97.8513612635502" calcext:value-type="float">
            <text:p>97.8513612635502</text:p>
          </table:table-cell>
          <table:table-cell office:value-type="float" office:value="95.6748488573852" calcext:value-type="float">
            <text:p>95.6748488573852</text:p>
          </table:table-cell>
          <table:table-cell office:value-type="float" office:value="93.4204250704573" calcext:value-type="float">
            <text:p>93.4204250704573</text:p>
          </table:table-cell>
          <table:table-cell office:value-type="float" office:value="87.266296408214" calcext:value-type="float">
            <text:p>87.266296408214</text:p>
          </table:table-cell>
          <table:table-cell office:value-type="float" office:value="73.8307289150311" calcext:value-type="float">
            <text:p>73.8307289150311</text:p>
          </table:table-cell>
          <table:table-cell office:value-type="float" office:value="96.3267504060623" calcext:value-type="float">
            <text:p>96.3267504060623</text:p>
          </table:table-cell>
          <table:table-cell office:value-type="float" office:value="68.9139617982832" calcext:value-type="float">
            <text:p>68.9139617982832</text:p>
          </table:table-cell>
          <table:table-cell office:value-type="float" office:value="114.399773855006" calcext:value-type="float">
            <text:p>114.399773855006</text:p>
          </table:table-cell>
          <table:table-cell office:value-type="float" office:value="83.3909829803445" calcext:value-type="float">
            <text:p>83.3909829803445</text:p>
          </table:table-cell>
          <table:table-cell office:value-type="float" office:value="88.198025740829" calcext:value-type="float">
            <text:p>88.198025740829</text:p>
          </table:table-cell>
          <table:table-cell office:value-type="float" office:value="96.2231661399298" calcext:value-type="float">
            <text:p>96.2231661399298</text:p>
          </table:table-cell>
          <table:table-cell office:value-type="float" office:value="89.2590267545759" calcext:value-type="float">
            <text:p>89.2590267545759</text:p>
          </table:table-cell>
          <table:table-cell office:value-type="float" office:value="92.7118242964767" calcext:value-type="float">
            <text:p>92.7118242964767</text:p>
          </table:table-cell>
          <table:table-cell office:value-type="float" office:value="97.1289771797895" calcext:value-type="float">
            <text:p>97.1289771797895</text:p>
          </table:table-cell>
          <table:table-cell office:value-type="float" office:value="101.611323771684" calcext:value-type="float">
            <text:p>101.611323771684</text:p>
          </table:table-cell>
          <table:table-cell office:value-type="float" office:value="65.8785393938707" calcext:value-type="float">
            <text:p>65.8785393938707</text:p>
          </table:table-cell>
          <table:table-cell office:value-type="float" office:value="92.7237892829359" calcext:value-type="float">
            <text:p>92.7237892829359</text:p>
          </table:table-cell>
          <table:table-cell office:value-type="float" office:value="115.683865449804" calcext:value-type="float">
            <text:p>115.683865449804</text:p>
          </table:table-cell>
          <table:table-cell office:value-type="float" office:value="90.6091640353977" calcext:value-type="float">
            <text:p>90.6091640353977</text:p>
          </table:table-cell>
          <table:table-cell office:value-type="float" office:value="90.4188707869689" calcext:value-type="float">
            <text:p>90.4188707869689</text:p>
          </table:table-cell>
          <table:table-cell office:value-type="float" office:value="92.8106768772466" calcext:value-type="float">
            <text:p>92.8106768772466</text:p>
          </table:table-cell>
          <table:table-cell office:value-type="float" office:value="90.8382905888924" calcext:value-type="float">
            <text:p>90.8382905888924</text:p>
          </table:table-cell>
          <table:table-cell office:value-type="float" office:value="120.060685371546" calcext:value-type="float">
            <text:p>120.060685371546</text:p>
          </table:table-cell>
          <table:table-cell office:value-type="float" office:value="131.989333564412" calcext:value-type="float">
            <text:p>131.989333564412</text:p>
          </table:table-cell>
          <table:table-cell office:value-type="float" office:value="85.0606638819172" calcext:value-type="float">
            <text:p>85.0606638819172</text:p>
          </table:table-cell>
          <table:table-cell office:value-type="float" office:value="81.4779147810359" calcext:value-type="float">
            <text:p>81.4779147810359</text:p>
          </table:table-cell>
          <table:table-cell office:value-type="float" office:value="93.9705502482673" calcext:value-type="float">
            <text:p>93.9705502482673</text:p>
          </table:table-cell>
          <table:table-cell office:value-type="float" office:value="92.0177363619997" calcext:value-type="float">
            <text:p>92.0177363619997</text:p>
          </table:table-cell>
          <table:table-cell office:value-type="float" office:value="76.0193012299543" calcext:value-type="float">
            <text:p>76.019301229954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82.2634228701635" calcext:value-type="float">
            <text:p>82.2634228701635</text:p>
          </table:table-cell>
          <table:table-cell office:value-type="float" office:value="95.9085505203384" calcext:value-type="float">
            <text:p>95.9085505203384</text:p>
          </table:table-cell>
          <table:table-cell office:value-type="float" office:value="93.3546785863804" calcext:value-type="float">
            <text:p>93.3546785863804</text:p>
          </table:table-cell>
          <table:table-cell office:value-type="float" office:value="96.8705905585349" calcext:value-type="float">
            <text:p>96.8705905585349</text:p>
          </table:table-cell>
          <table:table-cell office:value-type="float" office:value="91.7812596742633" calcext:value-type="float">
            <text:p>91.7812596742633</text:p>
          </table:table-cell>
          <table:table-cell office:value-type="float" office:value="96.7598739075365" calcext:value-type="float">
            <text:p>96.7598739075365</text:p>
          </table:table-cell>
          <table:table-cell office:value-type="float" office:value="94.1075108091536" calcext:value-type="float">
            <text:p>94.1075108091536</text:p>
          </table:table-cell>
          <table:table-cell office:value-type="float" office:value="87.7551315840822" calcext:value-type="float">
            <text:p>87.7551315840822</text:p>
          </table:table-cell>
          <table:table-cell office:value-type="float" office:value="69.8715754405846" calcext:value-type="float">
            <text:p>69.8715754405846</text:p>
          </table:table-cell>
          <table:table-cell office:value-type="float" office:value="103.55375615242" calcext:value-type="float">
            <text:p>103.55375615242</text:p>
          </table:table-cell>
          <table:table-cell office:value-type="float" office:value="136.066967859664" calcext:value-type="float">
            <text:p>136.066967859664</text:p>
          </table:table-cell>
          <table:table-cell office:value-type="float" office:value="65.8581806442944" calcext:value-type="float">
            <text:p>65.8581806442944</text:p>
          </table:table-cell>
          <table:table-cell office:value-type="float" office:value="83.0771593737502" calcext:value-type="float">
            <text:p>83.0771593737502</text:p>
          </table:table-cell>
          <table:table-cell office:value-type="float" office:value="101.533525517454" calcext:value-type="float">
            <text:p>101.533525517454</text:p>
          </table:table-cell>
          <table:table-cell office:value-type="float" office:value="97.765508059955" calcext:value-type="float">
            <text:p>97.765508059955</text:p>
          </table:table-cell>
          <table:table-cell office:value-type="float" office:value="82.401198632783" calcext:value-type="float">
            <text:p>82.401198632783</text:p>
          </table:table-cell>
          <table:table-cell office:value-type="float" office:value="90.7703735404805" calcext:value-type="float">
            <text:p>90.7703735404805</text:p>
          </table:table-cell>
          <table:table-cell office:value-type="float" office:value="104.602221049354" calcext:value-type="float">
            <text:p>104.602221049354</text:p>
          </table:table-cell>
          <table:table-cell office:value-type="float" office:value="117.186517180561" calcext:value-type="float">
            <text:p>117.186517180561</text:p>
          </table:table-cell>
          <table:table-cell office:value-type="float" office:value="81.8490293886182" calcext:value-type="float">
            <text:p>81.8490293886182</text:p>
          </table:table-cell>
          <table:table-cell office:value-type="float" office:value="79.4995757969785" calcext:value-type="float">
            <text:p>79.4995757969785</text:p>
          </table:table-cell>
          <table:table-cell office:value-type="float" office:value="54.9051036654346" calcext:value-type="float">
            <text:p>54.9051036654346</text:p>
          </table:table-cell>
          <table:table-cell office:value-type="float" office:value="96.7827821547025" calcext:value-type="float">
            <text:p>96.7827821547025</text:p>
          </table:table-cell>
          <table:table-cell office:value-type="float" office:value="80.090583004036" calcext:value-type="float">
            <text:p>80.090583004036</text:p>
          </table:table-cell>
          <table:table-cell office:value-type="float" office:value="79.7555316255762" calcext:value-type="float">
            <text:p>79.7555316255762</text:p>
          </table:table-cell>
          <table:table-cell office:value-type="float" office:value="95.6725794583011" calcext:value-type="float">
            <text:p>95.6725794583011</text:p>
          </table:table-cell>
          <table:table-cell office:value-type="float" office:value="96.6270534308266" calcext:value-type="float">
            <text:p>96.6270534308266</text:p>
          </table:table-cell>
          <table:table-cell office:value-type="float" office:value="80.5918369403446" calcext:value-type="float">
            <text:p>80.5918369403446</text:p>
          </table:table-cell>
          <table:table-cell office:value-type="float" office:value="82.8171351729222" calcext:value-type="float">
            <text:p>82.8171351729222</text:p>
          </table:table-cell>
          <table:table-cell office:value-type="float" office:value="96.8162563574667" calcext:value-type="float">
            <text:p>96.8162563574667</text:p>
          </table:table-cell>
          <table:table-cell office:value-type="float" office:value="97.1552345427288" calcext:value-type="float">
            <text:p>97.1552345427288</text:p>
          </table:table-cell>
          <table:table-cell office:value-type="float" office:value="87.4109026119308" calcext:value-type="float">
            <text:p>87.4109026119308</text:p>
          </table:table-cell>
          <table:table-cell office:value-type="float" office:value="64.1039507236359" calcext:value-type="float">
            <text:p>64.1039507236359</text:p>
          </table:table-cell>
          <table:table-cell office:value-type="float" office:value="93.5998875529339" calcext:value-type="float">
            <text:p>93.5998875529339</text:p>
          </table:table-cell>
          <table:table-cell office:value-type="float" office:value="85.8152430333204" calcext:value-type="float">
            <text:p>85.8152430333204</text:p>
          </table:table-cell>
          <table:table-cell office:value-type="float" office:value="80.016829128831" calcext:value-type="float">
            <text:p>80.016829128831</text:p>
          </table:table-cell>
          <table:table-cell office:value-type="float" office:value="92.9620219326723" calcext:value-type="float">
            <text:p>92.9620219326723</text:p>
          </table:table-cell>
          <table:table-cell office:value-type="float" office:value="96.353206567317" calcext:value-type="float">
            <text:p>96.353206567317</text:p>
          </table:table-cell>
          <table:table-cell office:value-type="float" office:value="95.8397058007085" calcext:value-type="float">
            <text:p>95.8397058007085</text:p>
          </table:table-cell>
          <table:table-cell office:value-type="float" office:value="90.4683508179121" calcext:value-type="float">
            <text:p>90.4683508179121</text:p>
          </table:table-cell>
          <table:table-cell office:value-type="float" office:value="107.518634681937" calcext:value-type="float">
            <text:p>107.518634681937</text:p>
          </table:table-cell>
          <table:table-cell office:value-type="float" office:value="101.859863985788" calcext:value-type="float">
            <text:p>101.859863985788</text:p>
          </table:table-cell>
          <table:table-cell office:value-type="float" office:value="84.8967778092573" calcext:value-type="float">
            <text:p>84.8967778092573</text:p>
          </table:table-cell>
          <table:table-cell office:value-type="float" office:value="103.87922128374" calcext:value-type="float">
            <text:p>103.87922128374</text:p>
          </table:table-cell>
          <table:table-cell office:value-type="float" office:value="96.9404469636913" calcext:value-type="float">
            <text:p>96.9404469636913</text:p>
          </table:table-cell>
          <table:table-cell office:value-type="float" office:value="98.8231802391745" calcext:value-type="float">
            <text:p>98.8231802391745</text:p>
          </table:table-cell>
          <table:table-cell office:value-type="float" office:value="94.5827574231369" calcext:value-type="float">
            <text:p>94.5827574231369</text:p>
          </table:table-cell>
          <table:table-cell office:value-type="float" office:value="80.5642817556133" calcext:value-type="float">
            <text:p>80.5642817556133</text:p>
          </table:table-cell>
          <table:table-cell office:value-type="float" office:value="96.6594768316632" calcext:value-type="float">
            <text:p>96.6594768316632</text:p>
          </table:table-cell>
          <table:table-cell office:value-type="float" office:value="70.1065433486079" calcext:value-type="float">
            <text:p>70.1065433486079</text:p>
          </table:table-cell>
          <table:table-cell office:value-type="float" office:value="111.007847766279" calcext:value-type="float">
            <text:p>111.007847766279</text:p>
          </table:table-cell>
          <table:table-cell office:value-type="float" office:value="88.6205486176816" calcext:value-type="float">
            <text:p>88.6205486176816</text:p>
          </table:table-cell>
          <table:table-cell office:value-type="float" office:value="91.4482962575276" calcext:value-type="float">
            <text:p>91.4482962575276</text:p>
          </table:table-cell>
          <table:table-cell office:value-type="float" office:value="97.7459308350209" calcext:value-type="float">
            <text:p>97.7459308350209</text:p>
          </table:table-cell>
          <table:table-cell office:value-type="float" office:value="94.6463326710247" calcext:value-type="float">
            <text:p>94.6463326710247</text:p>
          </table:table-cell>
          <table:table-cell office:value-type="float" office:value="94.2789367122604" calcext:value-type="float">
            <text:p>94.2789367122604</text:p>
          </table:table-cell>
          <table:table-cell office:value-type="float" office:value="94.1584288867143" calcext:value-type="float">
            <text:p>94.1584288867143</text:p>
          </table:table-cell>
          <table:table-cell office:value-type="float" office:value="103.924165254927" calcext:value-type="float">
            <text:p>103.924165254927</text:p>
          </table:table-cell>
          <table:table-cell office:value-type="float" office:value="81.0125145357448" calcext:value-type="float">
            <text:p>81.0125145357448</text:p>
          </table:table-cell>
          <table:table-cell office:value-type="float" office:value="89.6084109175056" calcext:value-type="float">
            <text:p>89.6084109175056</text:p>
          </table:table-cell>
          <table:table-cell office:value-type="float" office:value="107.094337743615" calcext:value-type="float">
            <text:p>107.094337743615</text:p>
          </table:table-cell>
          <table:table-cell office:value-type="float" office:value="94.243205758193" calcext:value-type="float">
            <text:p>94.243205758193</text:p>
          </table:table-cell>
          <table:table-cell office:value-type="float" office:value="93.0503525817191" calcext:value-type="float">
            <text:p>93.0503525817191</text:p>
          </table:table-cell>
          <table:table-cell office:value-type="float" office:value="88.7661995673558" calcext:value-type="float">
            <text:p>88.7661995673558</text:p>
          </table:table-cell>
          <table:table-cell office:value-type="float" office:value="86.4910132294732" calcext:value-type="float">
            <text:p>86.4910132294732</text:p>
          </table:table-cell>
          <table:table-cell office:value-type="float" office:value="124.083412055888" calcext:value-type="float">
            <text:p>124.083412055888</text:p>
          </table:table-cell>
          <table:table-cell office:value-type="float" office:value="128.34286359401" calcext:value-type="float">
            <text:p>128.34286359401</text:p>
          </table:table-cell>
          <table:table-cell office:value-type="float" office:value="90.4238146519535" calcext:value-type="float">
            <text:p>90.4238146519535</text:p>
          </table:table-cell>
          <table:table-cell office:value-type="float" office:value="87.546789603083" calcext:value-type="float">
            <text:p>87.546789603083</text:p>
          </table:table-cell>
          <table:table-cell office:value-type="float" office:value="99.5914676269209" calcext:value-type="float">
            <text:p>99.5914676269209</text:p>
          </table:table-cell>
          <table:table-cell office:value-type="float" office:value="93.6526727399595" calcext:value-type="float">
            <text:p>93.6526727399595</text:p>
          </table:table-cell>
          <table:table-cell office:value-type="float" office:value="86.4354161951607" calcext:value-type="float">
            <text:p>86.435416195160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4.4888780931718" calcext:value-type="float">
            <text:p>84.4888780931718</text:p>
          </table:table-cell>
          <table:table-cell office:value-type="float" office:value="98.6453904229876" calcext:value-type="float">
            <text:p>98.6453904229876</text:p>
          </table:table-cell>
          <table:table-cell office:value-type="float" office:value="94.6540905267826" calcext:value-type="float">
            <text:p>94.6540905267826</text:p>
          </table:table-cell>
          <table:table-cell office:value-type="float" office:value="93.9264059835046" calcext:value-type="float">
            <text:p>93.9264059835046</text:p>
          </table:table-cell>
          <table:table-cell office:value-type="float" office:value="95.3076519909185" calcext:value-type="float">
            <text:p>95.3076519909185</text:p>
          </table:table-cell>
          <table:table-cell office:value-type="float" office:value="98.6035569402392" calcext:value-type="float">
            <text:p>98.6035569402392</text:p>
          </table:table-cell>
          <table:table-cell office:value-type="float" office:value="95.8699450070131" calcext:value-type="float">
            <text:p>95.8699450070131</text:p>
          </table:table-cell>
          <table:table-cell office:value-type="float" office:value="92.7962006490416" calcext:value-type="float">
            <text:p>92.7962006490416</text:p>
          </table:table-cell>
          <table:table-cell office:value-type="float" office:value="88.3512139390976" calcext:value-type="float">
            <text:p>88.3512139390976</text:p>
          </table:table-cell>
          <table:table-cell office:value-type="float" office:value="98.462652994901" calcext:value-type="float">
            <text:p>98.462652994901</text:p>
          </table:table-cell>
          <table:table-cell office:value-type="float" office:value="123.531875866184" calcext:value-type="float">
            <text:p>123.531875866184</text:p>
          </table:table-cell>
          <table:table-cell office:value-type="float" office:value="80.4956639301679" calcext:value-type="float">
            <text:p>80.4956639301679</text:p>
          </table:table-cell>
          <table:table-cell office:value-type="float" office:value="88.1503829120291" calcext:value-type="float">
            <text:p>88.1503829120291</text:p>
          </table:table-cell>
          <table:table-cell office:value-type="float" office:value="100.452850265815" calcext:value-type="float">
            <text:p>100.452850265815</text:p>
          </table:table-cell>
          <table:table-cell office:value-type="float" office:value="95.5650865681206" calcext:value-type="float">
            <text:p>95.5650865681206</text:p>
          </table:table-cell>
          <table:table-cell office:value-type="float" office:value="87.9737036620227" calcext:value-type="float">
            <text:p>87.9737036620227</text:p>
          </table:table-cell>
          <table:table-cell office:value-type="float" office:value="84.1747763489512" calcext:value-type="float">
            <text:p>84.1747763489512</text:p>
          </table:table-cell>
          <table:table-cell office:value-type="float" office:value="96.3852792962317" calcext:value-type="float">
            <text:p>96.3852792962317</text:p>
          </table:table-cell>
          <table:table-cell office:value-type="float" office:value="79.7931198153544" calcext:value-type="float">
            <text:p>79.7931198153544</text:p>
          </table:table-cell>
          <table:table-cell office:value-type="float" office:value="87.1699367048128" calcext:value-type="float">
            <text:p>87.1699367048128</text:p>
          </table:table-cell>
          <table:table-cell office:value-type="float" office:value="105.723150876732" calcext:value-type="float">
            <text:p>105.723150876732</text:p>
          </table:table-cell>
          <table:table-cell office:value-type="float" office:value="104.262304869902" calcext:value-type="float">
            <text:p>104.262304869902</text:p>
          </table:table-cell>
          <table:table-cell office:value-type="float" office:value="99.5667838041911" calcext:value-type="float">
            <text:p>99.5667838041911</text:p>
          </table:table-cell>
          <table:table-cell office:value-type="float" office:value="99.3915255679311" calcext:value-type="float">
            <text:p>99.3915255679311</text:p>
          </table:table-cell>
          <table:table-cell office:value-type="float" office:value="88.6237840389337" calcext:value-type="float">
            <text:p>88.6237840389337</text:p>
          </table:table-cell>
          <table:table-cell office:value-type="float" office:value="93.0391989236536" calcext:value-type="float">
            <text:p>93.0391989236536</text:p>
          </table:table-cell>
          <table:table-cell office:value-type="float" office:value="96.3770117730906" calcext:value-type="float">
            <text:p>96.3770117730906</text:p>
          </table:table-cell>
          <table:table-cell office:value-type="float" office:value="89.0242837661341" calcext:value-type="float">
            <text:p>89.0242837661341</text:p>
          </table:table-cell>
          <table:table-cell office:value-type="float" office:value="93.5607545519374" calcext:value-type="float">
            <text:p>93.5607545519374</text:p>
          </table:table-cell>
          <table:table-cell office:value-type="float" office:value="96.0671670112061" calcext:value-type="float">
            <text:p>96.0671670112061</text:p>
          </table:table-cell>
          <table:table-cell office:value-type="float" office:value="95.2538017382405" calcext:value-type="float">
            <text:p>95.2538017382405</text:p>
          </table:table-cell>
          <table:table-cell office:value-type="float" office:value="95.1034460539472" calcext:value-type="float">
            <text:p>95.1034460539472</text:p>
          </table:table-cell>
          <table:table-cell office:value-type="float" office:value="61.0772418424344" calcext:value-type="float">
            <text:p>61.0772418424344</text:p>
          </table:table-cell>
          <table:table-cell office:value-type="float" office:value="94.4140027325091" calcext:value-type="float">
            <text:p>94.4140027325091</text:p>
          </table:table-cell>
          <table:table-cell office:value-type="float" office:value="90.5388044041891" calcext:value-type="float">
            <text:p>90.5388044041891</text:p>
          </table:table-cell>
          <table:table-cell office:value-type="float" office:value="80.2137405929916" calcext:value-type="float">
            <text:p>80.2137405929916</text:p>
          </table:table-cell>
          <table:table-cell office:value-type="float" office:value="92.1647659475529" calcext:value-type="float">
            <text:p>92.1647659475529</text:p>
          </table:table-cell>
          <table:table-cell office:value-type="float" office:value="97.6945945562336" calcext:value-type="float">
            <text:p>97.6945945562336</text:p>
          </table:table-cell>
          <table:table-cell office:value-type="float" office:value="95.6129323578127" calcext:value-type="float">
            <text:p>95.6129323578127</text:p>
          </table:table-cell>
          <table:table-cell office:value-type="float" office:value="88.6527356037382" calcext:value-type="float">
            <text:p>88.6527356037382</text:p>
          </table:table-cell>
          <table:table-cell office:value-type="float" office:value="108.239814666205" calcext:value-type="float">
            <text:p>108.239814666205</text:p>
          </table:table-cell>
          <table:table-cell office:value-type="float" office:value="95.8975781627748" calcext:value-type="float">
            <text:p>95.8975781627748</text:p>
          </table:table-cell>
          <table:table-cell office:value-type="float" office:value="99.8002602676952" calcext:value-type="float">
            <text:p>99.8002602676952</text:p>
          </table:table-cell>
          <table:table-cell office:value-type="float" office:value="110.368156822541" calcext:value-type="float">
            <text:p>110.368156822541</text:p>
          </table:table-cell>
          <table:table-cell office:value-type="float" office:value="98.9148364803603" calcext:value-type="float">
            <text:p>98.9148364803603</text:p>
          </table:table-cell>
          <table:table-cell office:value-type="float" office:value="98.5003414632672" calcext:value-type="float">
            <text:p>98.5003414632672</text:p>
          </table:table-cell>
          <table:table-cell office:value-type="float" office:value="94.020929538038" calcext:value-type="float">
            <text:p>94.020929538038</text:p>
          </table:table-cell>
          <table:table-cell office:value-type="float" office:value="91.7306458269302" calcext:value-type="float">
            <text:p>91.7306458269302</text:p>
          </table:table-cell>
          <table:table-cell office:value-type="float" office:value="95.4873196628985" calcext:value-type="float">
            <text:p>95.4873196628985</text:p>
          </table:table-cell>
          <table:table-cell office:value-type="float" office:value="67.696368800017" calcext:value-type="float">
            <text:p>67.696368800017</text:p>
          </table:table-cell>
          <table:table-cell office:value-type="float" office:value="108.432071914568" calcext:value-type="float">
            <text:p>108.432071914568</text:p>
          </table:table-cell>
          <table:table-cell office:value-type="float" office:value="92.2897730947924" calcext:value-type="float">
            <text:p>92.2897730947924</text:p>
          </table:table-cell>
          <table:table-cell office:value-type="float" office:value="91.8265134033269" calcext:value-type="float">
            <text:p>91.8265134033269</text:p>
          </table:table-cell>
          <table:table-cell office:value-type="float" office:value="92.8473948750313" calcext:value-type="float">
            <text:p>92.8473948750313</text:p>
          </table:table-cell>
          <table:table-cell office:value-type="float" office:value="93.0109250158359" calcext:value-type="float">
            <text:p>93.0109250158359</text:p>
          </table:table-cell>
          <table:table-cell office:value-type="float" office:value="95.8692189590675" calcext:value-type="float">
            <text:p>95.8692189590675</text:p>
          </table:table-cell>
          <table:table-cell office:value-type="float" office:value="94.5392898087443" calcext:value-type="float">
            <text:p>94.5392898087443</text:p>
          </table:table-cell>
          <table:table-cell office:value-type="float" office:value="104.897496744277" calcext:value-type="float">
            <text:p>104.897496744277</text:p>
          </table:table-cell>
          <table:table-cell office:value-type="float" office:value="86.3098112770069" calcext:value-type="float">
            <text:p>86.3098112770069</text:p>
          </table:table-cell>
          <table:table-cell office:value-type="float" office:value="93.7230653967384" calcext:value-type="float">
            <text:p>93.7230653967384</text:p>
          </table:table-cell>
          <table:table-cell office:value-type="float" office:value="101.17241380098" calcext:value-type="float">
            <text:p>101.17241380098</text:p>
          </table:table-cell>
          <table:table-cell office:value-type="float" office:value="95.8972584606053" calcext:value-type="float">
            <text:p>95.8972584606053</text:p>
          </table:table-cell>
          <table:table-cell office:value-type="float" office:value="94.7156320959117" calcext:value-type="float">
            <text:p>94.7156320959117</text:p>
          </table:table-cell>
          <table:table-cell office:value-type="float" office:value="95.5814434930528" calcext:value-type="float">
            <text:p>95.5814434930528</text:p>
          </table:table-cell>
          <table:table-cell office:value-type="float" office:value="86.59976193704" calcext:value-type="float">
            <text:p>86.59976193704</text:p>
          </table:table-cell>
          <table:table-cell office:value-type="float" office:value="119.346223858685" calcext:value-type="float">
            <text:p>119.346223858685</text:p>
          </table:table-cell>
          <table:table-cell office:value-type="float" office:value="123.515937538218" calcext:value-type="float">
            <text:p>123.515937538218</text:p>
          </table:table-cell>
          <table:table-cell office:value-type="float" office:value="97.8494985815649" calcext:value-type="float">
            <text:p>97.8494985815649</text:p>
          </table:table-cell>
          <table:table-cell office:value-type="float" office:value="96.9008358472312" calcext:value-type="float">
            <text:p>96.9008358472312</text:p>
          </table:table-cell>
          <table:table-cell office:value-type="float" office:value="89.8607714244215" calcext:value-type="float">
            <text:p>89.8607714244215</text:p>
          </table:table-cell>
          <table:table-cell office:value-type="float" office:value="91.9346571093501" calcext:value-type="float">
            <text:p>91.9346571093501</text:p>
          </table:table-cell>
          <table:table-cell office:value-type="float" office:value="93.5968069803352" calcext:value-type="float">
            <text:p>93.596806980335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92.635907147935" calcext:value-type="float">
            <text:p>92.635907147935</text:p>
          </table:table-cell>
          <table:table-cell office:value-type="float" office:value="94.6782332626348" calcext:value-type="float">
            <text:p>94.6782332626348</text:p>
          </table:table-cell>
          <table:table-cell office:value-type="float" office:value="99.3546195652174" calcext:value-type="float">
            <text:p>99.3546195652174</text:p>
          </table:table-cell>
          <table:table-cell office:value-type="float" office:value="97.3350099298919" calcext:value-type="float">
            <text:p>97.3350099298919</text:p>
          </table:table-cell>
          <table:table-cell office:value-type="float" office:value="98.5652903448384" calcext:value-type="float">
            <text:p>98.5652903448384</text:p>
          </table:table-cell>
          <table:table-cell office:value-type="float" office:value="95.4348965737845" calcext:value-type="float">
            <text:p>95.4348965737845</text:p>
          </table:table-cell>
          <table:table-cell office:value-type="float" office:value="99.9200606646405" calcext:value-type="float">
            <text:p>99.9200606646405</text:p>
          </table:table-cell>
          <table:table-cell office:value-type="float" office:value="94.8746594174564" calcext:value-type="float">
            <text:p>94.8746594174564</text:p>
          </table:table-cell>
          <table:table-cell office:value-type="float" office:value="91.9919926294829" calcext:value-type="float">
            <text:p>91.9919926294829</text:p>
          </table:table-cell>
          <table:table-cell office:value-type="float" office:value="100.885000762932" calcext:value-type="float">
            <text:p>100.885000762932</text:p>
          </table:table-cell>
          <table:table-cell office:value-type="float" office:value="106.117477078674" calcext:value-type="float">
            <text:p>106.117477078674</text:p>
          </table:table-cell>
          <table:table-cell office:value-type="float" office:value="85.4003481747328" calcext:value-type="float">
            <text:p>85.4003481747328</text:p>
          </table:table-cell>
          <table:table-cell office:value-type="float" office:value="97.6446179952811" calcext:value-type="float">
            <text:p>97.6446179952811</text:p>
          </table:table-cell>
          <table:table-cell office:value-type="float" office:value="101.248212037116" calcext:value-type="float">
            <text:p>101.248212037116</text:p>
          </table:table-cell>
          <table:table-cell office:value-type="float" office:value="100.641727586345" calcext:value-type="float">
            <text:p>100.641727586345</text:p>
          </table:table-cell>
          <table:table-cell office:value-type="float" office:value="99.6669053992316" calcext:value-type="float">
            <text:p>99.6669053992316</text:p>
          </table:table-cell>
          <table:table-cell office:value-type="float" office:value="93.4469760273337" calcext:value-type="float">
            <text:p>93.4469760273337</text:p>
          </table:table-cell>
          <table:table-cell office:value-type="float" office:value="97.8251949117768" calcext:value-type="float">
            <text:p>97.8251949117768</text:p>
          </table:table-cell>
          <table:table-cell office:value-type="float" office:value="78.0371811500216" calcext:value-type="float">
            <text:p>78.0371811500216</text:p>
          </table:table-cell>
          <table:table-cell office:value-type="float" office:value="92.6675674986615" calcext:value-type="float">
            <text:p>92.6675674986615</text:p>
          </table:table-cell>
          <table:table-cell office:value-type="float" office:value="111.348009590425" calcext:value-type="float">
            <text:p>111.348009590425</text:p>
          </table:table-cell>
          <table:table-cell office:value-type="float" office:value="94.583615436696" calcext:value-type="float">
            <text:p>94.583615436696</text:p>
          </table:table-cell>
          <table:table-cell office:value-type="float" office:value="100.707575942418" calcext:value-type="float">
            <text:p>100.707575942418</text:p>
          </table:table-cell>
          <table:table-cell office:value-type="float" office:value="106.262869770479" calcext:value-type="float">
            <text:p>106.262869770479</text:p>
          </table:table-cell>
          <table:table-cell office:value-type="float" office:value="91.8497851826021" calcext:value-type="float">
            <text:p>91.8497851826021</text:p>
          </table:table-cell>
          <table:table-cell office:value-type="float" office:value="101.206751421009" calcext:value-type="float">
            <text:p>101.206751421009</text:p>
          </table:table-cell>
          <table:table-cell office:value-type="float" office:value="99.0495140973937" calcext:value-type="float">
            <text:p>99.0495140973937</text:p>
          </table:table-cell>
          <table:table-cell office:value-type="float" office:value="92.8314030409812" calcext:value-type="float">
            <text:p>92.8314030409812</text:p>
          </table:table-cell>
          <table:table-cell office:value-type="float" office:value="96.1965806364228" calcext:value-type="float">
            <text:p>96.1965806364228</text:p>
          </table:table-cell>
          <table:table-cell office:value-type="float" office:value="101.651479470379" calcext:value-type="float">
            <text:p>101.651479470379</text:p>
          </table:table-cell>
          <table:table-cell office:value-type="float" office:value="101.853683081235" calcext:value-type="float">
            <text:p>101.853683081235</text:p>
          </table:table-cell>
          <table:table-cell office:value-type="float" office:value="95.2139460604959" calcext:value-type="float">
            <text:p>95.2139460604959</text:p>
          </table:table-cell>
          <table:table-cell office:value-type="float" office:value="65.5924602318238" calcext:value-type="float">
            <text:p>65.5924602318238</text:p>
          </table:table-cell>
          <table:table-cell office:value-type="float" office:value="100.496910274607" calcext:value-type="float">
            <text:p>100.496910274607</text:p>
          </table:table-cell>
          <table:table-cell office:value-type="float" office:value="98.2914585486279" calcext:value-type="float">
            <text:p>98.2914585486279</text:p>
          </table:table-cell>
          <table:table-cell office:value-type="float" office:value="83.0186189946106" calcext:value-type="float">
            <text:p>83.0186189946106</text:p>
          </table:table-cell>
          <table:table-cell office:value-type="float" office:value="91.8696875952121" calcext:value-type="float">
            <text:p>91.8696875952121</text:p>
          </table:table-cell>
          <table:table-cell office:value-type="float" office:value="99.4499584002152" calcext:value-type="float">
            <text:p>99.4499584002152</text:p>
          </table:table-cell>
          <table:table-cell office:value-type="float" office:value="99.5121453470143" calcext:value-type="float">
            <text:p>99.5121453470143</text:p>
          </table:table-cell>
          <table:table-cell office:value-type="float" office:value="91.2517491187591" calcext:value-type="float">
            <text:p>91.2517491187591</text:p>
          </table:table-cell>
          <table:table-cell office:value-type="float" office:value="103.722569806297" calcext:value-type="float">
            <text:p>103.722569806297</text:p>
          </table:table-cell>
          <table:table-cell office:value-type="float" office:value="103.302115990069" calcext:value-type="float">
            <text:p>103.302115990069</text:p>
          </table:table-cell>
          <table:table-cell office:value-type="float" office:value="107.396687301322" calcext:value-type="float">
            <text:p>107.396687301322</text:p>
          </table:table-cell>
          <table:table-cell office:value-type="float" office:value="111.544570719265" calcext:value-type="float">
            <text:p>111.544570719265</text:p>
          </table:table-cell>
          <table:table-cell office:value-type="float" office:value="102.40663165642" calcext:value-type="float">
            <text:p>102.40663165642</text:p>
          </table:table-cell>
          <table:table-cell office:value-type="float" office:value="98.8446970289676" calcext:value-type="float">
            <text:p>98.8446970289676</text:p>
          </table:table-cell>
          <table:table-cell office:value-type="float" office:value="99.0232232895366" calcext:value-type="float">
            <text:p>99.0232232895366</text:p>
          </table:table-cell>
          <table:table-cell office:value-type="float" office:value="92.2034483816239" calcext:value-type="float">
            <text:p>92.2034483816239</text:p>
          </table:table-cell>
          <table:table-cell office:value-type="float" office:value="98.7610324729392" calcext:value-type="float">
            <text:p>98.7610324729392</text:p>
          </table:table-cell>
          <table:table-cell office:value-type="float" office:value="98.7662414524661" calcext:value-type="float">
            <text:p>98.7662414524661</text:p>
          </table:table-cell>
          <table:table-cell office:value-type="float" office:value="99.5600340618791" calcext:value-type="float">
            <text:p>99.5600340618791</text:p>
          </table:table-cell>
          <table:table-cell office:value-type="float" office:value="96.1234743009821" calcext:value-type="float">
            <text:p>96.1234743009821</text:p>
          </table:table-cell>
          <table:table-cell office:value-type="float" office:value="96.6041659134592" calcext:value-type="float">
            <text:p>96.6041659134592</text:p>
          </table:table-cell>
          <table:table-cell office:value-type="float" office:value="98.551817514293" calcext:value-type="float">
            <text:p>98.551817514293</text:p>
          </table:table-cell>
          <table:table-cell office:value-type="float" office:value="101.091326089088" calcext:value-type="float">
            <text:p>101.091326089088</text:p>
          </table:table-cell>
          <table:table-cell office:value-type="float" office:value="98.0782730703587" calcext:value-type="float">
            <text:p>98.0782730703587</text:p>
          </table:table-cell>
          <table:table-cell office:value-type="float" office:value="93.7255042692102" calcext:value-type="float">
            <text:p>93.7255042692102</text:p>
          </table:table-cell>
          <table:table-cell office:value-type="float" office:value="107.101548715938" calcext:value-type="float">
            <text:p>107.101548715938</text:p>
          </table:table-cell>
          <table:table-cell office:value-type="float" office:value="104.200472269315" calcext:value-type="float">
            <text:p>104.200472269315</text:p>
          </table:table-cell>
          <table:table-cell office:value-type="float" office:value="91.625642652867" calcext:value-type="float">
            <text:p>91.625642652867</text:p>
          </table:table-cell>
          <table:table-cell office:value-type="float" office:value="101.245500662257" calcext:value-type="float">
            <text:p>101.245500662257</text:p>
          </table:table-cell>
          <table:table-cell office:value-type="float" office:value="101.167277496537" calcext:value-type="float">
            <text:p>101.167277496537</text:p>
          </table:table-cell>
          <table:table-cell office:value-type="float" office:value="100.342143224287" calcext:value-type="float">
            <text:p>100.342143224287</text:p>
          </table:table-cell>
          <table:table-cell office:value-type="float" office:value="104.598335237003" calcext:value-type="float">
            <text:p>104.598335237003</text:p>
          </table:table-cell>
          <table:table-cell office:value-type="float" office:value="91.9523693425196" calcext:value-type="float">
            <text:p>91.9523693425196</text:p>
          </table:table-cell>
          <table:table-cell office:value-type="float" office:value="110.671376564348" calcext:value-type="float">
            <text:p>110.671376564348</text:p>
          </table:table-cell>
          <table:table-cell office:value-type="float" office:value="99.7442846861745" calcext:value-type="float">
            <text:p>99.7442846861745</text:p>
          </table:table-cell>
          <table:table-cell office:value-type="float" office:value="100.183669713662" calcext:value-type="float">
            <text:p>100.183669713662</text:p>
          </table:table-cell>
          <table:table-cell office:value-type="float" office:value="98.2996475701463" calcext:value-type="float">
            <text:p>98.2996475701463</text:p>
          </table:table-cell>
          <table:table-cell office:value-type="float" office:value="97.3959938286378" calcext:value-type="float">
            <text:p>97.3959938286378</text:p>
          </table:table-cell>
          <table:table-cell office:value-type="float" office:value="101.086291645823" calcext:value-type="float">
            <text:p>101.086291645823</text:p>
          </table:table-cell>
          <table:table-cell office:value-type="float" office:value="98.4000881241265" calcext:value-type="float">
            <text:p>98.400088124126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number-columns-repeated="7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0.553708262687" calcext:value-type="float">
            <text:p>100.553708262687</text:p>
          </table:table-cell>
          <table:table-cell office:value-type="float" office:value="84.1819923312265" calcext:value-type="float">
            <text:p>84.1819923312265</text:p>
          </table:table-cell>
          <table:table-cell office:value-type="float" office:value="77.2700821675473" calcext:value-type="float">
            <text:p>77.2700821675473</text:p>
          </table:table-cell>
          <table:table-cell office:value-type="float" office:value="100.541380991686" calcext:value-type="float">
            <text:p>100.541380991686</text:p>
          </table:table-cell>
          <table:table-cell office:value-type="float" office:value="116.647538978823" calcext:value-type="float">
            <text:p>116.647538978823</text:p>
          </table:table-cell>
          <table:table-cell office:value-type="float" office:value="110.228240697823" calcext:value-type="float">
            <text:p>110.228240697823</text:p>
          </table:table-cell>
          <table:table-cell office:value-type="float" office:value="100.818795719389" calcext:value-type="float">
            <text:p>100.818795719389</text:p>
          </table:table-cell>
          <table:table-cell office:value-type="float" office:value="114.230682874459" calcext:value-type="float">
            <text:p>114.230682874459</text:p>
          </table:table-cell>
          <table:table-cell office:value-type="float" office:value="81.2742275954711" calcext:value-type="float">
            <text:p>81.2742275954711</text:p>
          </table:table-cell>
          <table:table-cell office:value-type="float" office:value="110.221220233902" calcext:value-type="float">
            <text:p>110.221220233902</text:p>
          </table:table-cell>
          <table:table-cell office:value-type="float" office:value="98.3204436092676" calcext:value-type="float">
            <text:p>98.3204436092676</text:p>
          </table:table-cell>
          <table:table-cell office:value-type="float" office:value="85.8087701471407" calcext:value-type="float">
            <text:p>85.8087701471407</text:p>
          </table:table-cell>
          <table:table-cell office:value-type="float" office:value="104.168065339484" calcext:value-type="float">
            <text:p>104.168065339484</text:p>
          </table:table-cell>
          <table:table-cell office:value-type="float" office:value="101.447519665587" calcext:value-type="float">
            <text:p>101.447519665587</text:p>
          </table:table-cell>
          <table:table-cell office:value-type="float" office:value="103.291076295481" calcext:value-type="float">
            <text:p>103.291076295481</text:p>
          </table:table-cell>
          <table:table-cell office:value-type="float" office:value="101.214816417237" calcext:value-type="float">
            <text:p>101.214816417237</text:p>
          </table:table-cell>
          <table:table-cell office:value-type="float" office:value="103.161782683106" calcext:value-type="float">
            <text:p>103.161782683106</text:p>
          </table:table-cell>
          <table:table-cell office:value-type="float" office:value="100.514681623227" calcext:value-type="float">
            <text:p>100.514681623227</text:p>
          </table:table-cell>
          <table:table-cell office:value-type="float" office:value="84.5747982619491" calcext:value-type="float">
            <text:p>84.5747982619491</text:p>
          </table:table-cell>
          <table:table-cell office:value-type="float" office:value="104.442335758895" calcext:value-type="float">
            <text:p>104.442335758895</text:p>
          </table:table-cell>
          <table:table-cell office:value-type="float" office:value="103.889713201735" calcext:value-type="float">
            <text:p>103.889713201735</text:p>
          </table:table-cell>
          <table:table-cell office:value-type="float" office:value="112.57253384913" calcext:value-type="float">
            <text:p>112.57253384913</text:p>
          </table:table-cell>
          <table:table-cell office:value-type="float" office:value="100.834234084421" calcext:value-type="float">
            <text:p>100.834234084421</text:p>
          </table:table-cell>
          <table:table-cell office:value-type="float" office:value="102.515267699916" calcext:value-type="float">
            <text:p>102.515267699916</text:p>
          </table:table-cell>
          <table:table-cell office:value-type="float" office:value="104.503345773299" calcext:value-type="float">
            <text:p>104.503345773299</text:p>
          </table:table-cell>
          <table:table-cell office:value-type="float" office:value="100.259266484263" calcext:value-type="float">
            <text:p>100.259266484263</text:p>
          </table:table-cell>
          <table:table-cell office:value-type="float" office:value="101.072344988702" calcext:value-type="float">
            <text:p>101.072344988702</text:p>
          </table:table-cell>
          <table:table-cell office:value-type="float" office:value="104.065455803247" calcext:value-type="float">
            <text:p>104.065455803247</text:p>
          </table:table-cell>
          <table:table-cell office:value-type="float" office:value="103.118847018006" calcext:value-type="float">
            <text:p>103.118847018006</text:p>
          </table:table-cell>
          <table:table-cell office:value-type="float" office:value="100.062171635161" calcext:value-type="float">
            <text:p>100.062171635161</text:p>
          </table:table-cell>
          <table:table-cell office:value-type="float" office:value="100.709868487428" calcext:value-type="float">
            <text:p>100.709868487428</text:p>
          </table:table-cell>
          <table:table-cell office:value-type="float" office:value="105.148071129944" calcext:value-type="float">
            <text:p>105.148071129944</text:p>
          </table:table-cell>
          <table:table-cell office:value-type="float" office:value="79.3033429337613" calcext:value-type="float">
            <text:p>79.3033429337613</text:p>
          </table:table-cell>
          <table:table-cell office:value-type="float" office:value="99.4157754222608" calcext:value-type="float">
            <text:p>99.4157754222608</text:p>
          </table:table-cell>
          <table:table-cell office:value-type="float" office:value="101.755680751771" calcext:value-type="float">
            <text:p>101.755680751771</text:p>
          </table:table-cell>
          <table:table-cell office:value-type="float" office:value="90.6945637734945" calcext:value-type="float">
            <text:p>90.6945637734945</text:p>
          </table:table-cell>
          <table:table-cell office:value-type="float" office:value="107.878810172122" calcext:value-type="float">
            <text:p>107.878810172122</text:p>
          </table:table-cell>
          <table:table-cell office:value-type="float" office:value="99.8228884710485" calcext:value-type="float">
            <text:p>99.8228884710485</text:p>
          </table:table-cell>
          <table:table-cell office:value-type="float" office:value="100.524334897926" calcext:value-type="float">
            <text:p>100.524334897926</text:p>
          </table:table-cell>
          <table:table-cell office:value-type="float" office:value="100.953987056199" calcext:value-type="float">
            <text:p>100.953987056199</text:p>
          </table:table-cell>
          <table:table-cell office:value-type="float" office:value="103.18056409869" calcext:value-type="float">
            <text:p>103.18056409869</text:p>
          </table:table-cell>
          <table:table-cell office:value-type="float" office:value="99.1673683855974" calcext:value-type="float">
            <text:p>99.1673683855974</text:p>
          </table:table-cell>
          <table:table-cell office:value-type="float" office:value="96.0138252604464" calcext:value-type="float">
            <text:p>96.0138252604464</text:p>
          </table:table-cell>
          <table:table-cell office:value-type="float" office:value="115.006640298099" calcext:value-type="float">
            <text:p>115.006640298099</text:p>
          </table:table-cell>
          <table:table-cell office:value-type="float" office:value="99.3303487590189" calcext:value-type="float">
            <text:p>99.3303487590189</text:p>
          </table:table-cell>
          <table:table-cell office:value-type="float" office:value="100.332688235914" calcext:value-type="float">
            <text:p>100.332688235914</text:p>
          </table:table-cell>
          <table:table-cell office:value-type="float" office:value="98.8806262030814" calcext:value-type="float">
            <text:p>98.8806262030814</text:p>
          </table:table-cell>
          <table:table-cell office:value-type="float" office:value="89.6654398205644" calcext:value-type="float">
            <text:p>89.6654398205644</text:p>
          </table:table-cell>
          <table:table-cell office:value-type="float" office:value="102.002771664336" calcext:value-type="float">
            <text:p>102.002771664336</text:p>
          </table:table-cell>
          <table:table-cell office:value-type="float" office:value="95.8849487391243" calcext:value-type="float">
            <text:p>95.8849487391243</text:p>
          </table:table-cell>
          <table:table-cell office:value-type="float" office:value="82.9826983998051" calcext:value-type="float">
            <text:p>82.9826983998051</text:p>
          </table:table-cell>
          <table:table-cell office:value-type="float" office:value="102.897809200428" calcext:value-type="float">
            <text:p>102.897809200428</text:p>
          </table:table-cell>
          <table:table-cell office:value-type="float" office:value="103.385216019979" calcext:value-type="float">
            <text:p>103.385216019979</text:p>
          </table:table-cell>
          <table:table-cell office:value-type="float" office:value="100.242910376784" calcext:value-type="float">
            <text:p>100.242910376784</text:p>
          </table:table-cell>
          <table:table-cell office:value-type="float" office:value="102.278386618871" calcext:value-type="float">
            <text:p>102.278386618871</text:p>
          </table:table-cell>
          <table:table-cell office:value-type="float" office:value="104.197759806425" calcext:value-type="float">
            <text:p>104.197759806425</text:p>
          </table:table-cell>
          <table:table-cell office:value-type="float" office:value="100.825730420957" calcext:value-type="float">
            <text:p>100.825730420957</text:p>
          </table:table-cell>
          <table:table-cell office:value-type="float" office:value="104.086004752074" calcext:value-type="float">
            <text:p>104.086004752074</text:p>
          </table:table-cell>
          <table:table-cell office:value-type="float" office:value="92.6390746714926" calcext:value-type="float">
            <text:p>92.6390746714926</text:p>
          </table:table-cell>
          <table:table-cell office:value-type="float" office:value="103.385007531915" calcext:value-type="float">
            <text:p>103.385007531915</text:p>
          </table:table-cell>
          <table:table-cell office:value-type="float" office:value="105.399735389773" calcext:value-type="float">
            <text:p>105.399735389773</text:p>
          </table:table-cell>
          <table:table-cell office:value-type="float" office:value="99.2341524518194" calcext:value-type="float">
            <text:p>99.2341524518194</text:p>
          </table:table-cell>
          <table:table-cell office:value-type="float" office:value="100.422463716249" calcext:value-type="float">
            <text:p>100.422463716249</text:p>
          </table:table-cell>
          <table:table-cell office:value-type="float" office:value="101.634534096024" calcext:value-type="float">
            <text:p>101.634534096024</text:p>
          </table:table-cell>
          <table:table-cell office:value-type="float" office:value="103.909651582913" calcext:value-type="float">
            <text:p>103.909651582913</text:p>
          </table:table-cell>
          <table:table-cell office:value-type="float" office:value="102.568774644487" calcext:value-type="float">
            <text:p>102.568774644487</text:p>
          </table:table-cell>
          <table:table-cell office:value-type="float" office:value="104.21652778648" calcext:value-type="float">
            <text:p>104.21652778648</text:p>
          </table:table-cell>
          <table:table-cell office:value-type="float" office:value="107.179905933614" calcext:value-type="float">
            <text:p>107.179905933614</text:p>
          </table:table-cell>
          <table:table-cell office:value-type="float" office:value="110.537001748689" calcext:value-type="float">
            <text:p>110.537001748689</text:p>
          </table:table-cell>
          <table:table-cell office:value-type="float" office:value="105.169367255269" calcext:value-type="float">
            <text:p>105.169367255269</text:p>
          </table:table-cell>
          <table:table-cell office:value-type="float" office:value="113.123235517956" calcext:value-type="float">
            <text:p>113.123235517956</text:p>
          </table:table-cell>
          <table:table-cell office:value-type="float" office:value="104.247862525103" calcext:value-type="float">
            <text:p>104.24786252510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0.285191512633" calcext:value-type="float">
            <text:p>100.285191512633</text:p>
          </table:table-cell>
          <table:table-cell office:value-type="float" office:value="80.3025450330528" calcext:value-type="float">
            <text:p>80.3025450330528</text:p>
          </table:table-cell>
          <table:table-cell office:value-type="float" office:value="68.2167468709711" calcext:value-type="float">
            <text:p>68.2167468709711</text:p>
          </table:table-cell>
          <table:table-cell office:value-type="float" office:value="104.954147075794" calcext:value-type="float">
            <text:p>104.954147075794</text:p>
          </table:table-cell>
          <table:table-cell office:value-type="float" office:value="135.546108036849" calcext:value-type="float">
            <text:p>135.546108036849</text:p>
          </table:table-cell>
          <table:table-cell office:value-type="float" office:value="109.933126209664" calcext:value-type="float">
            <text:p>109.933126209664</text:p>
          </table:table-cell>
          <table:table-cell office:value-type="float" office:value="94.0905390981276" calcext:value-type="float">
            <text:p>94.0905390981276</text:p>
          </table:table-cell>
          <table:table-cell office:value-type="float" office:value="118.347845762898" calcext:value-type="float">
            <text:p>118.347845762898</text:p>
          </table:table-cell>
          <table:table-cell office:value-type="float" office:value="95.8746184171227" calcext:value-type="float">
            <text:p>95.8746184171227</text:p>
          </table:table-cell>
          <table:table-cell office:value-type="float" office:value="109.084647440862" calcext:value-type="float">
            <text:p>109.084647440862</text:p>
          </table:table-cell>
          <table:table-cell office:value-type="float" office:value="92.2146803265008" calcext:value-type="float">
            <text:p>92.2146803265008</text:p>
          </table:table-cell>
          <table:table-cell office:value-type="float" office:value="102.487540567072" calcext:value-type="float">
            <text:p>102.487540567072</text:p>
          </table:table-cell>
          <table:table-cell office:value-type="float" office:value="106.54580345016" calcext:value-type="float">
            <text:p>106.54580345016</text:p>
          </table:table-cell>
          <table:table-cell office:value-type="float" office:value="101.391518907076" calcext:value-type="float">
            <text:p>101.391518907076</text:p>
          </table:table-cell>
          <table:table-cell office:value-type="float" office:value="102.651279178358" calcext:value-type="float">
            <text:p>102.651279178358</text:p>
          </table:table-cell>
          <table:table-cell office:value-type="float" office:value="103.131982781172" calcext:value-type="float">
            <text:p>103.131982781172</text:p>
          </table:table-cell>
          <table:table-cell office:value-type="float" office:value="119.050937768996" calcext:value-type="float">
            <text:p>119.050937768996</text:p>
          </table:table-cell>
          <table:table-cell office:value-type="float" office:value="89.3800900311071" calcext:value-type="float">
            <text:p>89.3800900311071</text:p>
          </table:table-cell>
          <table:table-cell office:value-type="float" office:value="26.7504952969104" calcext:value-type="float">
            <text:p>26.7504952969104</text:p>
          </table:table-cell>
          <table:table-cell office:value-type="float" office:value="111.407405433763" calcext:value-type="float">
            <text:p>111.407405433763</text:p>
          </table:table-cell>
          <table:table-cell office:value-type="float" office:value="96.2283351364579" calcext:value-type="float">
            <text:p>96.2283351364579</text:p>
          </table:table-cell>
          <table:table-cell office:value-type="float" office:value="96.9158126529952" calcext:value-type="float">
            <text:p>96.9158126529952</text:p>
          </table:table-cell>
          <table:table-cell office:value-type="float" office:value="99.663530324401" calcext:value-type="float">
            <text:p>99.663530324401</text:p>
          </table:table-cell>
          <table:table-cell office:value-type="float" office:value="107.329834156759" calcext:value-type="float">
            <text:p>107.329834156759</text:p>
          </table:table-cell>
          <table:table-cell office:value-type="float" office:value="116.846715846255" calcext:value-type="float">
            <text:p>116.846715846255</text:p>
          </table:table-cell>
          <table:table-cell office:value-type="float" office:value="98.3816102443623" calcext:value-type="float">
            <text:p>98.3816102443623</text:p>
          </table:table-cell>
          <table:table-cell office:value-type="float" office:value="102.510674720007" calcext:value-type="float">
            <text:p>102.510674720007</text:p>
          </table:table-cell>
          <table:table-cell office:value-type="float" office:value="115.608346931545" calcext:value-type="float">
            <text:p>115.608346931545</text:p>
          </table:table-cell>
          <table:table-cell office:value-type="float" office:value="107.129744287984" calcext:value-type="float">
            <text:p>107.129744287984</text:p>
          </table:table-cell>
          <table:table-cell office:value-type="float" office:value="96.0479609366554" calcext:value-type="float">
            <text:p>96.0479609366554</text:p>
          </table:table-cell>
          <table:table-cell office:value-type="float" office:value="98.0992925801245" calcext:value-type="float">
            <text:p>98.0992925801245</text:p>
          </table:table-cell>
          <table:table-cell office:value-type="float" office:value="109.257729957895" calcext:value-type="float">
            <text:p>109.257729957895</text:p>
          </table:table-cell>
          <table:table-cell office:value-type="float" office:value="74.450277216169" calcext:value-type="float">
            <text:p>74.450277216169</text:p>
          </table:table-cell>
          <table:table-cell office:value-type="float" office:value="99.6453654948024" calcext:value-type="float">
            <text:p>99.6453654948024</text:p>
          </table:table-cell>
          <table:table-cell office:value-type="float" office:value="99.2837618206207" calcext:value-type="float">
            <text:p>99.2837618206207</text:p>
          </table:table-cell>
          <table:table-cell office:value-type="float" office:value="90.6913431297107" calcext:value-type="float">
            <text:p>90.6913431297107</text:p>
          </table:table-cell>
          <table:table-cell office:value-type="float" office:value="96.5673257314354" calcext:value-type="float">
            <text:p>96.5673257314354</text:p>
          </table:table-cell>
          <table:table-cell office:value-type="float" office:value="97.9824401018039" calcext:value-type="float">
            <text:p>97.9824401018039</text:p>
          </table:table-cell>
          <table:table-cell office:value-type="float" office:value="98.8969451502403" calcext:value-type="float">
            <text:p>98.8969451502403</text:p>
          </table:table-cell>
          <table:table-cell office:value-type="float" office:value="93.9215038697946" calcext:value-type="float">
            <text:p>93.9215038697946</text:p>
          </table:table-cell>
          <table:table-cell office:value-type="float" office:value="113.600403283125" calcext:value-type="float">
            <text:p>113.600403283125</text:p>
          </table:table-cell>
          <table:table-cell office:value-type="float" office:value="98.9281259216992" calcext:value-type="float">
            <text:p>98.9281259216992</text:p>
          </table:table-cell>
          <table:table-cell office:value-type="float" office:value="102.196294683454" calcext:value-type="float">
            <text:p>102.196294683454</text:p>
          </table:table-cell>
          <table:table-cell office:value-type="float" office:value="122.906299498948" calcext:value-type="float">
            <text:p>122.906299498948</text:p>
          </table:table-cell>
          <table:table-cell office:value-type="float" office:value="98.1069027133155" calcext:value-type="float">
            <text:p>98.1069027133155</text:p>
          </table:table-cell>
          <table:table-cell office:value-type="float" office:value="99.2760100137644" calcext:value-type="float">
            <text:p>99.2760100137644</text:p>
          </table:table-cell>
          <table:table-cell office:value-type="float" office:value="97.8817242007277" calcext:value-type="float">
            <text:p>97.8817242007277</text:p>
          </table:table-cell>
          <table:table-cell office:value-type="float" office:value="98.6176064427981" calcext:value-type="float">
            <text:p>98.6176064427981</text:p>
          </table:table-cell>
          <table:table-cell office:value-type="float" office:value="101.041948352613" calcext:value-type="float">
            <text:p>101.041948352613</text:p>
          </table:table-cell>
          <table:table-cell office:value-type="float" office:value="91.0395208616945" calcext:value-type="float">
            <text:p>91.0395208616945</text:p>
          </table:table-cell>
          <table:table-cell office:value-type="float" office:value="76.9170205727877" calcext:value-type="float">
            <text:p>76.9170205727877</text:p>
          </table:table-cell>
          <table:table-cell office:value-type="float" office:value="107.200475373548" calcext:value-type="float">
            <text:p>107.200475373548</text:p>
          </table:table-cell>
          <table:table-cell office:value-type="float" office:value="104.536559844224" calcext:value-type="float">
            <text:p>104.536559844224</text:p>
          </table:table-cell>
          <table:table-cell office:value-type="float" office:value="97.8791308533303" calcext:value-type="float">
            <text:p>97.8791308533303</text:p>
          </table:table-cell>
          <table:table-cell office:value-type="float" office:value="99.2333222231013" calcext:value-type="float">
            <text:p>99.2333222231013</text:p>
          </table:table-cell>
          <table:table-cell office:value-type="float" office:value="105.441039526826" calcext:value-type="float">
            <text:p>105.441039526826</text:p>
          </table:table-cell>
          <table:table-cell office:value-type="float" office:value="97.480364683104" calcext:value-type="float">
            <text:p>97.480364683104</text:p>
          </table:table-cell>
          <table:table-cell office:value-type="float" office:value="100.007700871947" calcext:value-type="float">
            <text:p>100.007700871947</text:p>
          </table:table-cell>
          <table:table-cell office:value-type="float" office:value="82.9530650188883" calcext:value-type="float">
            <text:p>82.9530650188883</text:p>
          </table:table-cell>
          <table:table-cell office:value-type="float" office:value="105.211397152086" calcext:value-type="float">
            <text:p>105.211397152086</text:p>
          </table:table-cell>
          <table:table-cell office:value-type="float" office:value="107.908927426966" calcext:value-type="float">
            <text:p>107.908927426966</text:p>
          </table:table-cell>
          <table:table-cell office:value-type="float" office:value="99.090355053152" calcext:value-type="float">
            <text:p>99.090355053152</text:p>
          </table:table-cell>
          <table:table-cell office:value-type="float" office:value="99.9721560614433" calcext:value-type="float">
            <text:p>99.9721560614433</text:p>
          </table:table-cell>
          <table:table-cell office:value-type="float" office:value="106.450395477582" calcext:value-type="float">
            <text:p>106.450395477582</text:p>
          </table:table-cell>
          <table:table-cell office:value-type="float" office:value="100.949381222776" calcext:value-type="float">
            <text:p>100.949381222776</text:p>
          </table:table-cell>
          <table:table-cell office:value-type="float" office:value="101.06014403624" calcext:value-type="float">
            <text:p>101.06014403624</text:p>
          </table:table-cell>
          <table:table-cell office:value-type="float" office:value="122.124576881459" calcext:value-type="float">
            <text:p>122.124576881459</text:p>
          </table:table-cell>
          <table:table-cell office:value-type="float" office:value="114.128464041593" calcext:value-type="float">
            <text:p>114.128464041593</text:p>
          </table:table-cell>
          <table:table-cell office:value-type="float" office:value="120.015911179074" calcext:value-type="float">
            <text:p>120.015911179074</text:p>
          </table:table-cell>
          <table:table-cell office:value-type="float" office:value="102.356340667806" calcext:value-type="float">
            <text:p>102.356340667806</text:p>
          </table:table-cell>
          <table:table-cell office:value-type="float" office:value="113.061242064358" calcext:value-type="float">
            <text:p>113.061242064358</text:p>
          </table:table-cell>
          <table:table-cell office:value-type="float" office:value="113.451404325539" calcext:value-type="float">
            <text:p>113.4514043255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1">00/00/0000</text:date>, <text:time style:data-style-name="N2" text:time-value="15:55:20.3625979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3:56:46.420621344</meta:creation-date>
    <dc:date>2019-03-21T15:54:34.045374319</dc:date>
    <meta:editing-duration>PT1H36M41S</meta:editing-duration>
    <meta:editing-cycles>3</meta:editing-cycles>
    <meta:generator>LibreOffice/6.0.7.3$Linux_X86_64 LibreOffice_project/00m0$Build-3</meta:generator>
    <meta:document-statistic meta:table-count="1" meta:cell-count="1778" meta:object-count="0"/>
  </office:meta>
</office:document-meta>
</file>